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99" fo:border="0.99pt solid #000000"/>
    </style:style>
    <style:style style:name="ce3" style:family="table-cell" style:parent-style-name="Default">
      <style:table-cell-properties fo:background-color="#66ccff" fo:border="0.99pt solid #000000"/>
    </style:style>
    <style:style style:name="ce4" style:family="table-cell" style:parent-style-name="Default">
      <style:table-cell-properties fo:background-color="#66cc00" fo:border="0.99pt solid #000000"/>
    </style:style>
    <style:style style:name="ce5" style:family="table-cell" style:parent-style-name="Default">
      <style:table-cell-properties fo:background-color="#000000" fo:border="0.99pt solid #000000"/>
      <style:text-properties fo:color="#ffffff"/>
    </style:style>
    <style:style style:name="ce6" style:family="table-cell" style:parent-style-name="Default">
      <style:table-cell-properties fo:background-color="#ff6600" fo:border="0.99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14" table:default-cell-style-name="Default"/>
        <table:table-row table:style-name="ro1">
          <table:table-cell table:formula="of:=CHAR(IF(ROW([.A1])+COLUMN([.A1])+63&gt;90; ROW([.A1])+COLUMN([.A1])+63-26;(ROW([.A1])+COLUMN([.A1])+63)))" office:value-type="string" office:string-value="A" calcext:value-type="string">
            <text:p>A</text:p>
          </table:table-cell>
          <table:table-cell table:formula="of:=CHAR(IF(ROW([.B1])+COLUMN([.B1])+63&gt;90; ROW([.B1])+COLUMN([.B1])+63-26;(ROW([.B1])+COLUMN([.B1])+63)))" office:value-type="string" office:string-value="B" calcext:value-type="string">
            <text:p>B</text:p>
          </table:table-cell>
          <table:table-cell table:formula="of:=CHAR(IF(ROW([.C1])+COLUMN([.C1])+63&gt;90; ROW([.C1])+COLUMN([.C1])+63-26;(ROW([.C1])+COLUMN([.C1])+63)))" office:value-type="string" office:string-value="C" calcext:value-type="string">
            <text:p>C</text:p>
          </table:table-cell>
          <table:table-cell table:formula="of:=CHAR(IF(ROW([.D1])+COLUMN([.D1])+63&gt;90; ROW([.D1])+COLUMN([.D1])+63-26;(ROW([.D1])+COLUMN([.D1])+63)))" office:value-type="string" office:string-value="D" calcext:value-type="string">
            <text:p>D</text:p>
          </table:table-cell>
          <table:table-cell table:formula="of:=CHAR(IF(ROW([.E1])+COLUMN([.E1])+63&gt;90; ROW([.E1])+COLUMN([.E1])+63-26;(ROW([.E1])+COLUMN([.E1])+63)))" office:value-type="string" office:string-value="E" calcext:value-type="string">
            <text:p>E</text:p>
          </table:table-cell>
          <table:table-cell table:formula="of:=CHAR(IF(ROW([.F1])+COLUMN([.F1])+63&gt;90; ROW([.F1])+COLUMN([.F1])+63-26;(ROW([.F1])+COLUMN([.F1])+63)))" office:value-type="string" office:string-value="F" calcext:value-type="string">
            <text:p>F</text:p>
          </table:table-cell>
          <table:table-cell table:formula="of:=CHAR(IF(ROW([.G1])+COLUMN([.G1])+63&gt;90; ROW([.G1])+COLUMN([.G1])+63-26;(ROW([.G1])+COLUMN([.G1])+63)))" office:value-type="string" office:string-value="G" calcext:value-type="string">
            <text:p>G</text:p>
          </table:table-cell>
          <table:table-cell table:formula="of:=CHAR(IF(ROW([.H1])+COLUMN([.H1])+63&gt;90; ROW([.H1])+COLUMN([.H1])+63-26;(ROW([.H1])+COLUMN([.H1])+63)))" office:value-type="string" office:string-value="H" calcext:value-type="string">
            <text:p>H</text:p>
          </table:table-cell>
          <table:table-cell table:formula="of:=CHAR(IF(ROW([.I1])+COLUMN([.I1])+63&gt;90; ROW([.I1])+COLUMN([.I1])+63-26;(ROW([.I1])+COLUMN([.I1])+63)))" office:value-type="string" office:string-value="I" calcext:value-type="string">
            <text:p>I</text:p>
          </table:table-cell>
          <table:table-cell table:formula="of:=CHAR(IF(ROW([.J1])+COLUMN([.J1])+63&gt;90; ROW([.J1])+COLUMN([.J1])+63-26;(ROW([.J1])+COLUMN([.J1])+63)))" office:value-type="string" office:string-value="J" calcext:value-type="string">
            <text:p>J</text:p>
          </table:table-cell>
          <table:table-cell table:formula="of:=CHAR(IF(ROW([.K1])+COLUMN([.K1])+63&gt;90; ROW([.K1])+COLUMN([.K1])+63-26;(ROW([.K1])+COLUMN([.K1])+63)))" office:value-type="string" office:string-value="K" calcext:value-type="string">
            <text:p>K</text:p>
          </table:table-cell>
          <table:table-cell table:formula="of:=CHAR(IF(ROW([.L1])+COLUMN([.L1])+63&gt;90; ROW([.L1])+COLUMN([.L1])+63-26;(ROW([.L1])+COLUMN([.L1])+63)))" office:value-type="string" office:string-value="L" calcext:value-type="string">
            <text:p>L</text:p>
          </table:table-cell>
          <table:table-cell table:formula="of:=CHAR(IF(ROW([.M1])+COLUMN([.M1])+63&gt;90; ROW([.M1])+COLUMN([.M1])+63-26;(ROW([.M1])+COLUMN([.M1])+63)))" office:value-type="string" office:string-value="M" calcext:value-type="string">
            <text:p>M</text:p>
          </table:table-cell>
          <table:table-cell table:formula="of:=CHAR(IF(ROW([.N1])+COLUMN([.N1])+63&gt;90; ROW([.N1])+COLUMN([.N1])+63-26;(ROW([.N1])+COLUMN([.N1])+63)))" office:value-type="string" office:string-value="N" calcext:value-type="string">
            <text:p>N</text:p>
          </table:table-cell>
          <table:table-cell table:formula="of:=CHAR(IF(ROW([.O1])+COLUMN([.O1])+63&gt;90; ROW([.O1])+COLUMN([.O1])+63-26;(ROW([.O1])+COLUMN([.O1])+63)))" office:value-type="string" office:string-value="O" calcext:value-type="string">
            <text:p>O</text:p>
          </table:table-cell>
          <table:table-cell table:formula="of:=CHAR(IF(ROW([.P1])+COLUMN([.P1])+63&gt;90; ROW([.P1])+COLUMN([.P1])+63-26;(ROW([.P1])+COLUMN([.P1])+63)))" office:value-type="string" office:string-value="P" calcext:value-type="string">
            <text:p>P</text:p>
          </table:table-cell>
          <table:table-cell table:formula="of:=CHAR(IF(ROW([.Q1])+COLUMN([.Q1])+63&gt;90; ROW([.Q1])+COLUMN([.Q1])+63-26;(ROW([.Q1])+COLUMN([.Q1])+63)))" office:value-type="string" office:string-value="Q" calcext:value-type="string">
            <text:p>Q</text:p>
          </table:table-cell>
          <table:table-cell table:formula="of:=CHAR(IF(ROW([.R1])+COLUMN([.R1])+63&gt;90; ROW([.R1])+COLUMN([.R1])+63-26;(ROW([.R1])+COLUMN([.R1])+63)))" office:value-type="string" office:string-value="R" calcext:value-type="string">
            <text:p>R</text:p>
          </table:table-cell>
          <table:table-cell table:formula="of:=CHAR(IF(ROW([.S1])+COLUMN([.S1])+63&gt;90; ROW([.S1])+COLUMN([.S1])+63-26;(ROW([.S1])+COLUMN([.S1])+63)))" office:value-type="string" office:string-value="S" calcext:value-type="string">
            <text:p>S</text:p>
          </table:table-cell>
          <table:table-cell table:formula="of:=CHAR(IF(ROW([.T1])+COLUMN([.T1])+63&gt;90; ROW([.T1])+COLUMN([.T1])+63-26;(ROW([.T1])+COLUMN([.T1])+63)))" office:value-type="string" office:string-value="T" calcext:value-type="string">
            <text:p>T</text:p>
          </table:table-cell>
          <table:table-cell table:formula="of:=CHAR(IF(ROW([.U1])+COLUMN([.U1])+63&gt;90; ROW([.U1])+COLUMN([.U1])+63-26;(ROW([.U1])+COLUMN([.U1])+63)))" office:value-type="string" office:string-value="U" calcext:value-type="string">
            <text:p>U</text:p>
          </table:table-cell>
          <table:table-cell table:formula="of:=CHAR(IF(ROW([.V1])+COLUMN([.V1])+63&gt;90; ROW([.V1])+COLUMN([.V1])+63-26;(ROW([.V1])+COLUMN([.V1])+63)))" office:value-type="string" office:string-value="V" calcext:value-type="string">
            <text:p>V</text:p>
          </table:table-cell>
          <table:table-cell table:formula="of:=CHAR(IF(ROW([.W1])+COLUMN([.W1])+63&gt;90; ROW([.W1])+COLUMN([.W1])+63-26;(ROW([.W1])+COLUMN([.W1])+63)))" office:value-type="string" office:string-value="W" calcext:value-type="string">
            <text:p>W</text:p>
          </table:table-cell>
          <table:table-cell table:formula="of:=CHAR(IF(ROW([.X1])+COLUMN([.X1])+63&gt;90; ROW([.X1])+COLUMN([.X1])+63-26;(ROW([.X1])+COLUMN([.X1])+63)))" office:value-type="string" office:string-value="X" calcext:value-type="string">
            <text:p>X</text:p>
          </table:table-cell>
          <table:table-cell table:formula="of:=CHAR(IF(ROW([.Y1])+COLUMN([.Y1])+63&gt;90; ROW([.Y1])+COLUMN([.Y1])+63-26;(ROW([.Y1])+COLUMN([.Y1])+63)))" office:value-type="string" office:string-value="Y" calcext:value-type="string">
            <text:p>Y</text:p>
          </table:table-cell>
          <table:table-cell table:formula="of:=CHAR(IF(ROW([.Z1])+COLUMN([.Z1])+63&gt;90; ROW([.Z1])+COLUMN([.Z1])+63-26;(ROW([.Z1])+COLUMN([.Z1])+63)))" office:value-type="string" office:string-value="Z" calcext:value-type="string">
            <text:p>Z</text:p>
          </table:table-cell>
          <table:table-cell table:style-name="ce1" table:number-columns-repeated="14"/>
        </table:table-row>
        <table:table-row table:style-name="ro1">
          <table:table-cell table:formula="of:=CHAR(IF(ROW([.A2])+COLUMN([.A2])+63&gt;90; ROW([.A2])+COLUMN([.A2])+63-26;(ROW([.A2])+COLUMN([.A2])+63)))" office:value-type="string" office:string-value="B" calcext:value-type="string">
            <text:p>B</text:p>
          </table:table-cell>
          <table:table-cell table:formula="of:=CHAR(IF(ROW([.B2])+COLUMN([.B2])+63&gt;90; ROW([.B2])+COLUMN([.B2])+63-26;(ROW([.B2])+COLUMN([.B2])+63)))" office:value-type="string" office:string-value="C" calcext:value-type="string">
            <text:p>C</text:p>
          </table:table-cell>
          <table:table-cell table:formula="of:=CHAR(IF(ROW([.C2])+COLUMN([.C2])+63&gt;90; ROW([.C2])+COLUMN([.C2])+63-26;(ROW([.C2])+COLUMN([.C2])+63)))" office:value-type="string" office:string-value="D" calcext:value-type="string">
            <text:p>D</text:p>
          </table:table-cell>
          <table:table-cell table:formula="of:=CHAR(IF(ROW([.D2])+COLUMN([.D2])+63&gt;90; ROW([.D2])+COLUMN([.D2])+63-26;(ROW([.D2])+COLUMN([.D2])+63)))" office:value-type="string" office:string-value="E" calcext:value-type="string">
            <text:p>E</text:p>
          </table:table-cell>
          <table:table-cell table:formula="of:=CHAR(IF(ROW([.E2])+COLUMN([.E2])+63&gt;90; ROW([.E2])+COLUMN([.E2])+63-26;(ROW([.E2])+COLUMN([.E2])+63)))" office:value-type="string" office:string-value="F" calcext:value-type="string">
            <text:p>F</text:p>
          </table:table-cell>
          <table:table-cell table:formula="of:=CHAR(IF(ROW([.F2])+COLUMN([.F2])+63&gt;90; ROW([.F2])+COLUMN([.F2])+63-26;(ROW([.F2])+COLUMN([.F2])+63)))" office:value-type="string" office:string-value="G" calcext:value-type="string">
            <text:p>G</text:p>
          </table:table-cell>
          <table:table-cell table:formula="of:=CHAR(IF(ROW([.G2])+COLUMN([.G2])+63&gt;90; ROW([.G2])+COLUMN([.G2])+63-26;(ROW([.G2])+COLUMN([.G2])+63)))" office:value-type="string" office:string-value="H" calcext:value-type="string">
            <text:p>H</text:p>
          </table:table-cell>
          <table:table-cell table:formula="of:=CHAR(IF(ROW([.H2])+COLUMN([.H2])+63&gt;90; ROW([.H2])+COLUMN([.H2])+63-26;(ROW([.H2])+COLUMN([.H2])+63)))" office:value-type="string" office:string-value="I" calcext:value-type="string">
            <text:p>I</text:p>
          </table:table-cell>
          <table:table-cell table:formula="of:=CHAR(IF(ROW([.I2])+COLUMN([.I2])+63&gt;90; ROW([.I2])+COLUMN([.I2])+63-26;(ROW([.I2])+COLUMN([.I2])+63)))" office:value-type="string" office:string-value="J" calcext:value-type="string">
            <text:p>J</text:p>
          </table:table-cell>
          <table:table-cell table:formula="of:=CHAR(IF(ROW([.J2])+COLUMN([.J2])+63&gt;90; ROW([.J2])+COLUMN([.J2])+63-26;(ROW([.J2])+COLUMN([.J2])+63)))" office:value-type="string" office:string-value="K" calcext:value-type="string">
            <text:p>K</text:p>
          </table:table-cell>
          <table:table-cell table:formula="of:=CHAR(IF(ROW([.K2])+COLUMN([.K2])+63&gt;90; ROW([.K2])+COLUMN([.K2])+63-26;(ROW([.K2])+COLUMN([.K2])+63)))" office:value-type="string" office:string-value="L" calcext:value-type="string">
            <text:p>L</text:p>
          </table:table-cell>
          <table:table-cell table:formula="of:=CHAR(IF(ROW([.L2])+COLUMN([.L2])+63&gt;90; ROW([.L2])+COLUMN([.L2])+63-26;(ROW([.L2])+COLUMN([.L2])+63)))" office:value-type="string" office:string-value="M" calcext:value-type="string">
            <text:p>M</text:p>
          </table:table-cell>
          <table:table-cell table:formula="of:=CHAR(IF(ROW([.M2])+COLUMN([.M2])+63&gt;90; ROW([.M2])+COLUMN([.M2])+63-26;(ROW([.M2])+COLUMN([.M2])+63)))" office:value-type="string" office:string-value="N" calcext:value-type="string">
            <text:p>N</text:p>
          </table:table-cell>
          <table:table-cell table:formula="of:=CHAR(IF(ROW([.N2])+COLUMN([.N2])+63&gt;90; ROW([.N2])+COLUMN([.N2])+63-26;(ROW([.N2])+COLUMN([.N2])+63)))" office:value-type="string" office:string-value="O" calcext:value-type="string">
            <text:p>O</text:p>
          </table:table-cell>
          <table:table-cell table:formula="of:=CHAR(IF(ROW([.O2])+COLUMN([.O2])+63&gt;90; ROW([.O2])+COLUMN([.O2])+63-26;(ROW([.O2])+COLUMN([.O2])+63)))" office:value-type="string" office:string-value="P" calcext:value-type="string">
            <text:p>P</text:p>
          </table:table-cell>
          <table:table-cell table:formula="of:=CHAR(IF(ROW([.P2])+COLUMN([.P2])+63&gt;90; ROW([.P2])+COLUMN([.P2])+63-26;(ROW([.P2])+COLUMN([.P2])+63)))" office:value-type="string" office:string-value="Q" calcext:value-type="string">
            <text:p>Q</text:p>
          </table:table-cell>
          <table:table-cell table:formula="of:=CHAR(IF(ROW([.Q2])+COLUMN([.Q2])+63&gt;90; ROW([.Q2])+COLUMN([.Q2])+63-26;(ROW([.Q2])+COLUMN([.Q2])+63)))" office:value-type="string" office:string-value="R" calcext:value-type="string">
            <text:p>R</text:p>
          </table:table-cell>
          <table:table-cell table:formula="of:=CHAR(IF(ROW([.R2])+COLUMN([.R2])+63&gt;90; ROW([.R2])+COLUMN([.R2])+63-26;(ROW([.R2])+COLUMN([.R2])+63)))" office:value-type="string" office:string-value="S" calcext:value-type="string">
            <text:p>S</text:p>
          </table:table-cell>
          <table:table-cell table:formula="of:=CHAR(IF(ROW([.S2])+COLUMN([.S2])+63&gt;90; ROW([.S2])+COLUMN([.S2])+63-26;(ROW([.S2])+COLUMN([.S2])+63)))" office:value-type="string" office:string-value="T" calcext:value-type="string">
            <text:p>T</text:p>
          </table:table-cell>
          <table:table-cell table:formula="of:=CHAR(IF(ROW([.T2])+COLUMN([.T2])+63&gt;90; ROW([.T2])+COLUMN([.T2])+63-26;(ROW([.T2])+COLUMN([.T2])+63)))" office:value-type="string" office:string-value="U" calcext:value-type="string">
            <text:p>U</text:p>
          </table:table-cell>
          <table:table-cell table:formula="of:=CHAR(IF(ROW([.U2])+COLUMN([.U2])+63&gt;90; ROW([.U2])+COLUMN([.U2])+63-26;(ROW([.U2])+COLUMN([.U2])+63)))" office:value-type="string" office:string-value="V" calcext:value-type="string">
            <text:p>V</text:p>
          </table:table-cell>
          <table:table-cell table:formula="of:=CHAR(IF(ROW([.V2])+COLUMN([.V2])+63&gt;90; ROW([.V2])+COLUMN([.V2])+63-26;(ROW([.V2])+COLUMN([.V2])+63)))" office:value-type="string" office:string-value="W" calcext:value-type="string">
            <text:p>W</text:p>
          </table:table-cell>
          <table:table-cell table:formula="of:=CHAR(IF(ROW([.W2])+COLUMN([.W2])+63&gt;90; ROW([.W2])+COLUMN([.W2])+63-26;(ROW([.W2])+COLUMN([.W2])+63)))" office:value-type="string" office:string-value="X" calcext:value-type="string">
            <text:p>X</text:p>
          </table:table-cell>
          <table:table-cell table:formula="of:=CHAR(IF(ROW([.X2])+COLUMN([.X2])+63&gt;90; ROW([.X2])+COLUMN([.X2])+63-26;(ROW([.X2])+COLUMN([.X2])+63)))" office:value-type="string" office:string-value="Y" calcext:value-type="string">
            <text:p>Y</text:p>
          </table:table-cell>
          <table:table-cell table:formula="of:=CHAR(IF(ROW([.Y2])+COLUMN([.Y2])+63&gt;90; ROW([.Y2])+COLUMN([.Y2])+63-26;(ROW([.Y2])+COLUMN([.Y2])+63)))" office:value-type="string" office:string-value="Z" calcext:value-type="string">
            <text:p>Z</text:p>
          </table:table-cell>
          <table:table-cell table:formula="of:=CHAR(IF(ROW([.Z2])+COLUMN([.Z2])+63&gt;90; ROW([.Z2])+COLUMN([.Z2])+63-26;(ROW([.Z2])+COLUMN([.Z2])+63)))" office:value-type="string" office:string-value="A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table:formula="of:=CHAR(IF(ROW([.A3])+COLUMN([.A3])+63&gt;90; ROW([.A3])+COLUMN([.A3])+63-26;(ROW([.A3])+COLUMN([.A3])+63)))" office:value-type="string" office:string-value="C" calcext:value-type="string">
            <text:p>C</text:p>
          </table:table-cell>
          <table:table-cell table:formula="of:=CHAR(IF(ROW([.B3])+COLUMN([.B3])+63&gt;90; ROW([.B3])+COLUMN([.B3])+63-26;(ROW([.B3])+COLUMN([.B3])+63)))" office:value-type="string" office:string-value="D" calcext:value-type="string">
            <text:p>D</text:p>
          </table:table-cell>
          <table:table-cell table:formula="of:=CHAR(IF(ROW([.C3])+COLUMN([.C3])+63&gt;90; ROW([.C3])+COLUMN([.C3])+63-26;(ROW([.C3])+COLUMN([.C3])+63)))" office:value-type="string" office:string-value="E" calcext:value-type="string">
            <text:p>E</text:p>
          </table:table-cell>
          <table:table-cell table:formula="of:=CHAR(IF(ROW([.D3])+COLUMN([.D3])+63&gt;90; ROW([.D3])+COLUMN([.D3])+63-26;(ROW([.D3])+COLUMN([.D3])+63)))" office:value-type="string" office:string-value="F" calcext:value-type="string">
            <text:p>F</text:p>
          </table:table-cell>
          <table:table-cell table:formula="of:=CHAR(IF(ROW([.E3])+COLUMN([.E3])+63&gt;90; ROW([.E3])+COLUMN([.E3])+63-26;(ROW([.E3])+COLUMN([.E3])+63)))" office:value-type="string" office:string-value="G" calcext:value-type="string">
            <text:p>G</text:p>
          </table:table-cell>
          <table:table-cell table:formula="of:=CHAR(IF(ROW([.F3])+COLUMN([.F3])+63&gt;90; ROW([.F3])+COLUMN([.F3])+63-26;(ROW([.F3])+COLUMN([.F3])+63)))" office:value-type="string" office:string-value="H" calcext:value-type="string">
            <text:p>H</text:p>
          </table:table-cell>
          <table:table-cell table:formula="of:=CHAR(IF(ROW([.G3])+COLUMN([.G3])+63&gt;90; ROW([.G3])+COLUMN([.G3])+63-26;(ROW([.G3])+COLUMN([.G3])+63)))" office:value-type="string" office:string-value="I" calcext:value-type="string">
            <text:p>I</text:p>
          </table:table-cell>
          <table:table-cell table:formula="of:=CHAR(IF(ROW([.H3])+COLUMN([.H3])+63&gt;90; ROW([.H3])+COLUMN([.H3])+63-26;(ROW([.H3])+COLUMN([.H3])+63)))" office:value-type="string" office:string-value="J" calcext:value-type="string">
            <text:p>J</text:p>
          </table:table-cell>
          <table:table-cell table:formula="of:=CHAR(IF(ROW([.I3])+COLUMN([.I3])+63&gt;90; ROW([.I3])+COLUMN([.I3])+63-26;(ROW([.I3])+COLUMN([.I3])+63)))" office:value-type="string" office:string-value="K" calcext:value-type="string">
            <text:p>K</text:p>
          </table:table-cell>
          <table:table-cell table:formula="of:=CHAR(IF(ROW([.J3])+COLUMN([.J3])+63&gt;90; ROW([.J3])+COLUMN([.J3])+63-26;(ROW([.J3])+COLUMN([.J3])+63)))" office:value-type="string" office:string-value="L" calcext:value-type="string">
            <text:p>L</text:p>
          </table:table-cell>
          <table:table-cell table:formula="of:=CHAR(IF(ROW([.K3])+COLUMN([.K3])+63&gt;90; ROW([.K3])+COLUMN([.K3])+63-26;(ROW([.K3])+COLUMN([.K3])+63)))" office:value-type="string" office:string-value="M" calcext:value-type="string">
            <text:p>M</text:p>
          </table:table-cell>
          <table:table-cell table:formula="of:=CHAR(IF(ROW([.L3])+COLUMN([.L3])+63&gt;90; ROW([.L3])+COLUMN([.L3])+63-26;(ROW([.L3])+COLUMN([.L3])+63)))" office:value-type="string" office:string-value="N" calcext:value-type="string">
            <text:p>N</text:p>
          </table:table-cell>
          <table:table-cell table:formula="of:=CHAR(IF(ROW([.M3])+COLUMN([.M3])+63&gt;90; ROW([.M3])+COLUMN([.M3])+63-26;(ROW([.M3])+COLUMN([.M3])+63)))" office:value-type="string" office:string-value="O" calcext:value-type="string">
            <text:p>O</text:p>
          </table:table-cell>
          <table:table-cell table:formula="of:=CHAR(IF(ROW([.N3])+COLUMN([.N3])+63&gt;90; ROW([.N3])+COLUMN([.N3])+63-26;(ROW([.N3])+COLUMN([.N3])+63)))" office:value-type="string" office:string-value="P" calcext:value-type="string">
            <text:p>P</text:p>
          </table:table-cell>
          <table:table-cell table:formula="of:=CHAR(IF(ROW([.O3])+COLUMN([.O3])+63&gt;90; ROW([.O3])+COLUMN([.O3])+63-26;(ROW([.O3])+COLUMN([.O3])+63)))" office:value-type="string" office:string-value="Q" calcext:value-type="string">
            <text:p>Q</text:p>
          </table:table-cell>
          <table:table-cell table:formula="of:=CHAR(IF(ROW([.P3])+COLUMN([.P3])+63&gt;90; ROW([.P3])+COLUMN([.P3])+63-26;(ROW([.P3])+COLUMN([.P3])+63)))" office:value-type="string" office:string-value="R" calcext:value-type="string">
            <text:p>R</text:p>
          </table:table-cell>
          <table:table-cell table:formula="of:=CHAR(IF(ROW([.Q3])+COLUMN([.Q3])+63&gt;90; ROW([.Q3])+COLUMN([.Q3])+63-26;(ROW([.Q3])+COLUMN([.Q3])+63)))" office:value-type="string" office:string-value="S" calcext:value-type="string">
            <text:p>S</text:p>
          </table:table-cell>
          <table:table-cell table:formula="of:=CHAR(IF(ROW([.R3])+COLUMN([.R3])+63&gt;90; ROW([.R3])+COLUMN([.R3])+63-26;(ROW([.R3])+COLUMN([.R3])+63)))" office:value-type="string" office:string-value="T" calcext:value-type="string">
            <text:p>T</text:p>
          </table:table-cell>
          <table:table-cell table:formula="of:=CHAR(IF(ROW([.S3])+COLUMN([.S3])+63&gt;90; ROW([.S3])+COLUMN([.S3])+63-26;(ROW([.S3])+COLUMN([.S3])+63)))" office:value-type="string" office:string-value="U" calcext:value-type="string">
            <text:p>U</text:p>
          </table:table-cell>
          <table:table-cell table:formula="of:=CHAR(IF(ROW([.T3])+COLUMN([.T3])+63&gt;90; ROW([.T3])+COLUMN([.T3])+63-26;(ROW([.T3])+COLUMN([.T3])+63)))" office:value-type="string" office:string-value="V" calcext:value-type="string">
            <text:p>V</text:p>
          </table:table-cell>
          <table:table-cell table:formula="of:=CHAR(IF(ROW([.U3])+COLUMN([.U3])+63&gt;90; ROW([.U3])+COLUMN([.U3])+63-26;(ROW([.U3])+COLUMN([.U3])+63)))" office:value-type="string" office:string-value="W" calcext:value-type="string">
            <text:p>W</text:p>
          </table:table-cell>
          <table:table-cell table:formula="of:=CHAR(IF(ROW([.V3])+COLUMN([.V3])+63&gt;90; ROW([.V3])+COLUMN([.V3])+63-26;(ROW([.V3])+COLUMN([.V3])+63)))" office:value-type="string" office:string-value="X" calcext:value-type="string">
            <text:p>X</text:p>
          </table:table-cell>
          <table:table-cell table:formula="of:=CHAR(IF(ROW([.W3])+COLUMN([.W3])+63&gt;90; ROW([.W3])+COLUMN([.W3])+63-26;(ROW([.W3])+COLUMN([.W3])+63)))" office:value-type="string" office:string-value="Y" calcext:value-type="string">
            <text:p>Y</text:p>
          </table:table-cell>
          <table:table-cell table:formula="of:=CHAR(IF(ROW([.X3])+COLUMN([.X3])+63&gt;90; ROW([.X3])+COLUMN([.X3])+63-26;(ROW([.X3])+COLUMN([.X3])+63)))" office:value-type="string" office:string-value="Z" calcext:value-type="string">
            <text:p>Z</text:p>
          </table:table-cell>
          <table:table-cell table:formula="of:=CHAR(IF(ROW([.Y3])+COLUMN([.Y3])+63&gt;90; ROW([.Y3])+COLUMN([.Y3])+63-26;(ROW([.Y3])+COLUMN([.Y3])+63)))" office:value-type="string" office:string-value="A" calcext:value-type="string">
            <text:p>A</text:p>
          </table:table-cell>
          <table:table-cell table:formula="of:=CHAR(IF(ROW([.Z3])+COLUMN([.Z3])+63&gt;90; ROW([.Z3])+COLUMN([.Z3])+63-26;(ROW([.Z3])+COLUMN([.Z3])+63)))" office:value-type="string" office:string-value="B" calcext:value-type="string">
            <text:p>B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</table:table-row>
        <table:table-row table:style-name="ro1">
          <table:table-cell table:formula="of:=CHAR(IF(ROW([.A4])+COLUMN([.A4])+63&gt;90; ROW([.A4])+COLUMN([.A4])+63-26;(ROW([.A4])+COLUMN([.A4])+63)))" office:value-type="string" office:string-value="D" calcext:value-type="string">
            <text:p>D</text:p>
          </table:table-cell>
          <table:table-cell table:formula="of:=CHAR(IF(ROW([.B4])+COLUMN([.B4])+63&gt;90; ROW([.B4])+COLUMN([.B4])+63-26;(ROW([.B4])+COLUMN([.B4])+63)))" office:value-type="string" office:string-value="E" calcext:value-type="string">
            <text:p>E</text:p>
          </table:table-cell>
          <table:table-cell table:formula="of:=CHAR(IF(ROW([.C4])+COLUMN([.C4])+63&gt;90; ROW([.C4])+COLUMN([.C4])+63-26;(ROW([.C4])+COLUMN([.C4])+63)))" office:value-type="string" office:string-value="F" calcext:value-type="string">
            <text:p>F</text:p>
          </table:table-cell>
          <table:table-cell table:formula="of:=CHAR(IF(ROW([.D4])+COLUMN([.D4])+63&gt;90; ROW([.D4])+COLUMN([.D4])+63-26;(ROW([.D4])+COLUMN([.D4])+63)))" office:value-type="string" office:string-value="G" calcext:value-type="string">
            <text:p>G</text:p>
          </table:table-cell>
          <table:table-cell table:formula="of:=CHAR(IF(ROW([.E4])+COLUMN([.E4])+63&gt;90; ROW([.E4])+COLUMN([.E4])+63-26;(ROW([.E4])+COLUMN([.E4])+63)))" office:value-type="string" office:string-value="H" calcext:value-type="string">
            <text:p>H</text:p>
          </table:table-cell>
          <table:table-cell table:formula="of:=CHAR(IF(ROW([.F4])+COLUMN([.F4])+63&gt;90; ROW([.F4])+COLUMN([.F4])+63-26;(ROW([.F4])+COLUMN([.F4])+63)))" office:value-type="string" office:string-value="I" calcext:value-type="string">
            <text:p>I</text:p>
          </table:table-cell>
          <table:table-cell table:formula="of:=CHAR(IF(ROW([.G4])+COLUMN([.G4])+63&gt;90; ROW([.G4])+COLUMN([.G4])+63-26;(ROW([.G4])+COLUMN([.G4])+63)))" office:value-type="string" office:string-value="J" calcext:value-type="string">
            <text:p>J</text:p>
          </table:table-cell>
          <table:table-cell table:formula="of:=CHAR(IF(ROW([.H4])+COLUMN([.H4])+63&gt;90; ROW([.H4])+COLUMN([.H4])+63-26;(ROW([.H4])+COLUMN([.H4])+63)))" office:value-type="string" office:string-value="K" calcext:value-type="string">
            <text:p>K</text:p>
          </table:table-cell>
          <table:table-cell table:formula="of:=CHAR(IF(ROW([.I4])+COLUMN([.I4])+63&gt;90; ROW([.I4])+COLUMN([.I4])+63-26;(ROW([.I4])+COLUMN([.I4])+63)))" office:value-type="string" office:string-value="L" calcext:value-type="string">
            <text:p>L</text:p>
          </table:table-cell>
          <table:table-cell table:formula="of:=CHAR(IF(ROW([.J4])+COLUMN([.J4])+63&gt;90; ROW([.J4])+COLUMN([.J4])+63-26;(ROW([.J4])+COLUMN([.J4])+63)))" office:value-type="string" office:string-value="M" calcext:value-type="string">
            <text:p>M</text:p>
          </table:table-cell>
          <table:table-cell table:formula="of:=CHAR(IF(ROW([.K4])+COLUMN([.K4])+63&gt;90; ROW([.K4])+COLUMN([.K4])+63-26;(ROW([.K4])+COLUMN([.K4])+63)))" office:value-type="string" office:string-value="N" calcext:value-type="string">
            <text:p>N</text:p>
          </table:table-cell>
          <table:table-cell table:formula="of:=CHAR(IF(ROW([.L4])+COLUMN([.L4])+63&gt;90; ROW([.L4])+COLUMN([.L4])+63-26;(ROW([.L4])+COLUMN([.L4])+63)))" office:value-type="string" office:string-value="O" calcext:value-type="string">
            <text:p>O</text:p>
          </table:table-cell>
          <table:table-cell table:formula="of:=CHAR(IF(ROW([.M4])+COLUMN([.M4])+63&gt;90; ROW([.M4])+COLUMN([.M4])+63-26;(ROW([.M4])+COLUMN([.M4])+63)))" office:value-type="string" office:string-value="P" calcext:value-type="string">
            <text:p>P</text:p>
          </table:table-cell>
          <table:table-cell table:formula="of:=CHAR(IF(ROW([.N4])+COLUMN([.N4])+63&gt;90; ROW([.N4])+COLUMN([.N4])+63-26;(ROW([.N4])+COLUMN([.N4])+63)))" office:value-type="string" office:string-value="Q" calcext:value-type="string">
            <text:p>Q</text:p>
          </table:table-cell>
          <table:table-cell table:formula="of:=CHAR(IF(ROW([.O4])+COLUMN([.O4])+63&gt;90; ROW([.O4])+COLUMN([.O4])+63-26;(ROW([.O4])+COLUMN([.O4])+63)))" office:value-type="string" office:string-value="R" calcext:value-type="string">
            <text:p>R</text:p>
          </table:table-cell>
          <table:table-cell table:formula="of:=CHAR(IF(ROW([.P4])+COLUMN([.P4])+63&gt;90; ROW([.P4])+COLUMN([.P4])+63-26;(ROW([.P4])+COLUMN([.P4])+63)))" office:value-type="string" office:string-value="S" calcext:value-type="string">
            <text:p>S</text:p>
          </table:table-cell>
          <table:table-cell table:formula="of:=CHAR(IF(ROW([.Q4])+COLUMN([.Q4])+63&gt;90; ROW([.Q4])+COLUMN([.Q4])+63-26;(ROW([.Q4])+COLUMN([.Q4])+63)))" office:value-type="string" office:string-value="T" calcext:value-type="string">
            <text:p>T</text:p>
          </table:table-cell>
          <table:table-cell table:formula="of:=CHAR(IF(ROW([.R4])+COLUMN([.R4])+63&gt;90; ROW([.R4])+COLUMN([.R4])+63-26;(ROW([.R4])+COLUMN([.R4])+63)))" office:value-type="string" office:string-value="U" calcext:value-type="string">
            <text:p>U</text:p>
          </table:table-cell>
          <table:table-cell table:formula="of:=CHAR(IF(ROW([.S4])+COLUMN([.S4])+63&gt;90; ROW([.S4])+COLUMN([.S4])+63-26;(ROW([.S4])+COLUMN([.S4])+63)))" office:value-type="string" office:string-value="V" calcext:value-type="string">
            <text:p>V</text:p>
          </table:table-cell>
          <table:table-cell table:formula="of:=CHAR(IF(ROW([.T4])+COLUMN([.T4])+63&gt;90; ROW([.T4])+COLUMN([.T4])+63-26;(ROW([.T4])+COLUMN([.T4])+63)))" office:value-type="string" office:string-value="W" calcext:value-type="string">
            <text:p>W</text:p>
          </table:table-cell>
          <table:table-cell table:formula="of:=CHAR(IF(ROW([.U4])+COLUMN([.U4])+63&gt;90; ROW([.U4])+COLUMN([.U4])+63-26;(ROW([.U4])+COLUMN([.U4])+63)))" office:value-type="string" office:string-value="X" calcext:value-type="string">
            <text:p>X</text:p>
          </table:table-cell>
          <table:table-cell table:formula="of:=CHAR(IF(ROW([.V4])+COLUMN([.V4])+63&gt;90; ROW([.V4])+COLUMN([.V4])+63-26;(ROW([.V4])+COLUMN([.V4])+63)))" office:value-type="string" office:string-value="Y" calcext:value-type="string">
            <text:p>Y</text:p>
          </table:table-cell>
          <table:table-cell table:formula="of:=CHAR(IF(ROW([.W4])+COLUMN([.W4])+63&gt;90; ROW([.W4])+COLUMN([.W4])+63-26;(ROW([.W4])+COLUMN([.W4])+63)))" office:value-type="string" office:string-value="Z" calcext:value-type="string">
            <text:p>Z</text:p>
          </table:table-cell>
          <table:table-cell table:formula="of:=CHAR(IF(ROW([.X4])+COLUMN([.X4])+63&gt;90; ROW([.X4])+COLUMN([.X4])+63-26;(ROW([.X4])+COLUMN([.X4])+63)))" office:value-type="string" office:string-value="A" calcext:value-type="string">
            <text:p>A</text:p>
          </table:table-cell>
          <table:table-cell table:formula="of:=CHAR(IF(ROW([.Y4])+COLUMN([.Y4])+63&gt;90; ROW([.Y4])+COLUMN([.Y4])+63-26;(ROW([.Y4])+COLUMN([.Y4])+63)))" office:value-type="string" office:string-value="B" calcext:value-type="string">
            <text:p>B</text:p>
          </table:table-cell>
          <table:table-cell table:formula="of:=CHAR(IF(ROW([.Z4])+COLUMN([.Z4])+63&gt;90; ROW([.Z4])+COLUMN([.Z4])+63-26;(ROW([.Z4])+COLUMN([.Z4])+63)))" office:value-type="string" office:string-value="C" calcext:value-type="string">
            <text:p>C</text:p>
          </table:table-cell>
          <table:table-cell table:style-name="ce4" table:formula="of:=CODE([.AA3])-64" office:value-type="float" office:value="19" calcext:value-type="float">
            <text:p>19</text:p>
          </table:table-cell>
          <table:table-cell table:style-name="ce4" table:formula="of:=CODE([.AB3])-64" office:value-type="float" office:value="5" calcext:value-type="float">
            <text:p>5</text:p>
          </table:table-cell>
          <table:table-cell table:style-name="ce4" table:formula="of:=CODE([.AC3])-64" office:value-type="float" office:value="11" calcext:value-type="float">
            <text:p>11</text:p>
          </table:table-cell>
          <table:table-cell table:style-name="ce4" table:formula="of:=CODE([.AD3])-64" office:value-type="float" office:value="18" calcext:value-type="float">
            <text:p>18</text:p>
          </table:table-cell>
          <table:table-cell table:style-name="ce4" table:formula="of:=CODE([.AE3])-64" office:value-type="float" office:value="5" calcext:value-type="float">
            <text:p>5</text:p>
          </table:table-cell>
          <table:table-cell table:style-name="ce4" table:formula="of:=CODE([.AF3])-64" office:value-type="float" office:value="20" calcext:value-type="float">
            <text:p>20</text:p>
          </table:table-cell>
          <table:table-cell table:style-name="ce4" table:formula="of:=CODE([.AG3])-64" office:value-type="float" office:value="19" calcext:value-type="float">
            <text:p>19</text:p>
          </table:table-cell>
          <table:table-cell table:style-name="ce4" table:formula="of:=CODE([.AH3])-64" office:value-type="float" office:value="5" calcext:value-type="float">
            <text:p>5</text:p>
          </table:table-cell>
          <table:table-cell table:style-name="ce4" table:formula="of:=CODE([.AI3])-64" office:value-type="float" office:value="11" calcext:value-type="float">
            <text:p>11</text:p>
          </table:table-cell>
          <table:table-cell table:style-name="ce4" table:formula="of:=CODE([.AJ3])-64" office:value-type="float" office:value="18" calcext:value-type="float">
            <text:p>18</text:p>
          </table:table-cell>
          <table:table-cell table:style-name="ce4" table:formula="of:=CODE([.AK3])-64" office:value-type="float" office:value="5" calcext:value-type="float">
            <text:p>5</text:p>
          </table:table-cell>
          <table:table-cell table:style-name="ce4" table:formula="of:=CODE([.AL3])-64" office:value-type="float" office:value="20" calcext:value-type="float">
            <text:p>20</text:p>
          </table:table-cell>
          <table:table-cell table:style-name="ce4" table:formula="of:=CODE([.AM3])-64" office:value-type="float" office:value="19" calcext:value-type="float">
            <text:p>19</text:p>
          </table:table-cell>
          <table:table-cell table:style-name="ce4" table:formula="of:=CODE([.AN3])-64" office:value-type="float" office:value="5" calcext:value-type="float">
            <text:p>5</text:p>
          </table:table-cell>
        </table:table-row>
        <table:table-row table:style-name="ro1">
          <table:table-cell table:formula="of:=CHAR(IF(ROW([.A5])+COLUMN([.A5])+63&gt;90; ROW([.A5])+COLUMN([.A5])+63-26;(ROW([.A5])+COLUMN([.A5])+63)))" office:value-type="string" office:string-value="E" calcext:value-type="string">
            <text:p>E</text:p>
          </table:table-cell>
          <table:table-cell table:formula="of:=CHAR(IF(ROW([.B5])+COLUMN([.B5])+63&gt;90; ROW([.B5])+COLUMN([.B5])+63-26;(ROW([.B5])+COLUMN([.B5])+63)))" office:value-type="string" office:string-value="F" calcext:value-type="string">
            <text:p>F</text:p>
          </table:table-cell>
          <table:table-cell table:formula="of:=CHAR(IF(ROW([.C5])+COLUMN([.C5])+63&gt;90; ROW([.C5])+COLUMN([.C5])+63-26;(ROW([.C5])+COLUMN([.C5])+63)))" office:value-type="string" office:string-value="G" calcext:value-type="string">
            <text:p>G</text:p>
          </table:table-cell>
          <table:table-cell table:formula="of:=CHAR(IF(ROW([.D5])+COLUMN([.D5])+63&gt;90; ROW([.D5])+COLUMN([.D5])+63-26;(ROW([.D5])+COLUMN([.D5])+63)))" office:value-type="string" office:string-value="H" calcext:value-type="string">
            <text:p>H</text:p>
          </table:table-cell>
          <table:table-cell table:formula="of:=CHAR(IF(ROW([.E5])+COLUMN([.E5])+63&gt;90; ROW([.E5])+COLUMN([.E5])+63-26;(ROW([.E5])+COLUMN([.E5])+63)))" office:value-type="string" office:string-value="I" calcext:value-type="string">
            <text:p>I</text:p>
          </table:table-cell>
          <table:table-cell table:formula="of:=CHAR(IF(ROW([.F5])+COLUMN([.F5])+63&gt;90; ROW([.F5])+COLUMN([.F5])+63-26;(ROW([.F5])+COLUMN([.F5])+63)))" office:value-type="string" office:string-value="J" calcext:value-type="string">
            <text:p>J</text:p>
          </table:table-cell>
          <table:table-cell table:formula="of:=CHAR(IF(ROW([.G5])+COLUMN([.G5])+63&gt;90; ROW([.G5])+COLUMN([.G5])+63-26;(ROW([.G5])+COLUMN([.G5])+63)))" office:value-type="string" office:string-value="K" calcext:value-type="string">
            <text:p>K</text:p>
          </table:table-cell>
          <table:table-cell table:formula="of:=CHAR(IF(ROW([.H5])+COLUMN([.H5])+63&gt;90; ROW([.H5])+COLUMN([.H5])+63-26;(ROW([.H5])+COLUMN([.H5])+63)))" office:value-type="string" office:string-value="L" calcext:value-type="string">
            <text:p>L</text:p>
          </table:table-cell>
          <table:table-cell table:formula="of:=CHAR(IF(ROW([.I5])+COLUMN([.I5])+63&gt;90; ROW([.I5])+COLUMN([.I5])+63-26;(ROW([.I5])+COLUMN([.I5])+63)))" office:value-type="string" office:string-value="M" calcext:value-type="string">
            <text:p>M</text:p>
          </table:table-cell>
          <table:table-cell table:formula="of:=CHAR(IF(ROW([.J5])+COLUMN([.J5])+63&gt;90; ROW([.J5])+COLUMN([.J5])+63-26;(ROW([.J5])+COLUMN([.J5])+63)))" office:value-type="string" office:string-value="N" calcext:value-type="string">
            <text:p>N</text:p>
          </table:table-cell>
          <table:table-cell table:formula="of:=CHAR(IF(ROW([.K5])+COLUMN([.K5])+63&gt;90; ROW([.K5])+COLUMN([.K5])+63-26;(ROW([.K5])+COLUMN([.K5])+63)))" office:value-type="string" office:string-value="O" calcext:value-type="string">
            <text:p>O</text:p>
          </table:table-cell>
          <table:table-cell table:formula="of:=CHAR(IF(ROW([.L5])+COLUMN([.L5])+63&gt;90; ROW([.L5])+COLUMN([.L5])+63-26;(ROW([.L5])+COLUMN([.L5])+63)))" office:value-type="string" office:string-value="P" calcext:value-type="string">
            <text:p>P</text:p>
          </table:table-cell>
          <table:table-cell table:formula="of:=CHAR(IF(ROW([.M5])+COLUMN([.M5])+63&gt;90; ROW([.M5])+COLUMN([.M5])+63-26;(ROW([.M5])+COLUMN([.M5])+63)))" office:value-type="string" office:string-value="Q" calcext:value-type="string">
            <text:p>Q</text:p>
          </table:table-cell>
          <table:table-cell table:formula="of:=CHAR(IF(ROW([.N5])+COLUMN([.N5])+63&gt;90; ROW([.N5])+COLUMN([.N5])+63-26;(ROW([.N5])+COLUMN([.N5])+63)))" office:value-type="string" office:string-value="R" calcext:value-type="string">
            <text:p>R</text:p>
          </table:table-cell>
          <table:table-cell table:formula="of:=CHAR(IF(ROW([.O5])+COLUMN([.O5])+63&gt;90; ROW([.O5])+COLUMN([.O5])+63-26;(ROW([.O5])+COLUMN([.O5])+63)))" office:value-type="string" office:string-value="S" calcext:value-type="string">
            <text:p>S</text:p>
          </table:table-cell>
          <table:table-cell table:formula="of:=CHAR(IF(ROW([.P5])+COLUMN([.P5])+63&gt;90; ROW([.P5])+COLUMN([.P5])+63-26;(ROW([.P5])+COLUMN([.P5])+63)))" office:value-type="string" office:string-value="T" calcext:value-type="string">
            <text:p>T</text:p>
          </table:table-cell>
          <table:table-cell table:formula="of:=CHAR(IF(ROW([.Q5])+COLUMN([.Q5])+63&gt;90; ROW([.Q5])+COLUMN([.Q5])+63-26;(ROW([.Q5])+COLUMN([.Q5])+63)))" office:value-type="string" office:string-value="U" calcext:value-type="string">
            <text:p>U</text:p>
          </table:table-cell>
          <table:table-cell table:formula="of:=CHAR(IF(ROW([.R5])+COLUMN([.R5])+63&gt;90; ROW([.R5])+COLUMN([.R5])+63-26;(ROW([.R5])+COLUMN([.R5])+63)))" office:value-type="string" office:string-value="V" calcext:value-type="string">
            <text:p>V</text:p>
          </table:table-cell>
          <table:table-cell table:formula="of:=CHAR(IF(ROW([.S5])+COLUMN([.S5])+63&gt;90; ROW([.S5])+COLUMN([.S5])+63-26;(ROW([.S5])+COLUMN([.S5])+63)))" office:value-type="string" office:string-value="W" calcext:value-type="string">
            <text:p>W</text:p>
          </table:table-cell>
          <table:table-cell table:formula="of:=CHAR(IF(ROW([.T5])+COLUMN([.T5])+63&gt;90; ROW([.T5])+COLUMN([.T5])+63-26;(ROW([.T5])+COLUMN([.T5])+63)))" office:value-type="string" office:string-value="X" calcext:value-type="string">
            <text:p>X</text:p>
          </table:table-cell>
          <table:table-cell table:formula="of:=CHAR(IF(ROW([.U5])+COLUMN([.U5])+63&gt;90; ROW([.U5])+COLUMN([.U5])+63-26;(ROW([.U5])+COLUMN([.U5])+63)))" office:value-type="string" office:string-value="Y" calcext:value-type="string">
            <text:p>Y</text:p>
          </table:table-cell>
          <table:table-cell table:formula="of:=CHAR(IF(ROW([.V5])+COLUMN([.V5])+63&gt;90; ROW([.V5])+COLUMN([.V5])+63-26;(ROW([.V5])+COLUMN([.V5])+63)))" office:value-type="string" office:string-value="Z" calcext:value-type="string">
            <text:p>Z</text:p>
          </table:table-cell>
          <table:table-cell table:formula="of:=CHAR(IF(ROW([.W5])+COLUMN([.W5])+63&gt;90; ROW([.W5])+COLUMN([.W5])+63-26;(ROW([.W5])+COLUMN([.W5])+63)))" office:value-type="string" office:string-value="A" calcext:value-type="string">
            <text:p>A</text:p>
          </table:table-cell>
          <table:table-cell table:formula="of:=CHAR(IF(ROW([.X5])+COLUMN([.X5])+63&gt;90; ROW([.X5])+COLUMN([.X5])+63-26;(ROW([.X5])+COLUMN([.X5])+63)))" office:value-type="string" office:string-value="B" calcext:value-type="string">
            <text:p>B</text:p>
          </table:table-cell>
          <table:table-cell table:formula="of:=CHAR(IF(ROW([.Y5])+COLUMN([.Y5])+63&gt;90; ROW([.Y5])+COLUMN([.Y5])+63-26;(ROW([.Y5])+COLUMN([.Y5])+63)))" office:value-type="string" office:string-value="C" calcext:value-type="string">
            <text:p>C</text:p>
          </table:table-cell>
          <table:table-cell table:formula="of:=CHAR(IF(ROW([.Z5])+COLUMN([.Z5])+63&gt;90; ROW([.Z5])+COLUMN([.Z5])+63-26;(ROW([.Z5])+COLUMN([.Z5])+63)))" office:value-type="string" office:string-value="D" calcext:value-type="string">
            <text:p>D</text:p>
          </table:table-cell>
          <table:table-cell table:style-name="ce5" table:formula="of:=CONCATENATE([.AA2];[.AA4])" office:value-type="string" office:string-value="C19" calcext:value-type="string">
            <text:p>C19</text:p>
          </table:table-cell>
          <table:table-cell table:style-name="ce5" table:formula="of:=CONCATENATE([.AB2];[.AB4])" office:value-type="string" office:string-value="O5" calcext:value-type="string">
            <text:p>O5</text:p>
          </table:table-cell>
          <table:table-cell table:style-name="ce5" table:formula="of:=CONCATENATE([.AC2];[.AC4])" office:value-type="string" office:string-value="L11" calcext:value-type="string">
            <text:p>L11</text:p>
          </table:table-cell>
          <table:table-cell table:style-name="ce5" table:formula="of:=CONCATENATE([.AD2];[.AD4])" office:value-type="string" office:string-value="L18" calcext:value-type="string">
            <text:p>L18</text:p>
          </table:table-cell>
          <table:table-cell table:style-name="ce5" table:formula="of:=CONCATENATE([.AE2];[.AE4])" office:value-type="string" office:string-value="E5" calcext:value-type="string">
            <text:p>E5</text:p>
          </table:table-cell>
          <table:table-cell table:style-name="ce5" table:formula="of:=CONCATENATE([.AF2];[.AF4])" office:value-type="string" office:string-value="G20" calcext:value-type="string">
            <text:p>G20</text:p>
          </table:table-cell>
          <table:table-cell table:style-name="ce5" table:formula="of:=CONCATENATE([.AG2];[.AG4])" office:value-type="string" office:string-value="I19" calcext:value-type="string">
            <text:p>I19</text:p>
          </table:table-cell>
          <table:table-cell table:style-name="ce5" table:formula="of:=CONCATENATE([.AH2];[.AH4])" office:value-type="string" office:string-value="U5" calcext:value-type="string">
            <text:p>U5</text:p>
          </table:table-cell>
          <table:table-cell table:style-name="ce5" table:formula="of:=CONCATENATE([.AI2];[.AI4])" office:value-type="string" office:string-value="M11" calcext:value-type="string">
            <text:p>M11</text:p>
          </table:table-cell>
          <table:table-cell table:style-name="ce5" table:formula="of:=CONCATENATE([.AJ2];[.AJ4])" office:value-type="string" office:string-value="G18" calcext:value-type="string">
            <text:p>G18</text:p>
          </table:table-cell>
          <table:table-cell table:style-name="ce5" table:formula="of:=CONCATENATE([.AK2];[.AK4])" office:value-type="string" office:string-value="O5" calcext:value-type="string">
            <text:p>O5</text:p>
          </table:table-cell>
          <table:table-cell table:style-name="ce5" table:formula="of:=CONCATENATE([.AL2];[.AL4])" office:value-type="string" office:string-value="S20" calcext:value-type="string">
            <text:p>S20</text:p>
          </table:table-cell>
          <table:table-cell table:style-name="ce5" table:formula="of:=CONCATENATE([.AM2];[.AM4])" office:value-type="string" office:string-value="T19" calcext:value-type="string">
            <text:p>T19</text:p>
          </table:table-cell>
          <table:table-cell table:style-name="ce5" table:formula="of:=CONCATENATE([.AN2];[.AN4])" office:value-type="string" office:string-value="O5" calcext:value-type="string">
            <text:p>O5</text:p>
          </table:table-cell>
        </table:table-row>
        <table:table-row table:style-name="ro1">
          <table:table-cell table:formula="of:=CHAR(IF(ROW([.A6])+COLUMN([.A6])+63&gt;90; ROW([.A6])+COLUMN([.A6])+63-26;(ROW([.A6])+COLUMN([.A6])+63)))" office:value-type="string" office:string-value="F" calcext:value-type="string">
            <text:p>F</text:p>
          </table:table-cell>
          <table:table-cell table:formula="of:=CHAR(IF(ROW([.B6])+COLUMN([.B6])+63&gt;90; ROW([.B6])+COLUMN([.B6])+63-26;(ROW([.B6])+COLUMN([.B6])+63)))" office:value-type="string" office:string-value="G" calcext:value-type="string">
            <text:p>G</text:p>
          </table:table-cell>
          <table:table-cell table:formula="of:=CHAR(IF(ROW([.C6])+COLUMN([.C6])+63&gt;90; ROW([.C6])+COLUMN([.C6])+63-26;(ROW([.C6])+COLUMN([.C6])+63)))" office:value-type="string" office:string-value="H" calcext:value-type="string">
            <text:p>H</text:p>
          </table:table-cell>
          <table:table-cell table:formula="of:=CHAR(IF(ROW([.D6])+COLUMN([.D6])+63&gt;90; ROW([.D6])+COLUMN([.D6])+63-26;(ROW([.D6])+COLUMN([.D6])+63)))" office:value-type="string" office:string-value="I" calcext:value-type="string">
            <text:p>I</text:p>
          </table:table-cell>
          <table:table-cell table:formula="of:=CHAR(IF(ROW([.E6])+COLUMN([.E6])+63&gt;90; ROW([.E6])+COLUMN([.E6])+63-26;(ROW([.E6])+COLUMN([.E6])+63)))" office:value-type="string" office:string-value="J" calcext:value-type="string">
            <text:p>J</text:p>
          </table:table-cell>
          <table:table-cell table:formula="of:=CHAR(IF(ROW([.F6])+COLUMN([.F6])+63&gt;90; ROW([.F6])+COLUMN([.F6])+63-26;(ROW([.F6])+COLUMN([.F6])+63)))" office:value-type="string" office:string-value="K" calcext:value-type="string">
            <text:p>K</text:p>
          </table:table-cell>
          <table:table-cell table:formula="of:=CHAR(IF(ROW([.G6])+COLUMN([.G6])+63&gt;90; ROW([.G6])+COLUMN([.G6])+63-26;(ROW([.G6])+COLUMN([.G6])+63)))" office:value-type="string" office:string-value="L" calcext:value-type="string">
            <text:p>L</text:p>
          </table:table-cell>
          <table:table-cell table:formula="of:=CHAR(IF(ROW([.H6])+COLUMN([.H6])+63&gt;90; ROW([.H6])+COLUMN([.H6])+63-26;(ROW([.H6])+COLUMN([.H6])+63)))" office:value-type="string" office:string-value="M" calcext:value-type="string">
            <text:p>M</text:p>
          </table:table-cell>
          <table:table-cell table:formula="of:=CHAR(IF(ROW([.I6])+COLUMN([.I6])+63&gt;90; ROW([.I6])+COLUMN([.I6])+63-26;(ROW([.I6])+COLUMN([.I6])+63)))" office:value-type="string" office:string-value="N" calcext:value-type="string">
            <text:p>N</text:p>
          </table:table-cell>
          <table:table-cell table:formula="of:=CHAR(IF(ROW([.J6])+COLUMN([.J6])+63&gt;90; ROW([.J6])+COLUMN([.J6])+63-26;(ROW([.J6])+COLUMN([.J6])+63)))" office:value-type="string" office:string-value="O" calcext:value-type="string">
            <text:p>O</text:p>
          </table:table-cell>
          <table:table-cell table:formula="of:=CHAR(IF(ROW([.K6])+COLUMN([.K6])+63&gt;90; ROW([.K6])+COLUMN([.K6])+63-26;(ROW([.K6])+COLUMN([.K6])+63)))" office:value-type="string" office:string-value="P" calcext:value-type="string">
            <text:p>P</text:p>
          </table:table-cell>
          <table:table-cell table:formula="of:=CHAR(IF(ROW([.L6])+COLUMN([.L6])+63&gt;90; ROW([.L6])+COLUMN([.L6])+63-26;(ROW([.L6])+COLUMN([.L6])+63)))" office:value-type="string" office:string-value="Q" calcext:value-type="string">
            <text:p>Q</text:p>
          </table:table-cell>
          <table:table-cell table:formula="of:=CHAR(IF(ROW([.M6])+COLUMN([.M6])+63&gt;90; ROW([.M6])+COLUMN([.M6])+63-26;(ROW([.M6])+COLUMN([.M6])+63)))" office:value-type="string" office:string-value="R" calcext:value-type="string">
            <text:p>R</text:p>
          </table:table-cell>
          <table:table-cell table:formula="of:=CHAR(IF(ROW([.N6])+COLUMN([.N6])+63&gt;90; ROW([.N6])+COLUMN([.N6])+63-26;(ROW([.N6])+COLUMN([.N6])+63)))" office:value-type="string" office:string-value="S" calcext:value-type="string">
            <text:p>S</text:p>
          </table:table-cell>
          <table:table-cell table:formula="of:=CHAR(IF(ROW([.O6])+COLUMN([.O6])+63&gt;90; ROW([.O6])+COLUMN([.O6])+63-26;(ROW([.O6])+COLUMN([.O6])+63)))" office:value-type="string" office:string-value="T" calcext:value-type="string">
            <text:p>T</text:p>
          </table:table-cell>
          <table:table-cell table:formula="of:=CHAR(IF(ROW([.P6])+COLUMN([.P6])+63&gt;90; ROW([.P6])+COLUMN([.P6])+63-26;(ROW([.P6])+COLUMN([.P6])+63)))" office:value-type="string" office:string-value="U" calcext:value-type="string">
            <text:p>U</text:p>
          </table:table-cell>
          <table:table-cell table:formula="of:=CHAR(IF(ROW([.Q6])+COLUMN([.Q6])+63&gt;90; ROW([.Q6])+COLUMN([.Q6])+63-26;(ROW([.Q6])+COLUMN([.Q6])+63)))" office:value-type="string" office:string-value="V" calcext:value-type="string">
            <text:p>V</text:p>
          </table:table-cell>
          <table:table-cell table:formula="of:=CHAR(IF(ROW([.R6])+COLUMN([.R6])+63&gt;90; ROW([.R6])+COLUMN([.R6])+63-26;(ROW([.R6])+COLUMN([.R6])+63)))" office:value-type="string" office:string-value="W" calcext:value-type="string">
            <text:p>W</text:p>
          </table:table-cell>
          <table:table-cell table:formula="of:=CHAR(IF(ROW([.S6])+COLUMN([.S6])+63&gt;90; ROW([.S6])+COLUMN([.S6])+63-26;(ROW([.S6])+COLUMN([.S6])+63)))" office:value-type="string" office:string-value="X" calcext:value-type="string">
            <text:p>X</text:p>
          </table:table-cell>
          <table:table-cell table:formula="of:=CHAR(IF(ROW([.T6])+COLUMN([.T6])+63&gt;90; ROW([.T6])+COLUMN([.T6])+63-26;(ROW([.T6])+COLUMN([.T6])+63)))" office:value-type="string" office:string-value="Y" calcext:value-type="string">
            <text:p>Y</text:p>
          </table:table-cell>
          <table:table-cell table:formula="of:=CHAR(IF(ROW([.U6])+COLUMN([.U6])+63&gt;90; ROW([.U6])+COLUMN([.U6])+63-26;(ROW([.U6])+COLUMN([.U6])+63)))" office:value-type="string" office:string-value="Z" calcext:value-type="string">
            <text:p>Z</text:p>
          </table:table-cell>
          <table:table-cell table:formula="of:=CHAR(IF(ROW([.V6])+COLUMN([.V6])+63&gt;90; ROW([.V6])+COLUMN([.V6])+63-26;(ROW([.V6])+COLUMN([.V6])+63)))" office:value-type="string" office:string-value="A" calcext:value-type="string">
            <text:p>A</text:p>
          </table:table-cell>
          <table:table-cell table:formula="of:=CHAR(IF(ROW([.W6])+COLUMN([.W6])+63&gt;90; ROW([.W6])+COLUMN([.W6])+63-26;(ROW([.W6])+COLUMN([.W6])+63)))" office:value-type="string" office:string-value="B" calcext:value-type="string">
            <text:p>B</text:p>
          </table:table-cell>
          <table:table-cell table:formula="of:=CHAR(IF(ROW([.X6])+COLUMN([.X6])+63&gt;90; ROW([.X6])+COLUMN([.X6])+63-26;(ROW([.X6])+COLUMN([.X6])+63)))" office:value-type="string" office:string-value="C" calcext:value-type="string">
            <text:p>C</text:p>
          </table:table-cell>
          <table:table-cell table:formula="of:=CHAR(IF(ROW([.Y6])+COLUMN([.Y6])+63&gt;90; ROW([.Y6])+COLUMN([.Y6])+63-26;(ROW([.Y6])+COLUMN([.Y6])+63)))" office:value-type="string" office:string-value="D" calcext:value-type="string">
            <text:p>D</text:p>
          </table:table-cell>
          <table:table-cell table:formula="of:=CHAR(IF(ROW([.Z6])+COLUMN([.Z6])+63&gt;90; ROW([.Z6])+COLUMN([.Z6])+63-26;(ROW([.Z6])+COLUMN([.Z6])+63)))" office:value-type="string" office:string-value="E" calcext:value-type="string">
            <text:p>E</text:p>
          </table:table-cell>
          <table:table-cell table:style-name="ce6" table:formula="of:=INDIRECT([.AA5])" office:value-type="string" office:string-value="U" calcext:value-type="string">
            <text:p>U</text:p>
          </table:table-cell>
          <table:table-cell table:style-name="ce6" table:formula="of:=INDIRECT([.AB5])" office:value-type="string" office:string-value="S" calcext:value-type="string">
            <text:p>S</text:p>
          </table:table-cell>
          <table:table-cell table:style-name="ce6" table:formula="of:=INDIRECT([.AC5])" office:value-type="string" office:string-value="V" calcext:value-type="string">
            <text:p>V</text:p>
          </table:table-cell>
          <table:table-cell table:style-name="ce6" table:formula="of:=INDIRECT([.AD5])" office:value-type="string" office:string-value="C" calcext:value-type="string">
            <text:p>C</text:p>
          </table:table-cell>
          <table:table-cell table:style-name="ce6" table:formula="of:=INDIRECT([.AE5])" office:value-type="string" office:string-value="I" calcext:value-type="string">
            <text:p>I</text:p>
          </table:table-cell>
          <table:table-cell table:style-name="ce6" table:formula="of:=INDIRECT([.AF5])" office:value-type="string" office:string-value="Z" calcext:value-type="string">
            <text:p>Z</text:p>
          </table:table-cell>
          <table:table-cell table:style-name="ce6" table:formula="of:=INDIRECT([.AG5])" office:value-type="string" office:string-value="A" calcext:value-type="string">
            <text:p>A</text:p>
          </table:table-cell>
          <table:table-cell table:style-name="ce6" table:formula="of:=INDIRECT([.AH5])" office:value-type="string" office:string-value="Y" calcext:value-type="string">
            <text:p>Y</text:p>
          </table:table-cell>
          <table:table-cell table:style-name="ce6" table:formula="of:=INDIRECT([.AI5])" office:value-type="string" office:string-value="W" calcext:value-type="string">
            <text:p>W</text:p>
          </table:table-cell>
          <table:table-cell table:style-name="ce6" table:formula="of:=INDIRECT([.AJ5])" office:value-type="string" office:string-value="X" calcext:value-type="string">
            <text:p>X</text:p>
          </table:table-cell>
          <table:table-cell table:style-name="ce6" table:formula="of:=INDIRECT([.AK5])" office:value-type="string" office:string-value="S" calcext:value-type="string">
            <text:p>S</text:p>
          </table:table-cell>
          <table:table-cell table:style-name="ce6" table:formula="of:=INDIRECT([.AL5])" office:value-type="string" office:string-value="L" calcext:value-type="string">
            <text:p>L</text:p>
          </table:table-cell>
          <table:table-cell table:style-name="ce6" table:formula="of:=INDIRECT([.AM5])" office:value-type="string" office:string-value="L" calcext:value-type="string">
            <text:p>L</text:p>
          </table:table-cell>
          <table:table-cell table:style-name="ce6" table:formula="of:=INDIRECT([.AN5])" office:value-type="string" office:string-value="S" calcext:value-type="string">
            <text:p>S</text:p>
          </table:table-cell>
        </table:table-row>
        <table:table-row table:style-name="ro1">
          <table:table-cell table:formula="of:=CHAR(IF(ROW([.A7])+COLUMN([.A7])+63&gt;90; ROW([.A7])+COLUMN([.A7])+63-26;(ROW([.A7])+COLUMN([.A7])+63)))" office:value-type="string" office:string-value="G" calcext:value-type="string">
            <text:p>G</text:p>
          </table:table-cell>
          <table:table-cell table:formula="of:=CHAR(IF(ROW([.B7])+COLUMN([.B7])+63&gt;90; ROW([.B7])+COLUMN([.B7])+63-26;(ROW([.B7])+COLUMN([.B7])+63)))" office:value-type="string" office:string-value="H" calcext:value-type="string">
            <text:p>H</text:p>
          </table:table-cell>
          <table:table-cell table:formula="of:=CHAR(IF(ROW([.C7])+COLUMN([.C7])+63&gt;90; ROW([.C7])+COLUMN([.C7])+63-26;(ROW([.C7])+COLUMN([.C7])+63)))" office:value-type="string" office:string-value="I" calcext:value-type="string">
            <text:p>I</text:p>
          </table:table-cell>
          <table:table-cell table:formula="of:=CHAR(IF(ROW([.D7])+COLUMN([.D7])+63&gt;90; ROW([.D7])+COLUMN([.D7])+63-26;(ROW([.D7])+COLUMN([.D7])+63)))" office:value-type="string" office:string-value="J" calcext:value-type="string">
            <text:p>J</text:p>
          </table:table-cell>
          <table:table-cell table:formula="of:=CHAR(IF(ROW([.E7])+COLUMN([.E7])+63&gt;90; ROW([.E7])+COLUMN([.E7])+63-26;(ROW([.E7])+COLUMN([.E7])+63)))" office:value-type="string" office:string-value="K" calcext:value-type="string">
            <text:p>K</text:p>
          </table:table-cell>
          <table:table-cell table:formula="of:=CHAR(IF(ROW([.F7])+COLUMN([.F7])+63&gt;90; ROW([.F7])+COLUMN([.F7])+63-26;(ROW([.F7])+COLUMN([.F7])+63)))" office:value-type="string" office:string-value="L" calcext:value-type="string">
            <text:p>L</text:p>
          </table:table-cell>
          <table:table-cell table:formula="of:=CHAR(IF(ROW([.G7])+COLUMN([.G7])+63&gt;90; ROW([.G7])+COLUMN([.G7])+63-26;(ROW([.G7])+COLUMN([.G7])+63)))" office:value-type="string" office:string-value="M" calcext:value-type="string">
            <text:p>M</text:p>
          </table:table-cell>
          <table:table-cell table:formula="of:=CHAR(IF(ROW([.H7])+COLUMN([.H7])+63&gt;90; ROW([.H7])+COLUMN([.H7])+63-26;(ROW([.H7])+COLUMN([.H7])+63)))" office:value-type="string" office:string-value="N" calcext:value-type="string">
            <text:p>N</text:p>
          </table:table-cell>
          <table:table-cell table:formula="of:=CHAR(IF(ROW([.I7])+COLUMN([.I7])+63&gt;90; ROW([.I7])+COLUMN([.I7])+63-26;(ROW([.I7])+COLUMN([.I7])+63)))" office:value-type="string" office:string-value="O" calcext:value-type="string">
            <text:p>O</text:p>
          </table:table-cell>
          <table:table-cell table:formula="of:=CHAR(IF(ROW([.J7])+COLUMN([.J7])+63&gt;90; ROW([.J7])+COLUMN([.J7])+63-26;(ROW([.J7])+COLUMN([.J7])+63)))" office:value-type="string" office:string-value="P" calcext:value-type="string">
            <text:p>P</text:p>
          </table:table-cell>
          <table:table-cell table:formula="of:=CHAR(IF(ROW([.K7])+COLUMN([.K7])+63&gt;90; ROW([.K7])+COLUMN([.K7])+63-26;(ROW([.K7])+COLUMN([.K7])+63)))" office:value-type="string" office:string-value="Q" calcext:value-type="string">
            <text:p>Q</text:p>
          </table:table-cell>
          <table:table-cell table:formula="of:=CHAR(IF(ROW([.L7])+COLUMN([.L7])+63&gt;90; ROW([.L7])+COLUMN([.L7])+63-26;(ROW([.L7])+COLUMN([.L7])+63)))" office:value-type="string" office:string-value="R" calcext:value-type="string">
            <text:p>R</text:p>
          </table:table-cell>
          <table:table-cell table:formula="of:=CHAR(IF(ROW([.M7])+COLUMN([.M7])+63&gt;90; ROW([.M7])+COLUMN([.M7])+63-26;(ROW([.M7])+COLUMN([.M7])+63)))" office:value-type="string" office:string-value="S" calcext:value-type="string">
            <text:p>S</text:p>
          </table:table-cell>
          <table:table-cell table:formula="of:=CHAR(IF(ROW([.N7])+COLUMN([.N7])+63&gt;90; ROW([.N7])+COLUMN([.N7])+63-26;(ROW([.N7])+COLUMN([.N7])+63)))" office:value-type="string" office:string-value="T" calcext:value-type="string">
            <text:p>T</text:p>
          </table:table-cell>
          <table:table-cell table:formula="of:=CHAR(IF(ROW([.O7])+COLUMN([.O7])+63&gt;90; ROW([.O7])+COLUMN([.O7])+63-26;(ROW([.O7])+COLUMN([.O7])+63)))" office:value-type="string" office:string-value="U" calcext:value-type="string">
            <text:p>U</text:p>
          </table:table-cell>
          <table:table-cell table:formula="of:=CHAR(IF(ROW([.P7])+COLUMN([.P7])+63&gt;90; ROW([.P7])+COLUMN([.P7])+63-26;(ROW([.P7])+COLUMN([.P7])+63)))" office:value-type="string" office:string-value="V" calcext:value-type="string">
            <text:p>V</text:p>
          </table:table-cell>
          <table:table-cell table:formula="of:=CHAR(IF(ROW([.Q7])+COLUMN([.Q7])+63&gt;90; ROW([.Q7])+COLUMN([.Q7])+63-26;(ROW([.Q7])+COLUMN([.Q7])+63)))" office:value-type="string" office:string-value="W" calcext:value-type="string">
            <text:p>W</text:p>
          </table:table-cell>
          <table:table-cell table:formula="of:=CHAR(IF(ROW([.R7])+COLUMN([.R7])+63&gt;90; ROW([.R7])+COLUMN([.R7])+63-26;(ROW([.R7])+COLUMN([.R7])+63)))" office:value-type="string" office:string-value="X" calcext:value-type="string">
            <text:p>X</text:p>
          </table:table-cell>
          <table:table-cell table:formula="of:=CHAR(IF(ROW([.S7])+COLUMN([.S7])+63&gt;90; ROW([.S7])+COLUMN([.S7])+63-26;(ROW([.S7])+COLUMN([.S7])+63)))" office:value-type="string" office:string-value="Y" calcext:value-type="string">
            <text:p>Y</text:p>
          </table:table-cell>
          <table:table-cell table:formula="of:=CHAR(IF(ROW([.T7])+COLUMN([.T7])+63&gt;90; ROW([.T7])+COLUMN([.T7])+63-26;(ROW([.T7])+COLUMN([.T7])+63)))" office:value-type="string" office:string-value="Z" calcext:value-type="string">
            <text:p>Z</text:p>
          </table:table-cell>
          <table:table-cell table:formula="of:=CHAR(IF(ROW([.U7])+COLUMN([.U7])+63&gt;90; ROW([.U7])+COLUMN([.U7])+63-26;(ROW([.U7])+COLUMN([.U7])+63)))" office:value-type="string" office:string-value="A" calcext:value-type="string">
            <text:p>A</text:p>
          </table:table-cell>
          <table:table-cell table:formula="of:=CHAR(IF(ROW([.V7])+COLUMN([.V7])+63&gt;90; ROW([.V7])+COLUMN([.V7])+63-26;(ROW([.V7])+COLUMN([.V7])+63)))" office:value-type="string" office:string-value="B" calcext:value-type="string">
            <text:p>B</text:p>
          </table:table-cell>
          <table:table-cell table:formula="of:=CHAR(IF(ROW([.W7])+COLUMN([.W7])+63&gt;90; ROW([.W7])+COLUMN([.W7])+63-26;(ROW([.W7])+COLUMN([.W7])+63)))" office:value-type="string" office:string-value="C" calcext:value-type="string">
            <text:p>C</text:p>
          </table:table-cell>
          <table:table-cell table:formula="of:=CHAR(IF(ROW([.X7])+COLUMN([.X7])+63&gt;90; ROW([.X7])+COLUMN([.X7])+63-26;(ROW([.X7])+COLUMN([.X7])+63)))" office:value-type="string" office:string-value="D" calcext:value-type="string">
            <text:p>D</text:p>
          </table:table-cell>
          <table:table-cell table:formula="of:=CHAR(IF(ROW([.Y7])+COLUMN([.Y7])+63&gt;90; ROW([.Y7])+COLUMN([.Y7])+63-26;(ROW([.Y7])+COLUMN([.Y7])+63)))" office:value-type="string" office:string-value="E" calcext:value-type="string">
            <text:p>E</text:p>
          </table:table-cell>
          <table:table-cell table:formula="of:=CHAR(IF(ROW([.Z7])+COLUMN([.Z7])+63&gt;90; ROW([.Z7])+COLUMN([.Z7])+63-26;(ROW([.Z7])+COLUMN([.Z7])+63)))" office:value-type="string" office:string-value="F" calcext:value-type="string">
            <text:p>F</text:p>
          </table:table-cell>
          <table:table-cell table:number-columns-repeated="14"/>
        </table:table-row>
        <table:table-row table:style-name="ro1">
          <table:table-cell table:formula="of:=CHAR(IF(ROW([.A8])+COLUMN([.A8])+63&gt;90; ROW([.A8])+COLUMN([.A8])+63-26;(ROW([.A8])+COLUMN([.A8])+63)))" office:value-type="string" office:string-value="H" calcext:value-type="string">
            <text:p>H</text:p>
          </table:table-cell>
          <table:table-cell table:formula="of:=CHAR(IF(ROW([.B8])+COLUMN([.B8])+63&gt;90; ROW([.B8])+COLUMN([.B8])+63-26;(ROW([.B8])+COLUMN([.B8])+63)))" office:value-type="string" office:string-value="I" calcext:value-type="string">
            <text:p>I</text:p>
          </table:table-cell>
          <table:table-cell table:formula="of:=CHAR(IF(ROW([.C8])+COLUMN([.C8])+63&gt;90; ROW([.C8])+COLUMN([.C8])+63-26;(ROW([.C8])+COLUMN([.C8])+63)))" office:value-type="string" office:string-value="J" calcext:value-type="string">
            <text:p>J</text:p>
          </table:table-cell>
          <table:table-cell table:formula="of:=CHAR(IF(ROW([.D8])+COLUMN([.D8])+63&gt;90; ROW([.D8])+COLUMN([.D8])+63-26;(ROW([.D8])+COLUMN([.D8])+63)))" office:value-type="string" office:string-value="K" calcext:value-type="string">
            <text:p>K</text:p>
          </table:table-cell>
          <table:table-cell table:formula="of:=CHAR(IF(ROW([.E8])+COLUMN([.E8])+63&gt;90; ROW([.E8])+COLUMN([.E8])+63-26;(ROW([.E8])+COLUMN([.E8])+63)))" office:value-type="string" office:string-value="L" calcext:value-type="string">
            <text:p>L</text:p>
          </table:table-cell>
          <table:table-cell table:formula="of:=CHAR(IF(ROW([.F8])+COLUMN([.F8])+63&gt;90; ROW([.F8])+COLUMN([.F8])+63-26;(ROW([.F8])+COLUMN([.F8])+63)))" office:value-type="string" office:string-value="M" calcext:value-type="string">
            <text:p>M</text:p>
          </table:table-cell>
          <table:table-cell table:formula="of:=CHAR(IF(ROW([.G8])+COLUMN([.G8])+63&gt;90; ROW([.G8])+COLUMN([.G8])+63-26;(ROW([.G8])+COLUMN([.G8])+63)))" office:value-type="string" office:string-value="N" calcext:value-type="string">
            <text:p>N</text:p>
          </table:table-cell>
          <table:table-cell table:formula="of:=CHAR(IF(ROW([.H8])+COLUMN([.H8])+63&gt;90; ROW([.H8])+COLUMN([.H8])+63-26;(ROW([.H8])+COLUMN([.H8])+63)))" office:value-type="string" office:string-value="O" calcext:value-type="string">
            <text:p>O</text:p>
          </table:table-cell>
          <table:table-cell table:formula="of:=CHAR(IF(ROW([.I8])+COLUMN([.I8])+63&gt;90; ROW([.I8])+COLUMN([.I8])+63-26;(ROW([.I8])+COLUMN([.I8])+63)))" office:value-type="string" office:string-value="P" calcext:value-type="string">
            <text:p>P</text:p>
          </table:table-cell>
          <table:table-cell table:formula="of:=CHAR(IF(ROW([.J8])+COLUMN([.J8])+63&gt;90; ROW([.J8])+COLUMN([.J8])+63-26;(ROW([.J8])+COLUMN([.J8])+63)))" office:value-type="string" office:string-value="Q" calcext:value-type="string">
            <text:p>Q</text:p>
          </table:table-cell>
          <table:table-cell table:formula="of:=CHAR(IF(ROW([.K8])+COLUMN([.K8])+63&gt;90; ROW([.K8])+COLUMN([.K8])+63-26;(ROW([.K8])+COLUMN([.K8])+63)))" office:value-type="string" office:string-value="R" calcext:value-type="string">
            <text:p>R</text:p>
          </table:table-cell>
          <table:table-cell table:formula="of:=CHAR(IF(ROW([.L8])+COLUMN([.L8])+63&gt;90; ROW([.L8])+COLUMN([.L8])+63-26;(ROW([.L8])+COLUMN([.L8])+63)))" office:value-type="string" office:string-value="S" calcext:value-type="string">
            <text:p>S</text:p>
          </table:table-cell>
          <table:table-cell table:formula="of:=CHAR(IF(ROW([.M8])+COLUMN([.M8])+63&gt;90; ROW([.M8])+COLUMN([.M8])+63-26;(ROW([.M8])+COLUMN([.M8])+63)))" office:value-type="string" office:string-value="T" calcext:value-type="string">
            <text:p>T</text:p>
          </table:table-cell>
          <table:table-cell table:formula="of:=CHAR(IF(ROW([.N8])+COLUMN([.N8])+63&gt;90; ROW([.N8])+COLUMN([.N8])+63-26;(ROW([.N8])+COLUMN([.N8])+63)))" office:value-type="string" office:string-value="U" calcext:value-type="string">
            <text:p>U</text:p>
          </table:table-cell>
          <table:table-cell table:formula="of:=CHAR(IF(ROW([.O8])+COLUMN([.O8])+63&gt;90; ROW([.O8])+COLUMN([.O8])+63-26;(ROW([.O8])+COLUMN([.O8])+63)))" office:value-type="string" office:string-value="V" calcext:value-type="string">
            <text:p>V</text:p>
          </table:table-cell>
          <table:table-cell table:formula="of:=CHAR(IF(ROW([.P8])+COLUMN([.P8])+63&gt;90; ROW([.P8])+COLUMN([.P8])+63-26;(ROW([.P8])+COLUMN([.P8])+63)))" office:value-type="string" office:string-value="W" calcext:value-type="string">
            <text:p>W</text:p>
          </table:table-cell>
          <table:table-cell table:formula="of:=CHAR(IF(ROW([.Q8])+COLUMN([.Q8])+63&gt;90; ROW([.Q8])+COLUMN([.Q8])+63-26;(ROW([.Q8])+COLUMN([.Q8])+63)))" office:value-type="string" office:string-value="X" calcext:value-type="string">
            <text:p>X</text:p>
          </table:table-cell>
          <table:table-cell table:formula="of:=CHAR(IF(ROW([.R8])+COLUMN([.R8])+63&gt;90; ROW([.R8])+COLUMN([.R8])+63-26;(ROW([.R8])+COLUMN([.R8])+63)))" office:value-type="string" office:string-value="Y" calcext:value-type="string">
            <text:p>Y</text:p>
          </table:table-cell>
          <table:table-cell table:formula="of:=CHAR(IF(ROW([.S8])+COLUMN([.S8])+63&gt;90; ROW([.S8])+COLUMN([.S8])+63-26;(ROW([.S8])+COLUMN([.S8])+63)))" office:value-type="string" office:string-value="Z" calcext:value-type="string">
            <text:p>Z</text:p>
          </table:table-cell>
          <table:table-cell table:formula="of:=CHAR(IF(ROW([.T8])+COLUMN([.T8])+63&gt;90; ROW([.T8])+COLUMN([.T8])+63-26;(ROW([.T8])+COLUMN([.T8])+63)))" office:value-type="string" office:string-value="A" calcext:value-type="string">
            <text:p>A</text:p>
          </table:table-cell>
          <table:table-cell table:formula="of:=CHAR(IF(ROW([.U8])+COLUMN([.U8])+63&gt;90; ROW([.U8])+COLUMN([.U8])+63-26;(ROW([.U8])+COLUMN([.U8])+63)))" office:value-type="string" office:string-value="B" calcext:value-type="string">
            <text:p>B</text:p>
          </table:table-cell>
          <table:table-cell table:formula="of:=CHAR(IF(ROW([.V8])+COLUMN([.V8])+63&gt;90; ROW([.V8])+COLUMN([.V8])+63-26;(ROW([.V8])+COLUMN([.V8])+63)))" office:value-type="string" office:string-value="C" calcext:value-type="string">
            <text:p>C</text:p>
          </table:table-cell>
          <table:table-cell table:formula="of:=CHAR(IF(ROW([.W8])+COLUMN([.W8])+63&gt;90; ROW([.W8])+COLUMN([.W8])+63-26;(ROW([.W8])+COLUMN([.W8])+63)))" office:value-type="string" office:string-value="D" calcext:value-type="string">
            <text:p>D</text:p>
          </table:table-cell>
          <table:table-cell table:formula="of:=CHAR(IF(ROW([.X8])+COLUMN([.X8])+63&gt;90; ROW([.X8])+COLUMN([.X8])+63-26;(ROW([.X8])+COLUMN([.X8])+63)))" office:value-type="string" office:string-value="E" calcext:value-type="string">
            <text:p>E</text:p>
          </table:table-cell>
          <table:table-cell table:formula="of:=CHAR(IF(ROW([.Y8])+COLUMN([.Y8])+63&gt;90; ROW([.Y8])+COLUMN([.Y8])+63-26;(ROW([.Y8])+COLUMN([.Y8])+63)))" office:value-type="string" office:string-value="F" calcext:value-type="string">
            <text:p>F</text:p>
          </table:table-cell>
          <table:table-cell table:formula="of:=CHAR(IF(ROW([.Z8])+COLUMN([.Z8])+63&gt;90; ROW([.Z8])+COLUMN([.Z8])+63-26;(ROW([.Z8])+COLUMN([.Z8])+63)))" office:value-type="string" office:string-value="G" calcext:value-type="string">
            <text:p>G</text:p>
          </table:table-cell>
          <table:table-cell table:number-columns-repeated="14"/>
        </table:table-row>
        <table:table-row table:style-name="ro1">
          <table:table-cell table:formula="of:=CHAR(IF(ROW([.A9])+COLUMN([.A9])+63&gt;90; ROW([.A9])+COLUMN([.A9])+63-26;(ROW([.A9])+COLUMN([.A9])+63)))" office:value-type="string" office:string-value="I" calcext:value-type="string">
            <text:p>I</text:p>
          </table:table-cell>
          <table:table-cell table:formula="of:=CHAR(IF(ROW([.B9])+COLUMN([.B9])+63&gt;90; ROW([.B9])+COLUMN([.B9])+63-26;(ROW([.B9])+COLUMN([.B9])+63)))" office:value-type="string" office:string-value="J" calcext:value-type="string">
            <text:p>J</text:p>
          </table:table-cell>
          <table:table-cell table:formula="of:=CHAR(IF(ROW([.C9])+COLUMN([.C9])+63&gt;90; ROW([.C9])+COLUMN([.C9])+63-26;(ROW([.C9])+COLUMN([.C9])+63)))" office:value-type="string" office:string-value="K" calcext:value-type="string">
            <text:p>K</text:p>
          </table:table-cell>
          <table:table-cell table:formula="of:=CHAR(IF(ROW([.D9])+COLUMN([.D9])+63&gt;90; ROW([.D9])+COLUMN([.D9])+63-26;(ROW([.D9])+COLUMN([.D9])+63)))" office:value-type="string" office:string-value="L" calcext:value-type="string">
            <text:p>L</text:p>
          </table:table-cell>
          <table:table-cell table:formula="of:=CHAR(IF(ROW([.E9])+COLUMN([.E9])+63&gt;90; ROW([.E9])+COLUMN([.E9])+63-26;(ROW([.E9])+COLUMN([.E9])+63)))" office:value-type="string" office:string-value="M" calcext:value-type="string">
            <text:p>M</text:p>
          </table:table-cell>
          <table:table-cell table:formula="of:=CHAR(IF(ROW([.F9])+COLUMN([.F9])+63&gt;90; ROW([.F9])+COLUMN([.F9])+63-26;(ROW([.F9])+COLUMN([.F9])+63)))" office:value-type="string" office:string-value="N" calcext:value-type="string">
            <text:p>N</text:p>
          </table:table-cell>
          <table:table-cell table:formula="of:=CHAR(IF(ROW([.G9])+COLUMN([.G9])+63&gt;90; ROW([.G9])+COLUMN([.G9])+63-26;(ROW([.G9])+COLUMN([.G9])+63)))" office:value-type="string" office:string-value="O" calcext:value-type="string">
            <text:p>O</text:p>
          </table:table-cell>
          <table:table-cell table:formula="of:=CHAR(IF(ROW([.H9])+COLUMN([.H9])+63&gt;90; ROW([.H9])+COLUMN([.H9])+63-26;(ROW([.H9])+COLUMN([.H9])+63)))" office:value-type="string" office:string-value="P" calcext:value-type="string">
            <text:p>P</text:p>
          </table:table-cell>
          <table:table-cell table:formula="of:=CHAR(IF(ROW([.I9])+COLUMN([.I9])+63&gt;90; ROW([.I9])+COLUMN([.I9])+63-26;(ROW([.I9])+COLUMN([.I9])+63)))" office:value-type="string" office:string-value="Q" calcext:value-type="string">
            <text:p>Q</text:p>
          </table:table-cell>
          <table:table-cell table:formula="of:=CHAR(IF(ROW([.J9])+COLUMN([.J9])+63&gt;90; ROW([.J9])+COLUMN([.J9])+63-26;(ROW([.J9])+COLUMN([.J9])+63)))" office:value-type="string" office:string-value="R" calcext:value-type="string">
            <text:p>R</text:p>
          </table:table-cell>
          <table:table-cell table:formula="of:=CHAR(IF(ROW([.K9])+COLUMN([.K9])+63&gt;90; ROW([.K9])+COLUMN([.K9])+63-26;(ROW([.K9])+COLUMN([.K9])+63)))" office:value-type="string" office:string-value="S" calcext:value-type="string">
            <text:p>S</text:p>
          </table:table-cell>
          <table:table-cell table:formula="of:=CHAR(IF(ROW([.L9])+COLUMN([.L9])+63&gt;90; ROW([.L9])+COLUMN([.L9])+63-26;(ROW([.L9])+COLUMN([.L9])+63)))" office:value-type="string" office:string-value="T" calcext:value-type="string">
            <text:p>T</text:p>
          </table:table-cell>
          <table:table-cell table:formula="of:=CHAR(IF(ROW([.M9])+COLUMN([.M9])+63&gt;90; ROW([.M9])+COLUMN([.M9])+63-26;(ROW([.M9])+COLUMN([.M9])+63)))" office:value-type="string" office:string-value="U" calcext:value-type="string">
            <text:p>U</text:p>
          </table:table-cell>
          <table:table-cell table:formula="of:=CHAR(IF(ROW([.N9])+COLUMN([.N9])+63&gt;90; ROW([.N9])+COLUMN([.N9])+63-26;(ROW([.N9])+COLUMN([.N9])+63)))" office:value-type="string" office:string-value="V" calcext:value-type="string">
            <text:p>V</text:p>
          </table:table-cell>
          <table:table-cell table:formula="of:=CHAR(IF(ROW([.O9])+COLUMN([.O9])+63&gt;90; ROW([.O9])+COLUMN([.O9])+63-26;(ROW([.O9])+COLUMN([.O9])+63)))" office:value-type="string" office:string-value="W" calcext:value-type="string">
            <text:p>W</text:p>
          </table:table-cell>
          <table:table-cell table:formula="of:=CHAR(IF(ROW([.P9])+COLUMN([.P9])+63&gt;90; ROW([.P9])+COLUMN([.P9])+63-26;(ROW([.P9])+COLUMN([.P9])+63)))" office:value-type="string" office:string-value="X" calcext:value-type="string">
            <text:p>X</text:p>
          </table:table-cell>
          <table:table-cell table:formula="of:=CHAR(IF(ROW([.Q9])+COLUMN([.Q9])+63&gt;90; ROW([.Q9])+COLUMN([.Q9])+63-26;(ROW([.Q9])+COLUMN([.Q9])+63)))" office:value-type="string" office:string-value="Y" calcext:value-type="string">
            <text:p>Y</text:p>
          </table:table-cell>
          <table:table-cell table:formula="of:=CHAR(IF(ROW([.R9])+COLUMN([.R9])+63&gt;90; ROW([.R9])+COLUMN([.R9])+63-26;(ROW([.R9])+COLUMN([.R9])+63)))" office:value-type="string" office:string-value="Z" calcext:value-type="string">
            <text:p>Z</text:p>
          </table:table-cell>
          <table:table-cell table:formula="of:=CHAR(IF(ROW([.S9])+COLUMN([.S9])+63&gt;90; ROW([.S9])+COLUMN([.S9])+63-26;(ROW([.S9])+COLUMN([.S9])+63)))" office:value-type="string" office:string-value="A" calcext:value-type="string">
            <text:p>A</text:p>
          </table:table-cell>
          <table:table-cell table:formula="of:=CHAR(IF(ROW([.T9])+COLUMN([.T9])+63&gt;90; ROW([.T9])+COLUMN([.T9])+63-26;(ROW([.T9])+COLUMN([.T9])+63)))" office:value-type="string" office:string-value="B" calcext:value-type="string">
            <text:p>B</text:p>
          </table:table-cell>
          <table:table-cell table:formula="of:=CHAR(IF(ROW([.U9])+COLUMN([.U9])+63&gt;90; ROW([.U9])+COLUMN([.U9])+63-26;(ROW([.U9])+COLUMN([.U9])+63)))" office:value-type="string" office:string-value="C" calcext:value-type="string">
            <text:p>C</text:p>
          </table:table-cell>
          <table:table-cell table:formula="of:=CHAR(IF(ROW([.V9])+COLUMN([.V9])+63&gt;90; ROW([.V9])+COLUMN([.V9])+63-26;(ROW([.V9])+COLUMN([.V9])+63)))" office:value-type="string" office:string-value="D" calcext:value-type="string">
            <text:p>D</text:p>
          </table:table-cell>
          <table:table-cell table:formula="of:=CHAR(IF(ROW([.W9])+COLUMN([.W9])+63&gt;90; ROW([.W9])+COLUMN([.W9])+63-26;(ROW([.W9])+COLUMN([.W9])+63)))" office:value-type="string" office:string-value="E" calcext:value-type="string">
            <text:p>E</text:p>
          </table:table-cell>
          <table:table-cell table:formula="of:=CHAR(IF(ROW([.X9])+COLUMN([.X9])+63&gt;90; ROW([.X9])+COLUMN([.X9])+63-26;(ROW([.X9])+COLUMN([.X9])+63)))" office:value-type="string" office:string-value="F" calcext:value-type="string">
            <text:p>F</text:p>
          </table:table-cell>
          <table:table-cell table:formula="of:=CHAR(IF(ROW([.Y9])+COLUMN([.Y9])+63&gt;90; ROW([.Y9])+COLUMN([.Y9])+63-26;(ROW([.Y9])+COLUMN([.Y9])+63)))" office:value-type="string" office:string-value="G" calcext:value-type="string">
            <text:p>G</text:p>
          </table:table-cell>
          <table:table-cell table:formula="of:=CHAR(IF(ROW([.Z9])+COLUMN([.Z9])+63&gt;90; ROW([.Z9])+COLUMN([.Z9])+63-26;(ROW([.Z9])+COLUMN([.Z9])+63)))" office:value-type="string" office:string-value="H" calcext:value-type="string">
            <text:p>H</text:p>
          </table:table-cell>
          <table:table-cell table:number-columns-repeated="14"/>
        </table:table-row>
        <table:table-row table:style-name="ro1">
          <table:table-cell table:formula="of:=CHAR(IF(ROW([.A10])+COLUMN([.A10])+63&gt;90; ROW([.A10])+COLUMN([.A10])+63-26;(ROW([.A10])+COLUMN([.A10])+63)))" office:value-type="string" office:string-value="J" calcext:value-type="string">
            <text:p>J</text:p>
          </table:table-cell>
          <table:table-cell table:formula="of:=CHAR(IF(ROW([.B10])+COLUMN([.B10])+63&gt;90; ROW([.B10])+COLUMN([.B10])+63-26;(ROW([.B10])+COLUMN([.B10])+63)))" office:value-type="string" office:string-value="K" calcext:value-type="string">
            <text:p>K</text:p>
          </table:table-cell>
          <table:table-cell table:formula="of:=CHAR(IF(ROW([.C10])+COLUMN([.C10])+63&gt;90; ROW([.C10])+COLUMN([.C10])+63-26;(ROW([.C10])+COLUMN([.C10])+63)))" office:value-type="string" office:string-value="L" calcext:value-type="string">
            <text:p>L</text:p>
          </table:table-cell>
          <table:table-cell table:formula="of:=CHAR(IF(ROW([.D10])+COLUMN([.D10])+63&gt;90; ROW([.D10])+COLUMN([.D10])+63-26;(ROW([.D10])+COLUMN([.D10])+63)))" office:value-type="string" office:string-value="M" calcext:value-type="string">
            <text:p>M</text:p>
          </table:table-cell>
          <table:table-cell table:formula="of:=CHAR(IF(ROW([.E10])+COLUMN([.E10])+63&gt;90; ROW([.E10])+COLUMN([.E10])+63-26;(ROW([.E10])+COLUMN([.E10])+63)))" office:value-type="string" office:string-value="N" calcext:value-type="string">
            <text:p>N</text:p>
          </table:table-cell>
          <table:table-cell table:formula="of:=CHAR(IF(ROW([.F10])+COLUMN([.F10])+63&gt;90; ROW([.F10])+COLUMN([.F10])+63-26;(ROW([.F10])+COLUMN([.F10])+63)))" office:value-type="string" office:string-value="O" calcext:value-type="string">
            <text:p>O</text:p>
          </table:table-cell>
          <table:table-cell table:formula="of:=CHAR(IF(ROW([.G10])+COLUMN([.G10])+63&gt;90; ROW([.G10])+COLUMN([.G10])+63-26;(ROW([.G10])+COLUMN([.G10])+63)))" office:value-type="string" office:string-value="P" calcext:value-type="string">
            <text:p>P</text:p>
          </table:table-cell>
          <table:table-cell table:formula="of:=CHAR(IF(ROW([.H10])+COLUMN([.H10])+63&gt;90; ROW([.H10])+COLUMN([.H10])+63-26;(ROW([.H10])+COLUMN([.H10])+63)))" office:value-type="string" office:string-value="Q" calcext:value-type="string">
            <text:p>Q</text:p>
          </table:table-cell>
          <table:table-cell table:formula="of:=CHAR(IF(ROW([.I10])+COLUMN([.I10])+63&gt;90; ROW([.I10])+COLUMN([.I10])+63-26;(ROW([.I10])+COLUMN([.I10])+63)))" office:value-type="string" office:string-value="R" calcext:value-type="string">
            <text:p>R</text:p>
          </table:table-cell>
          <table:table-cell table:formula="of:=CHAR(IF(ROW([.J10])+COLUMN([.J10])+63&gt;90; ROW([.J10])+COLUMN([.J10])+63-26;(ROW([.J10])+COLUMN([.J10])+63)))" office:value-type="string" office:string-value="S" calcext:value-type="string">
            <text:p>S</text:p>
          </table:table-cell>
          <table:table-cell table:formula="of:=CHAR(IF(ROW([.K10])+COLUMN([.K10])+63&gt;90; ROW([.K10])+COLUMN([.K10])+63-26;(ROW([.K10])+COLUMN([.K10])+63)))" office:value-type="string" office:string-value="T" calcext:value-type="string">
            <text:p>T</text:p>
          </table:table-cell>
          <table:table-cell table:formula="of:=CHAR(IF(ROW([.L10])+COLUMN([.L10])+63&gt;90; ROW([.L10])+COLUMN([.L10])+63-26;(ROW([.L10])+COLUMN([.L10])+63)))" office:value-type="string" office:string-value="U" calcext:value-type="string">
            <text:p>U</text:p>
          </table:table-cell>
          <table:table-cell table:formula="of:=CHAR(IF(ROW([.M10])+COLUMN([.M10])+63&gt;90; ROW([.M10])+COLUMN([.M10])+63-26;(ROW([.M10])+COLUMN([.M10])+63)))" office:value-type="string" office:string-value="V" calcext:value-type="string">
            <text:p>V</text:p>
          </table:table-cell>
          <table:table-cell table:formula="of:=CHAR(IF(ROW([.N10])+COLUMN([.N10])+63&gt;90; ROW([.N10])+COLUMN([.N10])+63-26;(ROW([.N10])+COLUMN([.N10])+63)))" office:value-type="string" office:string-value="W" calcext:value-type="string">
            <text:p>W</text:p>
          </table:table-cell>
          <table:table-cell table:formula="of:=CHAR(IF(ROW([.O10])+COLUMN([.O10])+63&gt;90; ROW([.O10])+COLUMN([.O10])+63-26;(ROW([.O10])+COLUMN([.O10])+63)))" office:value-type="string" office:string-value="X" calcext:value-type="string">
            <text:p>X</text:p>
          </table:table-cell>
          <table:table-cell table:formula="of:=CHAR(IF(ROW([.P10])+COLUMN([.P10])+63&gt;90; ROW([.P10])+COLUMN([.P10])+63-26;(ROW([.P10])+COLUMN([.P10])+63)))" office:value-type="string" office:string-value="Y" calcext:value-type="string">
            <text:p>Y</text:p>
          </table:table-cell>
          <table:table-cell table:formula="of:=CHAR(IF(ROW([.Q10])+COLUMN([.Q10])+63&gt;90; ROW([.Q10])+COLUMN([.Q10])+63-26;(ROW([.Q10])+COLUMN([.Q10])+63)))" office:value-type="string" office:string-value="Z" calcext:value-type="string">
            <text:p>Z</text:p>
          </table:table-cell>
          <table:table-cell table:formula="of:=CHAR(IF(ROW([.R10])+COLUMN([.R10])+63&gt;90; ROW([.R10])+COLUMN([.R10])+63-26;(ROW([.R10])+COLUMN([.R10])+63)))" office:value-type="string" office:string-value="A" calcext:value-type="string">
            <text:p>A</text:p>
          </table:table-cell>
          <table:table-cell table:formula="of:=CHAR(IF(ROW([.S10])+COLUMN([.S10])+63&gt;90; ROW([.S10])+COLUMN([.S10])+63-26;(ROW([.S10])+COLUMN([.S10])+63)))" office:value-type="string" office:string-value="B" calcext:value-type="string">
            <text:p>B</text:p>
          </table:table-cell>
          <table:table-cell table:formula="of:=CHAR(IF(ROW([.T10])+COLUMN([.T10])+63&gt;90; ROW([.T10])+COLUMN([.T10])+63-26;(ROW([.T10])+COLUMN([.T10])+63)))" office:value-type="string" office:string-value="C" calcext:value-type="string">
            <text:p>C</text:p>
          </table:table-cell>
          <table:table-cell table:formula="of:=CHAR(IF(ROW([.U10])+COLUMN([.U10])+63&gt;90; ROW([.U10])+COLUMN([.U10])+63-26;(ROW([.U10])+COLUMN([.U10])+63)))" office:value-type="string" office:string-value="D" calcext:value-type="string">
            <text:p>D</text:p>
          </table:table-cell>
          <table:table-cell table:formula="of:=CHAR(IF(ROW([.V10])+COLUMN([.V10])+63&gt;90; ROW([.V10])+COLUMN([.V10])+63-26;(ROW([.V10])+COLUMN([.V10])+63)))" office:value-type="string" office:string-value="E" calcext:value-type="string">
            <text:p>E</text:p>
          </table:table-cell>
          <table:table-cell table:formula="of:=CHAR(IF(ROW([.W10])+COLUMN([.W10])+63&gt;90; ROW([.W10])+COLUMN([.W10])+63-26;(ROW([.W10])+COLUMN([.W10])+63)))" office:value-type="string" office:string-value="F" calcext:value-type="string">
            <text:p>F</text:p>
          </table:table-cell>
          <table:table-cell table:formula="of:=CHAR(IF(ROW([.X10])+COLUMN([.X10])+63&gt;90; ROW([.X10])+COLUMN([.X10])+63-26;(ROW([.X10])+COLUMN([.X10])+63)))" office:value-type="string" office:string-value="G" calcext:value-type="string">
            <text:p>G</text:p>
          </table:table-cell>
          <table:table-cell table:formula="of:=CHAR(IF(ROW([.Y10])+COLUMN([.Y10])+63&gt;90; ROW([.Y10])+COLUMN([.Y10])+63-26;(ROW([.Y10])+COLUMN([.Y10])+63)))" office:value-type="string" office:string-value="H" calcext:value-type="string">
            <text:p>H</text:p>
          </table:table-cell>
          <table:table-cell table:formula="of:=CHAR(IF(ROW([.Z10])+COLUMN([.Z10])+63&gt;90; ROW([.Z10])+COLUMN([.Z10])+63-26;(ROW([.Z10])+COLUMN([.Z10])+63)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11])+COLUMN([.A11])+63&gt;90; ROW([.A11])+COLUMN([.A11])+63-26;(ROW([.A11])+COLUMN([.A11])+63)))" office:value-type="string" office:string-value="K" calcext:value-type="string">
            <text:p>K</text:p>
          </table:table-cell>
          <table:table-cell table:formula="of:=CHAR(IF(ROW([.B11])+COLUMN([.B11])+63&gt;90; ROW([.B11])+COLUMN([.B11])+63-26;(ROW([.B11])+COLUMN([.B11])+63)))" office:value-type="string" office:string-value="L" calcext:value-type="string">
            <text:p>L</text:p>
          </table:table-cell>
          <table:table-cell table:formula="of:=CHAR(IF(ROW([.C11])+COLUMN([.C11])+63&gt;90; ROW([.C11])+COLUMN([.C11])+63-26;(ROW([.C11])+COLUMN([.C11])+63)))" office:value-type="string" office:string-value="M" calcext:value-type="string">
            <text:p>M</text:p>
          </table:table-cell>
          <table:table-cell table:formula="of:=CHAR(IF(ROW([.D11])+COLUMN([.D11])+63&gt;90; ROW([.D11])+COLUMN([.D11])+63-26;(ROW([.D11])+COLUMN([.D11])+63)))" office:value-type="string" office:string-value="N" calcext:value-type="string">
            <text:p>N</text:p>
          </table:table-cell>
          <table:table-cell table:formula="of:=CHAR(IF(ROW([.E11])+COLUMN([.E11])+63&gt;90; ROW([.E11])+COLUMN([.E11])+63-26;(ROW([.E11])+COLUMN([.E11])+63)))" office:value-type="string" office:string-value="O" calcext:value-type="string">
            <text:p>O</text:p>
          </table:table-cell>
          <table:table-cell table:formula="of:=CHAR(IF(ROW([.F11])+COLUMN([.F11])+63&gt;90; ROW([.F11])+COLUMN([.F11])+63-26;(ROW([.F11])+COLUMN([.F11])+63)))" office:value-type="string" office:string-value="P" calcext:value-type="string">
            <text:p>P</text:p>
          </table:table-cell>
          <table:table-cell table:formula="of:=CHAR(IF(ROW([.G11])+COLUMN([.G11])+63&gt;90; ROW([.G11])+COLUMN([.G11])+63-26;(ROW([.G11])+COLUMN([.G11])+63)))" office:value-type="string" office:string-value="Q" calcext:value-type="string">
            <text:p>Q</text:p>
          </table:table-cell>
          <table:table-cell table:formula="of:=CHAR(IF(ROW([.H11])+COLUMN([.H11])+63&gt;90; ROW([.H11])+COLUMN([.H11])+63-26;(ROW([.H11])+COLUMN([.H11])+63)))" office:value-type="string" office:string-value="R" calcext:value-type="string">
            <text:p>R</text:p>
          </table:table-cell>
          <table:table-cell table:formula="of:=CHAR(IF(ROW([.I11])+COLUMN([.I11])+63&gt;90; ROW([.I11])+COLUMN([.I11])+63-26;(ROW([.I11])+COLUMN([.I11])+63)))" office:value-type="string" office:string-value="S" calcext:value-type="string">
            <text:p>S</text:p>
          </table:table-cell>
          <table:table-cell table:formula="of:=CHAR(IF(ROW([.J11])+COLUMN([.J11])+63&gt;90; ROW([.J11])+COLUMN([.J11])+63-26;(ROW([.J11])+COLUMN([.J11])+63)))" office:value-type="string" office:string-value="T" calcext:value-type="string">
            <text:p>T</text:p>
          </table:table-cell>
          <table:table-cell table:formula="of:=CHAR(IF(ROW([.K11])+COLUMN([.K11])+63&gt;90; ROW([.K11])+COLUMN([.K11])+63-26;(ROW([.K11])+COLUMN([.K11])+63)))" office:value-type="string" office:string-value="U" calcext:value-type="string">
            <text:p>U</text:p>
          </table:table-cell>
          <table:table-cell table:formula="of:=CHAR(IF(ROW([.L11])+COLUMN([.L11])+63&gt;90; ROW([.L11])+COLUMN([.L11])+63-26;(ROW([.L11])+COLUMN([.L11])+63)))" office:value-type="string" office:string-value="V" calcext:value-type="string">
            <text:p>V</text:p>
          </table:table-cell>
          <table:table-cell table:formula="of:=CHAR(IF(ROW([.M11])+COLUMN([.M11])+63&gt;90; ROW([.M11])+COLUMN([.M11])+63-26;(ROW([.M11])+COLUMN([.M11])+63)))" office:value-type="string" office:string-value="W" calcext:value-type="string">
            <text:p>W</text:p>
          </table:table-cell>
          <table:table-cell table:formula="of:=CHAR(IF(ROW([.N11])+COLUMN([.N11])+63&gt;90; ROW([.N11])+COLUMN([.N11])+63-26;(ROW([.N11])+COLUMN([.N11])+63)))" office:value-type="string" office:string-value="X" calcext:value-type="string">
            <text:p>X</text:p>
          </table:table-cell>
          <table:table-cell table:formula="of:=CHAR(IF(ROW([.O11])+COLUMN([.O11])+63&gt;90; ROW([.O11])+COLUMN([.O11])+63-26;(ROW([.O11])+COLUMN([.O11])+63)))" office:value-type="string" office:string-value="Y" calcext:value-type="string">
            <text:p>Y</text:p>
          </table:table-cell>
          <table:table-cell table:formula="of:=CHAR(IF(ROW([.P11])+COLUMN([.P11])+63&gt;90; ROW([.P11])+COLUMN([.P11])+63-26;(ROW([.P11])+COLUMN([.P11])+63)))" office:value-type="string" office:string-value="Z" calcext:value-type="string">
            <text:p>Z</text:p>
          </table:table-cell>
          <table:table-cell table:formula="of:=CHAR(IF(ROW([.Q11])+COLUMN([.Q11])+63&gt;90; ROW([.Q11])+COLUMN([.Q11])+63-26;(ROW([.Q11])+COLUMN([.Q11])+63)))" office:value-type="string" office:string-value="A" calcext:value-type="string">
            <text:p>A</text:p>
          </table:table-cell>
          <table:table-cell table:formula="of:=CHAR(IF(ROW([.R11])+COLUMN([.R11])+63&gt;90; ROW([.R11])+COLUMN([.R11])+63-26;(ROW([.R11])+COLUMN([.R11])+63)))" office:value-type="string" office:string-value="B" calcext:value-type="string">
            <text:p>B</text:p>
          </table:table-cell>
          <table:table-cell table:formula="of:=CHAR(IF(ROW([.S11])+COLUMN([.S11])+63&gt;90; ROW([.S11])+COLUMN([.S11])+63-26;(ROW([.S11])+COLUMN([.S11])+63)))" office:value-type="string" office:string-value="C" calcext:value-type="string">
            <text:p>C</text:p>
          </table:table-cell>
          <table:table-cell table:formula="of:=CHAR(IF(ROW([.T11])+COLUMN([.T11])+63&gt;90; ROW([.T11])+COLUMN([.T11])+63-26;(ROW([.T11])+COLUMN([.T11])+63)))" office:value-type="string" office:string-value="D" calcext:value-type="string">
            <text:p>D</text:p>
          </table:table-cell>
          <table:table-cell table:formula="of:=CHAR(IF(ROW([.U11])+COLUMN([.U11])+63&gt;90; ROW([.U11])+COLUMN([.U11])+63-26;(ROW([.U11])+COLUMN([.U11])+63)))" office:value-type="string" office:string-value="E" calcext:value-type="string">
            <text:p>E</text:p>
          </table:table-cell>
          <table:table-cell table:formula="of:=CHAR(IF(ROW([.V11])+COLUMN([.V11])+63&gt;90; ROW([.V11])+COLUMN([.V11])+63-26;(ROW([.V11])+COLUMN([.V11])+63)))" office:value-type="string" office:string-value="F" calcext:value-type="string">
            <text:p>F</text:p>
          </table:table-cell>
          <table:table-cell table:formula="of:=CHAR(IF(ROW([.W11])+COLUMN([.W11])+63&gt;90; ROW([.W11])+COLUMN([.W11])+63-26;(ROW([.W11])+COLUMN([.W11])+63)))" office:value-type="string" office:string-value="G" calcext:value-type="string">
            <text:p>G</text:p>
          </table:table-cell>
          <table:table-cell table:formula="of:=CHAR(IF(ROW([.X11])+COLUMN([.X11])+63&gt;90; ROW([.X11])+COLUMN([.X11])+63-26;(ROW([.X11])+COLUMN([.X11])+63)))" office:value-type="string" office:string-value="H" calcext:value-type="string">
            <text:p>H</text:p>
          </table:table-cell>
          <table:table-cell table:formula="of:=CHAR(IF(ROW([.Y11])+COLUMN([.Y11])+63&gt;90; ROW([.Y11])+COLUMN([.Y11])+63-26;(ROW([.Y11])+COLUMN([.Y11])+63)))" office:value-type="string" office:string-value="I" calcext:value-type="string">
            <text:p>I</text:p>
          </table:table-cell>
          <table:table-cell table:formula="of:=CHAR(IF(ROW([.Z11])+COLUMN([.Z11])+63&gt;90; ROW([.Z11])+COLUMN([.Z11])+63-26;(ROW([.Z11])+COLUMN([.Z11])+63)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+63&gt;90; ROW([.A12])+COLUMN([.A12])+63-26;(ROW([.A12])+COLUMN([.A12])+63)))" office:value-type="string" office:string-value="L" calcext:value-type="string">
            <text:p>L</text:p>
          </table:table-cell>
          <table:table-cell table:formula="of:=CHAR(IF(ROW([.B12])+COLUMN([.B12])+63&gt;90; ROW([.B12])+COLUMN([.B12])+63-26;(ROW([.B12])+COLUMN([.B12])+63)))" office:value-type="string" office:string-value="M" calcext:value-type="string">
            <text:p>M</text:p>
          </table:table-cell>
          <table:table-cell table:formula="of:=CHAR(IF(ROW([.C12])+COLUMN([.C12])+63&gt;90; ROW([.C12])+COLUMN([.C12])+63-26;(ROW([.C12])+COLUMN([.C12])+63)))" office:value-type="string" office:string-value="N" calcext:value-type="string">
            <text:p>N</text:p>
          </table:table-cell>
          <table:table-cell table:formula="of:=CHAR(IF(ROW([.D12])+COLUMN([.D12])+63&gt;90; ROW([.D12])+COLUMN([.D12])+63-26;(ROW([.D12])+COLUMN([.D12])+63)))" office:value-type="string" office:string-value="O" calcext:value-type="string">
            <text:p>O</text:p>
          </table:table-cell>
          <table:table-cell table:formula="of:=CHAR(IF(ROW([.E12])+COLUMN([.E12])+63&gt;90; ROW([.E12])+COLUMN([.E12])+63-26;(ROW([.E12])+COLUMN([.E12])+63)))" office:value-type="string" office:string-value="P" calcext:value-type="string">
            <text:p>P</text:p>
          </table:table-cell>
          <table:table-cell table:formula="of:=CHAR(IF(ROW([.F12])+COLUMN([.F12])+63&gt;90; ROW([.F12])+COLUMN([.F12])+63-26;(ROW([.F12])+COLUMN([.F12])+63)))" office:value-type="string" office:string-value="Q" calcext:value-type="string">
            <text:p>Q</text:p>
          </table:table-cell>
          <table:table-cell table:formula="of:=CHAR(IF(ROW([.G12])+COLUMN([.G12])+63&gt;90; ROW([.G12])+COLUMN([.G12])+63-26;(ROW([.G12])+COLUMN([.G12])+63)))" office:value-type="string" office:string-value="R" calcext:value-type="string">
            <text:p>R</text:p>
          </table:table-cell>
          <table:table-cell table:formula="of:=CHAR(IF(ROW([.H12])+COLUMN([.H12])+63&gt;90; ROW([.H12])+COLUMN([.H12])+63-26;(ROW([.H12])+COLUMN([.H12])+63)))" office:value-type="string" office:string-value="S" calcext:value-type="string">
            <text:p>S</text:p>
          </table:table-cell>
          <table:table-cell table:formula="of:=CHAR(IF(ROW([.I12])+COLUMN([.I12])+63&gt;90; ROW([.I12])+COLUMN([.I12])+63-26;(ROW([.I12])+COLUMN([.I12])+63)))" office:value-type="string" office:string-value="T" calcext:value-type="string">
            <text:p>T</text:p>
          </table:table-cell>
          <table:table-cell table:formula="of:=CHAR(IF(ROW([.J12])+COLUMN([.J12])+63&gt;90; ROW([.J12])+COLUMN([.J12])+63-26;(ROW([.J12])+COLUMN([.J12])+63)))" office:value-type="string" office:string-value="U" calcext:value-type="string">
            <text:p>U</text:p>
          </table:table-cell>
          <table:table-cell table:formula="of:=CHAR(IF(ROW([.K12])+COLUMN([.K12])+63&gt;90; ROW([.K12])+COLUMN([.K12])+63-26;(ROW([.K12])+COLUMN([.K12])+63)))" office:value-type="string" office:string-value="V" calcext:value-type="string">
            <text:p>V</text:p>
          </table:table-cell>
          <table:table-cell table:formula="of:=CHAR(IF(ROW([.L12])+COLUMN([.L12])+63&gt;90; ROW([.L12])+COLUMN([.L12])+63-26;(ROW([.L12])+COLUMN([.L12])+63)))" office:value-type="string" office:string-value="W" calcext:value-type="string">
            <text:p>W</text:p>
          </table:table-cell>
          <table:table-cell table:formula="of:=CHAR(IF(ROW([.M12])+COLUMN([.M12])+63&gt;90; ROW([.M12])+COLUMN([.M12])+63-26;(ROW([.M12])+COLUMN([.M12])+63)))" office:value-type="string" office:string-value="X" calcext:value-type="string">
            <text:p>X</text:p>
          </table:table-cell>
          <table:table-cell table:formula="of:=CHAR(IF(ROW([.N12])+COLUMN([.N12])+63&gt;90; ROW([.N12])+COLUMN([.N12])+63-26;(ROW([.N12])+COLUMN([.N12])+63)))" office:value-type="string" office:string-value="Y" calcext:value-type="string">
            <text:p>Y</text:p>
          </table:table-cell>
          <table:table-cell table:formula="of:=CHAR(IF(ROW([.O12])+COLUMN([.O12])+63&gt;90; ROW([.O12])+COLUMN([.O12])+63-26;(ROW([.O12])+COLUMN([.O12])+63)))" office:value-type="string" office:string-value="Z" calcext:value-type="string">
            <text:p>Z</text:p>
          </table:table-cell>
          <table:table-cell table:formula="of:=CHAR(IF(ROW([.P12])+COLUMN([.P12])+63&gt;90; ROW([.P12])+COLUMN([.P12])+63-26;(ROW([.P12])+COLUMN([.P12])+63)))" office:value-type="string" office:string-value="A" calcext:value-type="string">
            <text:p>A</text:p>
          </table:table-cell>
          <table:table-cell table:formula="of:=CHAR(IF(ROW([.Q12])+COLUMN([.Q12])+63&gt;90; ROW([.Q12])+COLUMN([.Q12])+63-26;(ROW([.Q12])+COLUMN([.Q12])+63)))" office:value-type="string" office:string-value="B" calcext:value-type="string">
            <text:p>B</text:p>
          </table:table-cell>
          <table:table-cell table:formula="of:=CHAR(IF(ROW([.R12])+COLUMN([.R12])+63&gt;90; ROW([.R12])+COLUMN([.R12])+63-26;(ROW([.R12])+COLUMN([.R12])+63)))" office:value-type="string" office:string-value="C" calcext:value-type="string">
            <text:p>C</text:p>
          </table:table-cell>
          <table:table-cell table:formula="of:=CHAR(IF(ROW([.S12])+COLUMN([.S12])+63&gt;90; ROW([.S12])+COLUMN([.S12])+63-26;(ROW([.S12])+COLUMN([.S12])+63)))" office:value-type="string" office:string-value="D" calcext:value-type="string">
            <text:p>D</text:p>
          </table:table-cell>
          <table:table-cell table:formula="of:=CHAR(IF(ROW([.T12])+COLUMN([.T12])+63&gt;90; ROW([.T12])+COLUMN([.T12])+63-26;(ROW([.T12])+COLUMN([.T12])+63)))" office:value-type="string" office:string-value="E" calcext:value-type="string">
            <text:p>E</text:p>
          </table:table-cell>
          <table:table-cell table:formula="of:=CHAR(IF(ROW([.U12])+COLUMN([.U12])+63&gt;90; ROW([.U12])+COLUMN([.U12])+63-26;(ROW([.U12])+COLUMN([.U12])+63)))" office:value-type="string" office:string-value="F" calcext:value-type="string">
            <text:p>F</text:p>
          </table:table-cell>
          <table:table-cell table:formula="of:=CHAR(IF(ROW([.V12])+COLUMN([.V12])+63&gt;90; ROW([.V12])+COLUMN([.V12])+63-26;(ROW([.V12])+COLUMN([.V12])+63)))" office:value-type="string" office:string-value="G" calcext:value-type="string">
            <text:p>G</text:p>
          </table:table-cell>
          <table:table-cell table:formula="of:=CHAR(IF(ROW([.W12])+COLUMN([.W12])+63&gt;90; ROW([.W12])+COLUMN([.W12])+63-26;(ROW([.W12])+COLUMN([.W12])+63)))" office:value-type="string" office:string-value="H" calcext:value-type="string">
            <text:p>H</text:p>
          </table:table-cell>
          <table:table-cell table:formula="of:=CHAR(IF(ROW([.X12])+COLUMN([.X12])+63&gt;90; ROW([.X12])+COLUMN([.X12])+63-26;(ROW([.X12])+COLUMN([.X12])+63)))" office:value-type="string" office:string-value="I" calcext:value-type="string">
            <text:p>I</text:p>
          </table:table-cell>
          <table:table-cell table:formula="of:=CHAR(IF(ROW([.Y12])+COLUMN([.Y12])+63&gt;90; ROW([.Y12])+COLUMN([.Y12])+63-26;(ROW([.Y12])+COLUMN([.Y12])+63)))" office:value-type="string" office:string-value="J" calcext:value-type="string">
            <text:p>J</text:p>
          </table:table-cell>
          <table:table-cell table:formula="of:=CHAR(IF(ROW([.Z12])+COLUMN([.Z12])+63&gt;90; ROW([.Z12])+COLUMN([.Z12])+63-26;(ROW([.Z12])+COLUMN([.Z12])+63)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+63&gt;90; ROW([.A13])+COLUMN([.A13])+63-26;(ROW([.A13])+COLUMN([.A13])+63)))" office:value-type="string" office:string-value="M" calcext:value-type="string">
            <text:p>M</text:p>
          </table:table-cell>
          <table:table-cell table:formula="of:=CHAR(IF(ROW([.B13])+COLUMN([.B13])+63&gt;90; ROW([.B13])+COLUMN([.B13])+63-26;(ROW([.B13])+COLUMN([.B13])+63)))" office:value-type="string" office:string-value="N" calcext:value-type="string">
            <text:p>N</text:p>
          </table:table-cell>
          <table:table-cell table:formula="of:=CHAR(IF(ROW([.C13])+COLUMN([.C13])+63&gt;90; ROW([.C13])+COLUMN([.C13])+63-26;(ROW([.C13])+COLUMN([.C13])+63)))" office:value-type="string" office:string-value="O" calcext:value-type="string">
            <text:p>O</text:p>
          </table:table-cell>
          <table:table-cell table:formula="of:=CHAR(IF(ROW([.D13])+COLUMN([.D13])+63&gt;90; ROW([.D13])+COLUMN([.D13])+63-26;(ROW([.D13])+COLUMN([.D13])+63)))" office:value-type="string" office:string-value="P" calcext:value-type="string">
            <text:p>P</text:p>
          </table:table-cell>
          <table:table-cell table:formula="of:=CHAR(IF(ROW([.E13])+COLUMN([.E13])+63&gt;90; ROW([.E13])+COLUMN([.E13])+63-26;(ROW([.E13])+COLUMN([.E13])+63)))" office:value-type="string" office:string-value="Q" calcext:value-type="string">
            <text:p>Q</text:p>
          </table:table-cell>
          <table:table-cell table:formula="of:=CHAR(IF(ROW([.F13])+COLUMN([.F13])+63&gt;90; ROW([.F13])+COLUMN([.F13])+63-26;(ROW([.F13])+COLUMN([.F13])+63)))" office:value-type="string" office:string-value="R" calcext:value-type="string">
            <text:p>R</text:p>
          </table:table-cell>
          <table:table-cell table:formula="of:=CHAR(IF(ROW([.G13])+COLUMN([.G13])+63&gt;90; ROW([.G13])+COLUMN([.G13])+63-26;(ROW([.G13])+COLUMN([.G13])+63)))" office:value-type="string" office:string-value="S" calcext:value-type="string">
            <text:p>S</text:p>
          </table:table-cell>
          <table:table-cell table:formula="of:=CHAR(IF(ROW([.H13])+COLUMN([.H13])+63&gt;90; ROW([.H13])+COLUMN([.H13])+63-26;(ROW([.H13])+COLUMN([.H13])+63)))" office:value-type="string" office:string-value="T" calcext:value-type="string">
            <text:p>T</text:p>
          </table:table-cell>
          <table:table-cell table:formula="of:=CHAR(IF(ROW([.I13])+COLUMN([.I13])+63&gt;90; ROW([.I13])+COLUMN([.I13])+63-26;(ROW([.I13])+COLUMN([.I13])+63)))" office:value-type="string" office:string-value="U" calcext:value-type="string">
            <text:p>U</text:p>
          </table:table-cell>
          <table:table-cell table:formula="of:=CHAR(IF(ROW([.J13])+COLUMN([.J13])+63&gt;90; ROW([.J13])+COLUMN([.J13])+63-26;(ROW([.J13])+COLUMN([.J13])+63)))" office:value-type="string" office:string-value="V" calcext:value-type="string">
            <text:p>V</text:p>
          </table:table-cell>
          <table:table-cell table:formula="of:=CHAR(IF(ROW([.K13])+COLUMN([.K13])+63&gt;90; ROW([.K13])+COLUMN([.K13])+63-26;(ROW([.K13])+COLUMN([.K13])+63)))" office:value-type="string" office:string-value="W" calcext:value-type="string">
            <text:p>W</text:p>
          </table:table-cell>
          <table:table-cell table:formula="of:=CHAR(IF(ROW([.L13])+COLUMN([.L13])+63&gt;90; ROW([.L13])+COLUMN([.L13])+63-26;(ROW([.L13])+COLUMN([.L13])+63)))" office:value-type="string" office:string-value="X" calcext:value-type="string">
            <text:p>X</text:p>
          </table:table-cell>
          <table:table-cell table:formula="of:=CHAR(IF(ROW([.M13])+COLUMN([.M13])+63&gt;90; ROW([.M13])+COLUMN([.M13])+63-26;(ROW([.M13])+COLUMN([.M13])+63)))" office:value-type="string" office:string-value="Y" calcext:value-type="string">
            <text:p>Y</text:p>
          </table:table-cell>
          <table:table-cell table:formula="of:=CHAR(IF(ROW([.N13])+COLUMN([.N13])+63&gt;90; ROW([.N13])+COLUMN([.N13])+63-26;(ROW([.N13])+COLUMN([.N13])+63)))" office:value-type="string" office:string-value="Z" calcext:value-type="string">
            <text:p>Z</text:p>
          </table:table-cell>
          <table:table-cell table:formula="of:=CHAR(IF(ROW([.O13])+COLUMN([.O13])+63&gt;90; ROW([.O13])+COLUMN([.O13])+63-26;(ROW([.O13])+COLUMN([.O13])+63)))" office:value-type="string" office:string-value="A" calcext:value-type="string">
            <text:p>A</text:p>
          </table:table-cell>
          <table:table-cell table:formula="of:=CHAR(IF(ROW([.P13])+COLUMN([.P13])+63&gt;90; ROW([.P13])+COLUMN([.P13])+63-26;(ROW([.P13])+COLUMN([.P13])+63)))" office:value-type="string" office:string-value="B" calcext:value-type="string">
            <text:p>B</text:p>
          </table:table-cell>
          <table:table-cell table:formula="of:=CHAR(IF(ROW([.Q13])+COLUMN([.Q13])+63&gt;90; ROW([.Q13])+COLUMN([.Q13])+63-26;(ROW([.Q13])+COLUMN([.Q13])+63)))" office:value-type="string" office:string-value="C" calcext:value-type="string">
            <text:p>C</text:p>
          </table:table-cell>
          <table:table-cell table:formula="of:=CHAR(IF(ROW([.R13])+COLUMN([.R13])+63&gt;90; ROW([.R13])+COLUMN([.R13])+63-26;(ROW([.R13])+COLUMN([.R13])+63)))" office:value-type="string" office:string-value="D" calcext:value-type="string">
            <text:p>D</text:p>
          </table:table-cell>
          <table:table-cell table:formula="of:=CHAR(IF(ROW([.S13])+COLUMN([.S13])+63&gt;90; ROW([.S13])+COLUMN([.S13])+63-26;(ROW([.S13])+COLUMN([.S13])+63)))" office:value-type="string" office:string-value="E" calcext:value-type="string">
            <text:p>E</text:p>
          </table:table-cell>
          <table:table-cell table:formula="of:=CHAR(IF(ROW([.T13])+COLUMN([.T13])+63&gt;90; ROW([.T13])+COLUMN([.T13])+63-26;(ROW([.T13])+COLUMN([.T13])+63)))" office:value-type="string" office:string-value="F" calcext:value-type="string">
            <text:p>F</text:p>
          </table:table-cell>
          <table:table-cell table:formula="of:=CHAR(IF(ROW([.U13])+COLUMN([.U13])+63&gt;90; ROW([.U13])+COLUMN([.U13])+63-26;(ROW([.U13])+COLUMN([.U13])+63)))" office:value-type="string" office:string-value="G" calcext:value-type="string">
            <text:p>G</text:p>
          </table:table-cell>
          <table:table-cell table:formula="of:=CHAR(IF(ROW([.V13])+COLUMN([.V13])+63&gt;90; ROW([.V13])+COLUMN([.V13])+63-26;(ROW([.V13])+COLUMN([.V13])+63)))" office:value-type="string" office:string-value="H" calcext:value-type="string">
            <text:p>H</text:p>
          </table:table-cell>
          <table:table-cell table:formula="of:=CHAR(IF(ROW([.W13])+COLUMN([.W13])+63&gt;90; ROW([.W13])+COLUMN([.W13])+63-26;(ROW([.W13])+COLUMN([.W13])+63)))" office:value-type="string" office:string-value="I" calcext:value-type="string">
            <text:p>I</text:p>
          </table:table-cell>
          <table:table-cell table:formula="of:=CHAR(IF(ROW([.X13])+COLUMN([.X13])+63&gt;90; ROW([.X13])+COLUMN([.X13])+63-26;(ROW([.X13])+COLUMN([.X13])+63)))" office:value-type="string" office:string-value="J" calcext:value-type="string">
            <text:p>J</text:p>
          </table:table-cell>
          <table:table-cell table:formula="of:=CHAR(IF(ROW([.Y13])+COLUMN([.Y13])+63&gt;90; ROW([.Y13])+COLUMN([.Y13])+63-26;(ROW([.Y13])+COLUMN([.Y13])+63)))" office:value-type="string" office:string-value="K" calcext:value-type="string">
            <text:p>K</text:p>
          </table:table-cell>
          <table:table-cell table:formula="of:=CHAR(IF(ROW([.Z13])+COLUMN([.Z13])+63&gt;90; ROW([.Z13])+COLUMN([.Z13])+63-26;(ROW([.Z13])+COLUMN([.Z13])+63)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 ROW([.A14])+COLUMN([.A14])+63-26;(ROW([.A14])+COLUMN([.A14])+63)))" office:value-type="string" office:string-value="N" calcext:value-type="string">
            <text:p>N</text:p>
          </table:table-cell>
          <table:table-cell table:formula="of:=CHAR(IF(ROW([.B14])+COLUMN([.B14])+63&gt;90; ROW([.B14])+COLUMN([.B14])+63-26;(ROW([.B14])+COLUMN([.B14])+63)))" office:value-type="string" office:string-value="O" calcext:value-type="string">
            <text:p>O</text:p>
          </table:table-cell>
          <table:table-cell table:formula="of:=CHAR(IF(ROW([.C14])+COLUMN([.C14])+63&gt;90; ROW([.C14])+COLUMN([.C14])+63-26;(ROW([.C14])+COLUMN([.C14])+63)))" office:value-type="string" office:string-value="P" calcext:value-type="string">
            <text:p>P</text:p>
          </table:table-cell>
          <table:table-cell table:formula="of:=CHAR(IF(ROW([.D14])+COLUMN([.D14])+63&gt;90; ROW([.D14])+COLUMN([.D14])+63-26;(ROW([.D14])+COLUMN([.D14])+63)))" office:value-type="string" office:string-value="Q" calcext:value-type="string">
            <text:p>Q</text:p>
          </table:table-cell>
          <table:table-cell table:formula="of:=CHAR(IF(ROW([.E14])+COLUMN([.E14])+63&gt;90; ROW([.E14])+COLUMN([.E14])+63-26;(ROW([.E14])+COLUMN([.E14])+63)))" office:value-type="string" office:string-value="R" calcext:value-type="string">
            <text:p>R</text:p>
          </table:table-cell>
          <table:table-cell table:formula="of:=CHAR(IF(ROW([.F14])+COLUMN([.F14])+63&gt;90; ROW([.F14])+COLUMN([.F14])+63-26;(ROW([.F14])+COLUMN([.F14])+63)))" office:value-type="string" office:string-value="S" calcext:value-type="string">
            <text:p>S</text:p>
          </table:table-cell>
          <table:table-cell table:formula="of:=CHAR(IF(ROW([.G14])+COLUMN([.G14])+63&gt;90; ROW([.G14])+COLUMN([.G14])+63-26;(ROW([.G14])+COLUMN([.G14])+63)))" office:value-type="string" office:string-value="T" calcext:value-type="string">
            <text:p>T</text:p>
          </table:table-cell>
          <table:table-cell table:formula="of:=CHAR(IF(ROW([.H14])+COLUMN([.H14])+63&gt;90; ROW([.H14])+COLUMN([.H14])+63-26;(ROW([.H14])+COLUMN([.H14])+63)))" office:value-type="string" office:string-value="U" calcext:value-type="string">
            <text:p>U</text:p>
          </table:table-cell>
          <table:table-cell table:formula="of:=CHAR(IF(ROW([.I14])+COLUMN([.I14])+63&gt;90; ROW([.I14])+COLUMN([.I14])+63-26;(ROW([.I14])+COLUMN([.I14])+63)))" office:value-type="string" office:string-value="V" calcext:value-type="string">
            <text:p>V</text:p>
          </table:table-cell>
          <table:table-cell table:formula="of:=CHAR(IF(ROW([.J14])+COLUMN([.J14])+63&gt;90; ROW([.J14])+COLUMN([.J14])+63-26;(ROW([.J14])+COLUMN([.J14])+63)))" office:value-type="string" office:string-value="W" calcext:value-type="string">
            <text:p>W</text:p>
          </table:table-cell>
          <table:table-cell table:formula="of:=CHAR(IF(ROW([.K14])+COLUMN([.K14])+63&gt;90; ROW([.K14])+COLUMN([.K14])+63-26;(ROW([.K14])+COLUMN([.K14])+63)))" office:value-type="string" office:string-value="X" calcext:value-type="string">
            <text:p>X</text:p>
          </table:table-cell>
          <table:table-cell table:formula="of:=CHAR(IF(ROW([.L14])+COLUMN([.L14])+63&gt;90; ROW([.L14])+COLUMN([.L14])+63-26;(ROW([.L14])+COLUMN([.L14])+63)))" office:value-type="string" office:string-value="Y" calcext:value-type="string">
            <text:p>Y</text:p>
          </table:table-cell>
          <table:table-cell table:formula="of:=CHAR(IF(ROW([.M14])+COLUMN([.M14])+63&gt;90; ROW([.M14])+COLUMN([.M14])+63-26;(ROW([.M14])+COLUMN([.M14])+63)))" office:value-type="string" office:string-value="Z" calcext:value-type="string">
            <text:p>Z</text:p>
          </table:table-cell>
          <table:table-cell table:formula="of:=CHAR(IF(ROW([.N14])+COLUMN([.N14])+63&gt;90; ROW([.N14])+COLUMN([.N14])+63-26;(ROW([.N14])+COLUMN([.N14])+63)))" office:value-type="string" office:string-value="A" calcext:value-type="string">
            <text:p>A</text:p>
          </table:table-cell>
          <table:table-cell table:formula="of:=CHAR(IF(ROW([.O14])+COLUMN([.O14])+63&gt;90; ROW([.O14])+COLUMN([.O14])+63-26;(ROW([.O14])+COLUMN([.O14])+63)))" office:value-type="string" office:string-value="B" calcext:value-type="string">
            <text:p>B</text:p>
          </table:table-cell>
          <table:table-cell table:formula="of:=CHAR(IF(ROW([.P14])+COLUMN([.P14])+63&gt;90; ROW([.P14])+COLUMN([.P14])+63-26;(ROW([.P14])+COLUMN([.P14])+63)))" office:value-type="string" office:string-value="C" calcext:value-type="string">
            <text:p>C</text:p>
          </table:table-cell>
          <table:table-cell table:formula="of:=CHAR(IF(ROW([.Q14])+COLUMN([.Q14])+63&gt;90; ROW([.Q14])+COLUMN([.Q14])+63-26;(ROW([.Q14])+COLUMN([.Q14])+63)))" office:value-type="string" office:string-value="D" calcext:value-type="string">
            <text:p>D</text:p>
          </table:table-cell>
          <table:table-cell table:formula="of:=CHAR(IF(ROW([.R14])+COLUMN([.R14])+63&gt;90; ROW([.R14])+COLUMN([.R14])+63-26;(ROW([.R14])+COLUMN([.R14])+63)))" office:value-type="string" office:string-value="E" calcext:value-type="string">
            <text:p>E</text:p>
          </table:table-cell>
          <table:table-cell table:formula="of:=CHAR(IF(ROW([.S14])+COLUMN([.S14])+63&gt;90; ROW([.S14])+COLUMN([.S14])+63-26;(ROW([.S14])+COLUMN([.S14])+63)))" office:value-type="string" office:string-value="F" calcext:value-type="string">
            <text:p>F</text:p>
          </table:table-cell>
          <table:table-cell table:formula="of:=CHAR(IF(ROW([.T14])+COLUMN([.T14])+63&gt;90; ROW([.T14])+COLUMN([.T14])+63-26;(ROW([.T14])+COLUMN([.T14])+63)))" office:value-type="string" office:string-value="G" calcext:value-type="string">
            <text:p>G</text:p>
          </table:table-cell>
          <table:table-cell table:formula="of:=CHAR(IF(ROW([.U14])+COLUMN([.U14])+63&gt;90; ROW([.U14])+COLUMN([.U14])+63-26;(ROW([.U14])+COLUMN([.U14])+63)))" office:value-type="string" office:string-value="H" calcext:value-type="string">
            <text:p>H</text:p>
          </table:table-cell>
          <table:table-cell table:formula="of:=CHAR(IF(ROW([.V14])+COLUMN([.V14])+63&gt;90; ROW([.V14])+COLUMN([.V14])+63-26;(ROW([.V14])+COLUMN([.V14])+63)))" office:value-type="string" office:string-value="I" calcext:value-type="string">
            <text:p>I</text:p>
          </table:table-cell>
          <table:table-cell table:formula="of:=CHAR(IF(ROW([.W14])+COLUMN([.W14])+63&gt;90; ROW([.W14])+COLUMN([.W14])+63-26;(ROW([.W14])+COLUMN([.W14])+63)))" office:value-type="string" office:string-value="J" calcext:value-type="string">
            <text:p>J</text:p>
          </table:table-cell>
          <table:table-cell table:formula="of:=CHAR(IF(ROW([.X14])+COLUMN([.X14])+63&gt;90; ROW([.X14])+COLUMN([.X14])+63-26;(ROW([.X14])+COLUMN([.X14])+63)))" office:value-type="string" office:string-value="K" calcext:value-type="string">
            <text:p>K</text:p>
          </table:table-cell>
          <table:table-cell table:formula="of:=CHAR(IF(ROW([.Y14])+COLUMN([.Y14])+63&gt;90; ROW([.Y14])+COLUMN([.Y14])+63-26;(ROW([.Y14])+COLUMN([.Y14])+63)))" office:value-type="string" office:string-value="L" calcext:value-type="string">
            <text:p>L</text:p>
          </table:table-cell>
          <table:table-cell table:formula="of:=CHAR(IF(ROW([.Z14])+COLUMN([.Z14])+63&gt;90; ROW([.Z14])+COLUMN([.Z14])+63-26;(ROW([.Z14])+COLUMN([.Z14])+63)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 ROW([.A15])+COLUMN([.A15])+63-26;(ROW([.A15])+COLUMN([.A15])+63)))" office:value-type="string" office:string-value="O" calcext:value-type="string">
            <text:p>O</text:p>
          </table:table-cell>
          <table:table-cell table:formula="of:=CHAR(IF(ROW([.B15])+COLUMN([.B15])+63&gt;90; ROW([.B15])+COLUMN([.B15])+63-26;(ROW([.B15])+COLUMN([.B15])+63)))" office:value-type="string" office:string-value="P" calcext:value-type="string">
            <text:p>P</text:p>
          </table:table-cell>
          <table:table-cell table:formula="of:=CHAR(IF(ROW([.C15])+COLUMN([.C15])+63&gt;90; ROW([.C15])+COLUMN([.C15])+63-26;(ROW([.C15])+COLUMN([.C15])+63)))" office:value-type="string" office:string-value="Q" calcext:value-type="string">
            <text:p>Q</text:p>
          </table:table-cell>
          <table:table-cell table:formula="of:=CHAR(IF(ROW([.D15])+COLUMN([.D15])+63&gt;90; ROW([.D15])+COLUMN([.D15])+63-26;(ROW([.D15])+COLUMN([.D15])+63)))" office:value-type="string" office:string-value="R" calcext:value-type="string">
            <text:p>R</text:p>
          </table:table-cell>
          <table:table-cell table:formula="of:=CHAR(IF(ROW([.E15])+COLUMN([.E15])+63&gt;90; ROW([.E15])+COLUMN([.E15])+63-26;(ROW([.E15])+COLUMN([.E15])+63)))" office:value-type="string" office:string-value="S" calcext:value-type="string">
            <text:p>S</text:p>
          </table:table-cell>
          <table:table-cell table:formula="of:=CHAR(IF(ROW([.F15])+COLUMN([.F15])+63&gt;90; ROW([.F15])+COLUMN([.F15])+63-26;(ROW([.F15])+COLUMN([.F15])+63)))" office:value-type="string" office:string-value="T" calcext:value-type="string">
            <text:p>T</text:p>
          </table:table-cell>
          <table:table-cell table:formula="of:=CHAR(IF(ROW([.G15])+COLUMN([.G15])+63&gt;90; ROW([.G15])+COLUMN([.G15])+63-26;(ROW([.G15])+COLUMN([.G15])+63)))" office:value-type="string" office:string-value="U" calcext:value-type="string">
            <text:p>U</text:p>
          </table:table-cell>
          <table:table-cell table:formula="of:=CHAR(IF(ROW([.H15])+COLUMN([.H15])+63&gt;90; ROW([.H15])+COLUMN([.H15])+63-26;(ROW([.H15])+COLUMN([.H15])+63)))" office:value-type="string" office:string-value="V" calcext:value-type="string">
            <text:p>V</text:p>
          </table:table-cell>
          <table:table-cell table:formula="of:=CHAR(IF(ROW([.I15])+COLUMN([.I15])+63&gt;90; ROW([.I15])+COLUMN([.I15])+63-26;(ROW([.I15])+COLUMN([.I15])+63)))" office:value-type="string" office:string-value="W" calcext:value-type="string">
            <text:p>W</text:p>
          </table:table-cell>
          <table:table-cell table:formula="of:=CHAR(IF(ROW([.J15])+COLUMN([.J15])+63&gt;90; ROW([.J15])+COLUMN([.J15])+63-26;(ROW([.J15])+COLUMN([.J15])+63)))" office:value-type="string" office:string-value="X" calcext:value-type="string">
            <text:p>X</text:p>
          </table:table-cell>
          <table:table-cell table:formula="of:=CHAR(IF(ROW([.K15])+COLUMN([.K15])+63&gt;90; ROW([.K15])+COLUMN([.K15])+63-26;(ROW([.K15])+COLUMN([.K15])+63)))" office:value-type="string" office:string-value="Y" calcext:value-type="string">
            <text:p>Y</text:p>
          </table:table-cell>
          <table:table-cell table:formula="of:=CHAR(IF(ROW([.L15])+COLUMN([.L15])+63&gt;90; ROW([.L15])+COLUMN([.L15])+63-26;(ROW([.L15])+COLUMN([.L15])+63)))" office:value-type="string" office:string-value="Z" calcext:value-type="string">
            <text:p>Z</text:p>
          </table:table-cell>
          <table:table-cell table:formula="of:=CHAR(IF(ROW([.M15])+COLUMN([.M15])+63&gt;90; ROW([.M15])+COLUMN([.M15])+63-26;(ROW([.M15])+COLUMN([.M15])+63)))" office:value-type="string" office:string-value="A" calcext:value-type="string">
            <text:p>A</text:p>
          </table:table-cell>
          <table:table-cell table:formula="of:=CHAR(IF(ROW([.N15])+COLUMN([.N15])+63&gt;90; ROW([.N15])+COLUMN([.N15])+63-26;(ROW([.N15])+COLUMN([.N15])+63)))" office:value-type="string" office:string-value="B" calcext:value-type="string">
            <text:p>B</text:p>
          </table:table-cell>
          <table:table-cell table:formula="of:=CHAR(IF(ROW([.O15])+COLUMN([.O15])+63&gt;90; ROW([.O15])+COLUMN([.O15])+63-26;(ROW([.O15])+COLUMN([.O15])+63)))" office:value-type="string" office:string-value="C" calcext:value-type="string">
            <text:p>C</text:p>
          </table:table-cell>
          <table:table-cell table:formula="of:=CHAR(IF(ROW([.P15])+COLUMN([.P15])+63&gt;90; ROW([.P15])+COLUMN([.P15])+63-26;(ROW([.P15])+COLUMN([.P15])+63)))" office:value-type="string" office:string-value="D" calcext:value-type="string">
            <text:p>D</text:p>
          </table:table-cell>
          <table:table-cell table:formula="of:=CHAR(IF(ROW([.Q15])+COLUMN([.Q15])+63&gt;90; ROW([.Q15])+COLUMN([.Q15])+63-26;(ROW([.Q15])+COLUMN([.Q15])+63)))" office:value-type="string" office:string-value="E" calcext:value-type="string">
            <text:p>E</text:p>
          </table:table-cell>
          <table:table-cell table:formula="of:=CHAR(IF(ROW([.R15])+COLUMN([.R15])+63&gt;90; ROW([.R15])+COLUMN([.R15])+63-26;(ROW([.R15])+COLUMN([.R15])+63)))" office:value-type="string" office:string-value="F" calcext:value-type="string">
            <text:p>F</text:p>
          </table:table-cell>
          <table:table-cell table:formula="of:=CHAR(IF(ROW([.S15])+COLUMN([.S15])+63&gt;90; ROW([.S15])+COLUMN([.S15])+63-26;(ROW([.S15])+COLUMN([.S15])+63)))" office:value-type="string" office:string-value="G" calcext:value-type="string">
            <text:p>G</text:p>
          </table:table-cell>
          <table:table-cell table:formula="of:=CHAR(IF(ROW([.T15])+COLUMN([.T15])+63&gt;90; ROW([.T15])+COLUMN([.T15])+63-26;(ROW([.T15])+COLUMN([.T15])+63)))" office:value-type="string" office:string-value="H" calcext:value-type="string">
            <text:p>H</text:p>
          </table:table-cell>
          <table:table-cell table:formula="of:=CHAR(IF(ROW([.U15])+COLUMN([.U15])+63&gt;90; ROW([.U15])+COLUMN([.U15])+63-26;(ROW([.U15])+COLUMN([.U15])+63)))" office:value-type="string" office:string-value="I" calcext:value-type="string">
            <text:p>I</text:p>
          </table:table-cell>
          <table:table-cell table:formula="of:=CHAR(IF(ROW([.V15])+COLUMN([.V15])+63&gt;90; ROW([.V15])+COLUMN([.V15])+63-26;(ROW([.V15])+COLUMN([.V15])+63)))" office:value-type="string" office:string-value="J" calcext:value-type="string">
            <text:p>J</text:p>
          </table:table-cell>
          <table:table-cell table:formula="of:=CHAR(IF(ROW([.W15])+COLUMN([.W15])+63&gt;90; ROW([.W15])+COLUMN([.W15])+63-26;(ROW([.W15])+COLUMN([.W15])+63)))" office:value-type="string" office:string-value="K" calcext:value-type="string">
            <text:p>K</text:p>
          </table:table-cell>
          <table:table-cell table:formula="of:=CHAR(IF(ROW([.X15])+COLUMN([.X15])+63&gt;90; ROW([.X15])+COLUMN([.X15])+63-26;(ROW([.X15])+COLUMN([.X15])+63)))" office:value-type="string" office:string-value="L" calcext:value-type="string">
            <text:p>L</text:p>
          </table:table-cell>
          <table:table-cell table:formula="of:=CHAR(IF(ROW([.Y15])+COLUMN([.Y15])+63&gt;90; ROW([.Y15])+COLUMN([.Y15])+63-26;(ROW([.Y15])+COLUMN([.Y15])+63)))" office:value-type="string" office:string-value="M" calcext:value-type="string">
            <text:p>M</text:p>
          </table:table-cell>
          <table:table-cell table:formula="of:=CHAR(IF(ROW([.Z15])+COLUMN([.Z15])+63&gt;90; ROW([.Z15])+COLUMN([.Z15])+63-26;(ROW([.Z15])+COLUMN([.Z15])+63)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+63&gt;90; ROW([.A16])+COLUMN([.A16])+63-26;(ROW([.A16])+COLUMN([.A16])+63)))" office:value-type="string" office:string-value="P" calcext:value-type="string">
            <text:p>P</text:p>
          </table:table-cell>
          <table:table-cell table:formula="of:=CHAR(IF(ROW([.B16])+COLUMN([.B16])+63&gt;90; ROW([.B16])+COLUMN([.B16])+63-26;(ROW([.B16])+COLUMN([.B16])+63)))" office:value-type="string" office:string-value="Q" calcext:value-type="string">
            <text:p>Q</text:p>
          </table:table-cell>
          <table:table-cell table:formula="of:=CHAR(IF(ROW([.C16])+COLUMN([.C16])+63&gt;90; ROW([.C16])+COLUMN([.C16])+63-26;(ROW([.C16])+COLUMN([.C16])+63)))" office:value-type="string" office:string-value="R" calcext:value-type="string">
            <text:p>R</text:p>
          </table:table-cell>
          <table:table-cell table:formula="of:=CHAR(IF(ROW([.D16])+COLUMN([.D16])+63&gt;90; ROW([.D16])+COLUMN([.D16])+63-26;(ROW([.D16])+COLUMN([.D16])+63)))" office:value-type="string" office:string-value="S" calcext:value-type="string">
            <text:p>S</text:p>
          </table:table-cell>
          <table:table-cell table:formula="of:=CHAR(IF(ROW([.E16])+COLUMN([.E16])+63&gt;90; ROW([.E16])+COLUMN([.E16])+63-26;(ROW([.E16])+COLUMN([.E16])+63)))" office:value-type="string" office:string-value="T" calcext:value-type="string">
            <text:p>T</text:p>
          </table:table-cell>
          <table:table-cell table:formula="of:=CHAR(IF(ROW([.F16])+COLUMN([.F16])+63&gt;90; ROW([.F16])+COLUMN([.F16])+63-26;(ROW([.F16])+COLUMN([.F16])+63)))" office:value-type="string" office:string-value="U" calcext:value-type="string">
            <text:p>U</text:p>
          </table:table-cell>
          <table:table-cell table:formula="of:=CHAR(IF(ROW([.G16])+COLUMN([.G16])+63&gt;90; ROW([.G16])+COLUMN([.G16])+63-26;(ROW([.G16])+COLUMN([.G16])+63)))" office:value-type="string" office:string-value="V" calcext:value-type="string">
            <text:p>V</text:p>
          </table:table-cell>
          <table:table-cell table:formula="of:=CHAR(IF(ROW([.H16])+COLUMN([.H16])+63&gt;90; ROW([.H16])+COLUMN([.H16])+63-26;(ROW([.H16])+COLUMN([.H16])+63)))" office:value-type="string" office:string-value="W" calcext:value-type="string">
            <text:p>W</text:p>
          </table:table-cell>
          <table:table-cell table:formula="of:=CHAR(IF(ROW([.I16])+COLUMN([.I16])+63&gt;90; ROW([.I16])+COLUMN([.I16])+63-26;(ROW([.I16])+COLUMN([.I16])+63)))" office:value-type="string" office:string-value="X" calcext:value-type="string">
            <text:p>X</text:p>
          </table:table-cell>
          <table:table-cell table:formula="of:=CHAR(IF(ROW([.J16])+COLUMN([.J16])+63&gt;90; ROW([.J16])+COLUMN([.J16])+63-26;(ROW([.J16])+COLUMN([.J16])+63)))" office:value-type="string" office:string-value="Y" calcext:value-type="string">
            <text:p>Y</text:p>
          </table:table-cell>
          <table:table-cell table:formula="of:=CHAR(IF(ROW([.K16])+COLUMN([.K16])+63&gt;90; ROW([.K16])+COLUMN([.K16])+63-26;(ROW([.K16])+COLUMN([.K16])+63)))" office:value-type="string" office:string-value="Z" calcext:value-type="string">
            <text:p>Z</text:p>
          </table:table-cell>
          <table:table-cell table:formula="of:=CHAR(IF(ROW([.L16])+COLUMN([.L16])+63&gt;90; ROW([.L16])+COLUMN([.L16])+63-26;(ROW([.L16])+COLUMN([.L16])+63)))" office:value-type="string" office:string-value="A" calcext:value-type="string">
            <text:p>A</text:p>
          </table:table-cell>
          <table:table-cell table:formula="of:=CHAR(IF(ROW([.M16])+COLUMN([.M16])+63&gt;90; ROW([.M16])+COLUMN([.M16])+63-26;(ROW([.M16])+COLUMN([.M16])+63)))" office:value-type="string" office:string-value="B" calcext:value-type="string">
            <text:p>B</text:p>
          </table:table-cell>
          <table:table-cell table:formula="of:=CHAR(IF(ROW([.N16])+COLUMN([.N16])+63&gt;90; ROW([.N16])+COLUMN([.N16])+63-26;(ROW([.N16])+COLUMN([.N16])+63)))" office:value-type="string" office:string-value="C" calcext:value-type="string">
            <text:p>C</text:p>
          </table:table-cell>
          <table:table-cell table:formula="of:=CHAR(IF(ROW([.O16])+COLUMN([.O16])+63&gt;90; ROW([.O16])+COLUMN([.O16])+63-26;(ROW([.O16])+COLUMN([.O16])+63)))" office:value-type="string" office:string-value="D" calcext:value-type="string">
            <text:p>D</text:p>
          </table:table-cell>
          <table:table-cell table:formula="of:=CHAR(IF(ROW([.P16])+COLUMN([.P16])+63&gt;90; ROW([.P16])+COLUMN([.P16])+63-26;(ROW([.P16])+COLUMN([.P16])+63)))" office:value-type="string" office:string-value="E" calcext:value-type="string">
            <text:p>E</text:p>
          </table:table-cell>
          <table:table-cell table:formula="of:=CHAR(IF(ROW([.Q16])+COLUMN([.Q16])+63&gt;90; ROW([.Q16])+COLUMN([.Q16])+63-26;(ROW([.Q16])+COLUMN([.Q16])+63)))" office:value-type="string" office:string-value="F" calcext:value-type="string">
            <text:p>F</text:p>
          </table:table-cell>
          <table:table-cell table:formula="of:=CHAR(IF(ROW([.R16])+COLUMN([.R16])+63&gt;90; ROW([.R16])+COLUMN([.R16])+63-26;(ROW([.R16])+COLUMN([.R16])+63)))" office:value-type="string" office:string-value="G" calcext:value-type="string">
            <text:p>G</text:p>
          </table:table-cell>
          <table:table-cell table:formula="of:=CHAR(IF(ROW([.S16])+COLUMN([.S16])+63&gt;90; ROW([.S16])+COLUMN([.S16])+63-26;(ROW([.S16])+COLUMN([.S16])+63)))" office:value-type="string" office:string-value="H" calcext:value-type="string">
            <text:p>H</text:p>
          </table:table-cell>
          <table:table-cell table:formula="of:=CHAR(IF(ROW([.T16])+COLUMN([.T16])+63&gt;90; ROW([.T16])+COLUMN([.T16])+63-26;(ROW([.T16])+COLUMN([.T16])+63)))" office:value-type="string" office:string-value="I" calcext:value-type="string">
            <text:p>I</text:p>
          </table:table-cell>
          <table:table-cell table:formula="of:=CHAR(IF(ROW([.U16])+COLUMN([.U16])+63&gt;90; ROW([.U16])+COLUMN([.U16])+63-26;(ROW([.U16])+COLUMN([.U16])+63)))" office:value-type="string" office:string-value="J" calcext:value-type="string">
            <text:p>J</text:p>
          </table:table-cell>
          <table:table-cell table:formula="of:=CHAR(IF(ROW([.V16])+COLUMN([.V16])+63&gt;90; ROW([.V16])+COLUMN([.V16])+63-26;(ROW([.V16])+COLUMN([.V16])+63)))" office:value-type="string" office:string-value="K" calcext:value-type="string">
            <text:p>K</text:p>
          </table:table-cell>
          <table:table-cell table:formula="of:=CHAR(IF(ROW([.W16])+COLUMN([.W16])+63&gt;90; ROW([.W16])+COLUMN([.W16])+63-26;(ROW([.W16])+COLUMN([.W16])+63)))" office:value-type="string" office:string-value="L" calcext:value-type="string">
            <text:p>L</text:p>
          </table:table-cell>
          <table:table-cell table:formula="of:=CHAR(IF(ROW([.X16])+COLUMN([.X16])+63&gt;90; ROW([.X16])+COLUMN([.X16])+63-26;(ROW([.X16])+COLUMN([.X16])+63)))" office:value-type="string" office:string-value="M" calcext:value-type="string">
            <text:p>M</text:p>
          </table:table-cell>
          <table:table-cell table:formula="of:=CHAR(IF(ROW([.Y16])+COLUMN([.Y16])+63&gt;90; ROW([.Y16])+COLUMN([.Y16])+63-26;(ROW([.Y16])+COLUMN([.Y16])+63)))" office:value-type="string" office:string-value="N" calcext:value-type="string">
            <text:p>N</text:p>
          </table:table-cell>
          <table:table-cell table:formula="of:=CHAR(IF(ROW([.Z16])+COLUMN([.Z16])+63&gt;90; ROW([.Z16])+COLUMN([.Z16])+63-26;(ROW([.Z16])+COLUMN([.Z16])+63)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+63&gt;90; ROW([.A17])+COLUMN([.A17])+63-26;(ROW([.A17])+COLUMN([.A17])+63)))" office:value-type="string" office:string-value="Q" calcext:value-type="string">
            <text:p>Q</text:p>
          </table:table-cell>
          <table:table-cell table:formula="of:=CHAR(IF(ROW([.B17])+COLUMN([.B17])+63&gt;90; ROW([.B17])+COLUMN([.B17])+63-26;(ROW([.B17])+COLUMN([.B17])+63)))" office:value-type="string" office:string-value="R" calcext:value-type="string">
            <text:p>R</text:p>
          </table:table-cell>
          <table:table-cell table:formula="of:=CHAR(IF(ROW([.C17])+COLUMN([.C17])+63&gt;90; ROW([.C17])+COLUMN([.C17])+63-26;(ROW([.C17])+COLUMN([.C17])+63)))" office:value-type="string" office:string-value="S" calcext:value-type="string">
            <text:p>S</text:p>
          </table:table-cell>
          <table:table-cell table:formula="of:=CHAR(IF(ROW([.D17])+COLUMN([.D17])+63&gt;90; ROW([.D17])+COLUMN([.D17])+63-26;(ROW([.D17])+COLUMN([.D17])+63)))" office:value-type="string" office:string-value="T" calcext:value-type="string">
            <text:p>T</text:p>
          </table:table-cell>
          <table:table-cell table:formula="of:=CHAR(IF(ROW([.E17])+COLUMN([.E17])+63&gt;90; ROW([.E17])+COLUMN([.E17])+63-26;(ROW([.E17])+COLUMN([.E17])+63)))" office:value-type="string" office:string-value="U" calcext:value-type="string">
            <text:p>U</text:p>
          </table:table-cell>
          <table:table-cell table:formula="of:=CHAR(IF(ROW([.F17])+COLUMN([.F17])+63&gt;90; ROW([.F17])+COLUMN([.F17])+63-26;(ROW([.F17])+COLUMN([.F17])+63)))" office:value-type="string" office:string-value="V" calcext:value-type="string">
            <text:p>V</text:p>
          </table:table-cell>
          <table:table-cell table:formula="of:=CHAR(IF(ROW([.G17])+COLUMN([.G17])+63&gt;90; ROW([.G17])+COLUMN([.G17])+63-26;(ROW([.G17])+COLUMN([.G17])+63)))" office:value-type="string" office:string-value="W" calcext:value-type="string">
            <text:p>W</text:p>
          </table:table-cell>
          <table:table-cell table:formula="of:=CHAR(IF(ROW([.H17])+COLUMN([.H17])+63&gt;90; ROW([.H17])+COLUMN([.H17])+63-26;(ROW([.H17])+COLUMN([.H17])+63)))" office:value-type="string" office:string-value="X" calcext:value-type="string">
            <text:p>X</text:p>
          </table:table-cell>
          <table:table-cell table:formula="of:=CHAR(IF(ROW([.I17])+COLUMN([.I17])+63&gt;90; ROW([.I17])+COLUMN([.I17])+63-26;(ROW([.I17])+COLUMN([.I17])+63)))" office:value-type="string" office:string-value="Y" calcext:value-type="string">
            <text:p>Y</text:p>
          </table:table-cell>
          <table:table-cell table:formula="of:=CHAR(IF(ROW([.J17])+COLUMN([.J17])+63&gt;90; ROW([.J17])+COLUMN([.J17])+63-26;(ROW([.J17])+COLUMN([.J17])+63)))" office:value-type="string" office:string-value="Z" calcext:value-type="string">
            <text:p>Z</text:p>
          </table:table-cell>
          <table:table-cell table:formula="of:=CHAR(IF(ROW([.K17])+COLUMN([.K17])+63&gt;90; ROW([.K17])+COLUMN([.K17])+63-26;(ROW([.K17])+COLUMN([.K17])+63)))" office:value-type="string" office:string-value="A" calcext:value-type="string">
            <text:p>A</text:p>
          </table:table-cell>
          <table:table-cell table:formula="of:=CHAR(IF(ROW([.L17])+COLUMN([.L17])+63&gt;90; ROW([.L17])+COLUMN([.L17])+63-26;(ROW([.L17])+COLUMN([.L17])+63)))" office:value-type="string" office:string-value="B" calcext:value-type="string">
            <text:p>B</text:p>
          </table:table-cell>
          <table:table-cell table:formula="of:=CHAR(IF(ROW([.M17])+COLUMN([.M17])+63&gt;90; ROW([.M17])+COLUMN([.M17])+63-26;(ROW([.M17])+COLUMN([.M17])+63)))" office:value-type="string" office:string-value="C" calcext:value-type="string">
            <text:p>C</text:p>
          </table:table-cell>
          <table:table-cell table:formula="of:=CHAR(IF(ROW([.N17])+COLUMN([.N17])+63&gt;90; ROW([.N17])+COLUMN([.N17])+63-26;(ROW([.N17])+COLUMN([.N17])+63)))" office:value-type="string" office:string-value="D" calcext:value-type="string">
            <text:p>D</text:p>
          </table:table-cell>
          <table:table-cell table:formula="of:=CHAR(IF(ROW([.O17])+COLUMN([.O17])+63&gt;90; ROW([.O17])+COLUMN([.O17])+63-26;(ROW([.O17])+COLUMN([.O17])+63)))" office:value-type="string" office:string-value="E" calcext:value-type="string">
            <text:p>E</text:p>
          </table:table-cell>
          <table:table-cell table:formula="of:=CHAR(IF(ROW([.P17])+COLUMN([.P17])+63&gt;90; ROW([.P17])+COLUMN([.P17])+63-26;(ROW([.P17])+COLUMN([.P17])+63)))" office:value-type="string" office:string-value="F" calcext:value-type="string">
            <text:p>F</text:p>
          </table:table-cell>
          <table:table-cell table:formula="of:=CHAR(IF(ROW([.Q17])+COLUMN([.Q17])+63&gt;90; ROW([.Q17])+COLUMN([.Q17])+63-26;(ROW([.Q17])+COLUMN([.Q17])+63)))" office:value-type="string" office:string-value="G" calcext:value-type="string">
            <text:p>G</text:p>
          </table:table-cell>
          <table:table-cell table:formula="of:=CHAR(IF(ROW([.R17])+COLUMN([.R17])+63&gt;90; ROW([.R17])+COLUMN([.R17])+63-26;(ROW([.R17])+COLUMN([.R17])+63)))" office:value-type="string" office:string-value="H" calcext:value-type="string">
            <text:p>H</text:p>
          </table:table-cell>
          <table:table-cell table:formula="of:=CHAR(IF(ROW([.S17])+COLUMN([.S17])+63&gt;90; ROW([.S17])+COLUMN([.S17])+63-26;(ROW([.S17])+COLUMN([.S17])+63)))" office:value-type="string" office:string-value="I" calcext:value-type="string">
            <text:p>I</text:p>
          </table:table-cell>
          <table:table-cell table:formula="of:=CHAR(IF(ROW([.T17])+COLUMN([.T17])+63&gt;90; ROW([.T17])+COLUMN([.T17])+63-26;(ROW([.T17])+COLUMN([.T17])+63)))" office:value-type="string" office:string-value="J" calcext:value-type="string">
            <text:p>J</text:p>
          </table:table-cell>
          <table:table-cell table:formula="of:=CHAR(IF(ROW([.U17])+COLUMN([.U17])+63&gt;90; ROW([.U17])+COLUMN([.U17])+63-26;(ROW([.U17])+COLUMN([.U17])+63)))" office:value-type="string" office:string-value="K" calcext:value-type="string">
            <text:p>K</text:p>
          </table:table-cell>
          <table:table-cell table:formula="of:=CHAR(IF(ROW([.V17])+COLUMN([.V17])+63&gt;90; ROW([.V17])+COLUMN([.V17])+63-26;(ROW([.V17])+COLUMN([.V17])+63)))" office:value-type="string" office:string-value="L" calcext:value-type="string">
            <text:p>L</text:p>
          </table:table-cell>
          <table:table-cell table:formula="of:=CHAR(IF(ROW([.W17])+COLUMN([.W17])+63&gt;90; ROW([.W17])+COLUMN([.W17])+63-26;(ROW([.W17])+COLUMN([.W17])+63)))" office:value-type="string" office:string-value="M" calcext:value-type="string">
            <text:p>M</text:p>
          </table:table-cell>
          <table:table-cell table:formula="of:=CHAR(IF(ROW([.X17])+COLUMN([.X17])+63&gt;90; ROW([.X17])+COLUMN([.X17])+63-26;(ROW([.X17])+COLUMN([.X17])+63)))" office:value-type="string" office:string-value="N" calcext:value-type="string">
            <text:p>N</text:p>
          </table:table-cell>
          <table:table-cell table:formula="of:=CHAR(IF(ROW([.Y17])+COLUMN([.Y17])+63&gt;90; ROW([.Y17])+COLUMN([.Y17])+63-26;(ROW([.Y17])+COLUMN([.Y17])+63)))" office:value-type="string" office:string-value="O" calcext:value-type="string">
            <text:p>O</text:p>
          </table:table-cell>
          <table:table-cell table:formula="of:=CHAR(IF(ROW([.Z17])+COLUMN([.Z17])+63&gt;90; ROW([.Z17])+COLUMN([.Z17])+63-26;(ROW([.Z17])+COLUMN([.Z17])+63)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+63&gt;90; ROW([.A18])+COLUMN([.A18])+63-26;(ROW([.A18])+COLUMN([.A18])+63)))" office:value-type="string" office:string-value="R" calcext:value-type="string">
            <text:p>R</text:p>
          </table:table-cell>
          <table:table-cell table:formula="of:=CHAR(IF(ROW([.B18])+COLUMN([.B18])+63&gt;90; ROW([.B18])+COLUMN([.B18])+63-26;(ROW([.B18])+COLUMN([.B18])+63)))" office:value-type="string" office:string-value="S" calcext:value-type="string">
            <text:p>S</text:p>
          </table:table-cell>
          <table:table-cell table:formula="of:=CHAR(IF(ROW([.C18])+COLUMN([.C18])+63&gt;90; ROW([.C18])+COLUMN([.C18])+63-26;(ROW([.C18])+COLUMN([.C18])+63)))" office:value-type="string" office:string-value="T" calcext:value-type="string">
            <text:p>T</text:p>
          </table:table-cell>
          <table:table-cell table:formula="of:=CHAR(IF(ROW([.D18])+COLUMN([.D18])+63&gt;90; ROW([.D18])+COLUMN([.D18])+63-26;(ROW([.D18])+COLUMN([.D18])+63)))" office:value-type="string" office:string-value="U" calcext:value-type="string">
            <text:p>U</text:p>
          </table:table-cell>
          <table:table-cell table:formula="of:=CHAR(IF(ROW([.E18])+COLUMN([.E18])+63&gt;90; ROW([.E18])+COLUMN([.E18])+63-26;(ROW([.E18])+COLUMN([.E18])+63)))" office:value-type="string" office:string-value="V" calcext:value-type="string">
            <text:p>V</text:p>
          </table:table-cell>
          <table:table-cell table:formula="of:=CHAR(IF(ROW([.F18])+COLUMN([.F18])+63&gt;90; ROW([.F18])+COLUMN([.F18])+63-26;(ROW([.F18])+COLUMN([.F18])+63)))" office:value-type="string" office:string-value="W" calcext:value-type="string">
            <text:p>W</text:p>
          </table:table-cell>
          <table:table-cell table:formula="of:=CHAR(IF(ROW([.G18])+COLUMN([.G18])+63&gt;90; ROW([.G18])+COLUMN([.G18])+63-26;(ROW([.G18])+COLUMN([.G18])+63)))" office:value-type="string" office:string-value="X" calcext:value-type="string">
            <text:p>X</text:p>
          </table:table-cell>
          <table:table-cell table:formula="of:=CHAR(IF(ROW([.H18])+COLUMN([.H18])+63&gt;90; ROW([.H18])+COLUMN([.H18])+63-26;(ROW([.H18])+COLUMN([.H18])+63)))" office:value-type="string" office:string-value="Y" calcext:value-type="string">
            <text:p>Y</text:p>
          </table:table-cell>
          <table:table-cell table:formula="of:=CHAR(IF(ROW([.I18])+COLUMN([.I18])+63&gt;90; ROW([.I18])+COLUMN([.I18])+63-26;(ROW([.I18])+COLUMN([.I18])+63)))" office:value-type="string" office:string-value="Z" calcext:value-type="string">
            <text:p>Z</text:p>
          </table:table-cell>
          <table:table-cell table:formula="of:=CHAR(IF(ROW([.J18])+COLUMN([.J18])+63&gt;90; ROW([.J18])+COLUMN([.J18])+63-26;(ROW([.J18])+COLUMN([.J18])+63)))" office:value-type="string" office:string-value="A" calcext:value-type="string">
            <text:p>A</text:p>
          </table:table-cell>
          <table:table-cell table:formula="of:=CHAR(IF(ROW([.K18])+COLUMN([.K18])+63&gt;90; ROW([.K18])+COLUMN([.K18])+63-26;(ROW([.K18])+COLUMN([.K18])+63)))" office:value-type="string" office:string-value="B" calcext:value-type="string">
            <text:p>B</text:p>
          </table:table-cell>
          <table:table-cell table:formula="of:=CHAR(IF(ROW([.L18])+COLUMN([.L18])+63&gt;90; ROW([.L18])+COLUMN([.L18])+63-26;(ROW([.L18])+COLUMN([.L18])+63)))" office:value-type="string" office:string-value="C" calcext:value-type="string">
            <text:p>C</text:p>
          </table:table-cell>
          <table:table-cell table:formula="of:=CHAR(IF(ROW([.M18])+COLUMN([.M18])+63&gt;90; ROW([.M18])+COLUMN([.M18])+63-26;(ROW([.M18])+COLUMN([.M18])+63)))" office:value-type="string" office:string-value="D" calcext:value-type="string">
            <text:p>D</text:p>
          </table:table-cell>
          <table:table-cell table:formula="of:=CHAR(IF(ROW([.N18])+COLUMN([.N18])+63&gt;90; ROW([.N18])+COLUMN([.N18])+63-26;(ROW([.N18])+COLUMN([.N18])+63)))" office:value-type="string" office:string-value="E" calcext:value-type="string">
            <text:p>E</text:p>
          </table:table-cell>
          <table:table-cell table:formula="of:=CHAR(IF(ROW([.O18])+COLUMN([.O18])+63&gt;90; ROW([.O18])+COLUMN([.O18])+63-26;(ROW([.O18])+COLUMN([.O18])+63)))" office:value-type="string" office:string-value="F" calcext:value-type="string">
            <text:p>F</text:p>
          </table:table-cell>
          <table:table-cell table:formula="of:=CHAR(IF(ROW([.P18])+COLUMN([.P18])+63&gt;90; ROW([.P18])+COLUMN([.P18])+63-26;(ROW([.P18])+COLUMN([.P18])+63)))" office:value-type="string" office:string-value="G" calcext:value-type="string">
            <text:p>G</text:p>
          </table:table-cell>
          <table:table-cell table:formula="of:=CHAR(IF(ROW([.Q18])+COLUMN([.Q18])+63&gt;90; ROW([.Q18])+COLUMN([.Q18])+63-26;(ROW([.Q18])+COLUMN([.Q18])+63)))" office:value-type="string" office:string-value="H" calcext:value-type="string">
            <text:p>H</text:p>
          </table:table-cell>
          <table:table-cell table:formula="of:=CHAR(IF(ROW([.R18])+COLUMN([.R18])+63&gt;90; ROW([.R18])+COLUMN([.R18])+63-26;(ROW([.R18])+COLUMN([.R18])+63)))" office:value-type="string" office:string-value="I" calcext:value-type="string">
            <text:p>I</text:p>
          </table:table-cell>
          <table:table-cell table:formula="of:=CHAR(IF(ROW([.S18])+COLUMN([.S18])+63&gt;90; ROW([.S18])+COLUMN([.S18])+63-26;(ROW([.S18])+COLUMN([.S18])+63)))" office:value-type="string" office:string-value="J" calcext:value-type="string">
            <text:p>J</text:p>
          </table:table-cell>
          <table:table-cell table:formula="of:=CHAR(IF(ROW([.T18])+COLUMN([.T18])+63&gt;90; ROW([.T18])+COLUMN([.T18])+63-26;(ROW([.T18])+COLUMN([.T18])+63)))" office:value-type="string" office:string-value="K" calcext:value-type="string">
            <text:p>K</text:p>
          </table:table-cell>
          <table:table-cell table:formula="of:=CHAR(IF(ROW([.U18])+COLUMN([.U18])+63&gt;90; ROW([.U18])+COLUMN([.U18])+63-26;(ROW([.U18])+COLUMN([.U18])+63)))" office:value-type="string" office:string-value="L" calcext:value-type="string">
            <text:p>L</text:p>
          </table:table-cell>
          <table:table-cell table:formula="of:=CHAR(IF(ROW([.V18])+COLUMN([.V18])+63&gt;90; ROW([.V18])+COLUMN([.V18])+63-26;(ROW([.V18])+COLUMN([.V18])+63)))" office:value-type="string" office:string-value="M" calcext:value-type="string">
            <text:p>M</text:p>
          </table:table-cell>
          <table:table-cell table:formula="of:=CHAR(IF(ROW([.W18])+COLUMN([.W18])+63&gt;90; ROW([.W18])+COLUMN([.W18])+63-26;(ROW([.W18])+COLUMN([.W18])+63)))" office:value-type="string" office:string-value="N" calcext:value-type="string">
            <text:p>N</text:p>
          </table:table-cell>
          <table:table-cell table:formula="of:=CHAR(IF(ROW([.X18])+COLUMN([.X18])+63&gt;90; ROW([.X18])+COLUMN([.X18])+63-26;(ROW([.X18])+COLUMN([.X18])+63)))" office:value-type="string" office:string-value="O" calcext:value-type="string">
            <text:p>O</text:p>
          </table:table-cell>
          <table:table-cell table:formula="of:=CHAR(IF(ROW([.Y18])+COLUMN([.Y18])+63&gt;90; ROW([.Y18])+COLUMN([.Y18])+63-26;(ROW([.Y18])+COLUMN([.Y18])+63)))" office:value-type="string" office:string-value="P" calcext:value-type="string">
            <text:p>P</text:p>
          </table:table-cell>
          <table:table-cell table:formula="of:=CHAR(IF(ROW([.Z18])+COLUMN([.Z18])+63&gt;90; ROW([.Z18])+COLUMN([.Z18])+63-26;(ROW([.Z18])+COLUMN([.Z18])+63)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 ROW([.A19])+COLUMN([.A19])+63-26;(ROW([.A19])+COLUMN([.A19])+63)))" office:value-type="string" office:string-value="S" calcext:value-type="string">
            <text:p>S</text:p>
          </table:table-cell>
          <table:table-cell table:formula="of:=CHAR(IF(ROW([.B19])+COLUMN([.B19])+63&gt;90; ROW([.B19])+COLUMN([.B19])+63-26;(ROW([.B19])+COLUMN([.B19])+63)))" office:value-type="string" office:string-value="T" calcext:value-type="string">
            <text:p>T</text:p>
          </table:table-cell>
          <table:table-cell table:formula="of:=CHAR(IF(ROW([.C19])+COLUMN([.C19])+63&gt;90; ROW([.C19])+COLUMN([.C19])+63-26;(ROW([.C19])+COLUMN([.C19])+63)))" office:value-type="string" office:string-value="U" calcext:value-type="string">
            <text:p>U</text:p>
          </table:table-cell>
          <table:table-cell table:formula="of:=CHAR(IF(ROW([.D19])+COLUMN([.D19])+63&gt;90; ROW([.D19])+COLUMN([.D19])+63-26;(ROW([.D19])+COLUMN([.D19])+63)))" office:value-type="string" office:string-value="V" calcext:value-type="string">
            <text:p>V</text:p>
          </table:table-cell>
          <table:table-cell table:formula="of:=CHAR(IF(ROW([.E19])+COLUMN([.E19])+63&gt;90; ROW([.E19])+COLUMN([.E19])+63-26;(ROW([.E19])+COLUMN([.E19])+63)))" office:value-type="string" office:string-value="W" calcext:value-type="string">
            <text:p>W</text:p>
          </table:table-cell>
          <table:table-cell table:formula="of:=CHAR(IF(ROW([.F19])+COLUMN([.F19])+63&gt;90; ROW([.F19])+COLUMN([.F19])+63-26;(ROW([.F19])+COLUMN([.F19])+63)))" office:value-type="string" office:string-value="X" calcext:value-type="string">
            <text:p>X</text:p>
          </table:table-cell>
          <table:table-cell table:formula="of:=CHAR(IF(ROW([.G19])+COLUMN([.G19])+63&gt;90; ROW([.G19])+COLUMN([.G19])+63-26;(ROW([.G19])+COLUMN([.G19])+63)))" office:value-type="string" office:string-value="Y" calcext:value-type="string">
            <text:p>Y</text:p>
          </table:table-cell>
          <table:table-cell table:formula="of:=CHAR(IF(ROW([.H19])+COLUMN([.H19])+63&gt;90; ROW([.H19])+COLUMN([.H19])+63-26;(ROW([.H19])+COLUMN([.H19])+63)))" office:value-type="string" office:string-value="Z" calcext:value-type="string">
            <text:p>Z</text:p>
          </table:table-cell>
          <table:table-cell table:formula="of:=CHAR(IF(ROW([.I19])+COLUMN([.I19])+63&gt;90; ROW([.I19])+COLUMN([.I19])+63-26;(ROW([.I19])+COLUMN([.I19])+63)))" office:value-type="string" office:string-value="A" calcext:value-type="string">
            <text:p>A</text:p>
          </table:table-cell>
          <table:table-cell table:formula="of:=CHAR(IF(ROW([.J19])+COLUMN([.J19])+63&gt;90; ROW([.J19])+COLUMN([.J19])+63-26;(ROW([.J19])+COLUMN([.J19])+63)))" office:value-type="string" office:string-value="B" calcext:value-type="string">
            <text:p>B</text:p>
          </table:table-cell>
          <table:table-cell table:formula="of:=CHAR(IF(ROW([.K19])+COLUMN([.K19])+63&gt;90; ROW([.K19])+COLUMN([.K19])+63-26;(ROW([.K19])+COLUMN([.K19])+63)))" office:value-type="string" office:string-value="C" calcext:value-type="string">
            <text:p>C</text:p>
          </table:table-cell>
          <table:table-cell table:formula="of:=CHAR(IF(ROW([.L19])+COLUMN([.L19])+63&gt;90; ROW([.L19])+COLUMN([.L19])+63-26;(ROW([.L19])+COLUMN([.L19])+63)))" office:value-type="string" office:string-value="D" calcext:value-type="string">
            <text:p>D</text:p>
          </table:table-cell>
          <table:table-cell table:formula="of:=CHAR(IF(ROW([.M19])+COLUMN([.M19])+63&gt;90; ROW([.M19])+COLUMN([.M19])+63-26;(ROW([.M19])+COLUMN([.M19])+63)))" office:value-type="string" office:string-value="E" calcext:value-type="string">
            <text:p>E</text:p>
          </table:table-cell>
          <table:table-cell table:formula="of:=CHAR(IF(ROW([.N19])+COLUMN([.N19])+63&gt;90; ROW([.N19])+COLUMN([.N19])+63-26;(ROW([.N19])+COLUMN([.N19])+63)))" office:value-type="string" office:string-value="F" calcext:value-type="string">
            <text:p>F</text:p>
          </table:table-cell>
          <table:table-cell table:formula="of:=CHAR(IF(ROW([.O19])+COLUMN([.O19])+63&gt;90; ROW([.O19])+COLUMN([.O19])+63-26;(ROW([.O19])+COLUMN([.O19])+63)))" office:value-type="string" office:string-value="G" calcext:value-type="string">
            <text:p>G</text:p>
          </table:table-cell>
          <table:table-cell table:formula="of:=CHAR(IF(ROW([.P19])+COLUMN([.P19])+63&gt;90; ROW([.P19])+COLUMN([.P19])+63-26;(ROW([.P19])+COLUMN([.P19])+63)))" office:value-type="string" office:string-value="H" calcext:value-type="string">
            <text:p>H</text:p>
          </table:table-cell>
          <table:table-cell table:formula="of:=CHAR(IF(ROW([.Q19])+COLUMN([.Q19])+63&gt;90; ROW([.Q19])+COLUMN([.Q19])+63-26;(ROW([.Q19])+COLUMN([.Q19])+63)))" office:value-type="string" office:string-value="I" calcext:value-type="string">
            <text:p>I</text:p>
          </table:table-cell>
          <table:table-cell table:formula="of:=CHAR(IF(ROW([.R19])+COLUMN([.R19])+63&gt;90; ROW([.R19])+COLUMN([.R19])+63-26;(ROW([.R19])+COLUMN([.R19])+63)))" office:value-type="string" office:string-value="J" calcext:value-type="string">
            <text:p>J</text:p>
          </table:table-cell>
          <table:table-cell table:formula="of:=CHAR(IF(ROW([.S19])+COLUMN([.S19])+63&gt;90; ROW([.S19])+COLUMN([.S19])+63-26;(ROW([.S19])+COLUMN([.S19])+63)))" office:value-type="string" office:string-value="K" calcext:value-type="string">
            <text:p>K</text:p>
          </table:table-cell>
          <table:table-cell table:formula="of:=CHAR(IF(ROW([.T19])+COLUMN([.T19])+63&gt;90; ROW([.T19])+COLUMN([.T19])+63-26;(ROW([.T19])+COLUMN([.T19])+63)))" office:value-type="string" office:string-value="L" calcext:value-type="string">
            <text:p>L</text:p>
          </table:table-cell>
          <table:table-cell table:formula="of:=CHAR(IF(ROW([.U19])+COLUMN([.U19])+63&gt;90; ROW([.U19])+COLUMN([.U19])+63-26;(ROW([.U19])+COLUMN([.U19])+63)))" office:value-type="string" office:string-value="M" calcext:value-type="string">
            <text:p>M</text:p>
          </table:table-cell>
          <table:table-cell table:formula="of:=CHAR(IF(ROW([.V19])+COLUMN([.V19])+63&gt;90; ROW([.V19])+COLUMN([.V19])+63-26;(ROW([.V19])+COLUMN([.V19])+63)))" office:value-type="string" office:string-value="N" calcext:value-type="string">
            <text:p>N</text:p>
          </table:table-cell>
          <table:table-cell table:formula="of:=CHAR(IF(ROW([.W19])+COLUMN([.W19])+63&gt;90; ROW([.W19])+COLUMN([.W19])+63-26;(ROW([.W19])+COLUMN([.W19])+63)))" office:value-type="string" office:string-value="O" calcext:value-type="string">
            <text:p>O</text:p>
          </table:table-cell>
          <table:table-cell table:formula="of:=CHAR(IF(ROW([.X19])+COLUMN([.X19])+63&gt;90; ROW([.X19])+COLUMN([.X19])+63-26;(ROW([.X19])+COLUMN([.X19])+63)))" office:value-type="string" office:string-value="P" calcext:value-type="string">
            <text:p>P</text:p>
          </table:table-cell>
          <table:table-cell table:formula="of:=CHAR(IF(ROW([.Y19])+COLUMN([.Y19])+63&gt;90; ROW([.Y19])+COLUMN([.Y19])+63-26;(ROW([.Y19])+COLUMN([.Y19])+63)))" office:value-type="string" office:string-value="Q" calcext:value-type="string">
            <text:p>Q</text:p>
          </table:table-cell>
          <table:table-cell table:formula="of:=CHAR(IF(ROW([.Z19])+COLUMN([.Z19])+63&gt;90; ROW([.Z19])+COLUMN([.Z19])+63-26;(ROW([.Z19])+COLUMN([.Z19])+63)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 ROW([.A20])+COLUMN([.A20])+63-26;(ROW([.A20])+COLUMN([.A20])+63)))" office:value-type="string" office:string-value="T" calcext:value-type="string">
            <text:p>T</text:p>
          </table:table-cell>
          <table:table-cell table:formula="of:=CHAR(IF(ROW([.B20])+COLUMN([.B20])+63&gt;90; ROW([.B20])+COLUMN([.B20])+63-26;(ROW([.B20])+COLUMN([.B20])+63)))" office:value-type="string" office:string-value="U" calcext:value-type="string">
            <text:p>U</text:p>
          </table:table-cell>
          <table:table-cell table:formula="of:=CHAR(IF(ROW([.C20])+COLUMN([.C20])+63&gt;90; ROW([.C20])+COLUMN([.C20])+63-26;(ROW([.C20])+COLUMN([.C20])+63)))" office:value-type="string" office:string-value="V" calcext:value-type="string">
            <text:p>V</text:p>
          </table:table-cell>
          <table:table-cell table:formula="of:=CHAR(IF(ROW([.D20])+COLUMN([.D20])+63&gt;90; ROW([.D20])+COLUMN([.D20])+63-26;(ROW([.D20])+COLUMN([.D20])+63)))" office:value-type="string" office:string-value="W" calcext:value-type="string">
            <text:p>W</text:p>
          </table:table-cell>
          <table:table-cell table:formula="of:=CHAR(IF(ROW([.E20])+COLUMN([.E20])+63&gt;90; ROW([.E20])+COLUMN([.E20])+63-26;(ROW([.E20])+COLUMN([.E20])+63)))" office:value-type="string" office:string-value="X" calcext:value-type="string">
            <text:p>X</text:p>
          </table:table-cell>
          <table:table-cell table:formula="of:=CHAR(IF(ROW([.F20])+COLUMN([.F20])+63&gt;90; ROW([.F20])+COLUMN([.F20])+63-26;(ROW([.F20])+COLUMN([.F20])+63)))" office:value-type="string" office:string-value="Y" calcext:value-type="string">
            <text:p>Y</text:p>
          </table:table-cell>
          <table:table-cell table:formula="of:=CHAR(IF(ROW([.G20])+COLUMN([.G20])+63&gt;90; ROW([.G20])+COLUMN([.G20])+63-26;(ROW([.G20])+COLUMN([.G20])+63)))" office:value-type="string" office:string-value="Z" calcext:value-type="string">
            <text:p>Z</text:p>
          </table:table-cell>
          <table:table-cell table:formula="of:=CHAR(IF(ROW([.H20])+COLUMN([.H20])+63&gt;90; ROW([.H20])+COLUMN([.H20])+63-26;(ROW([.H20])+COLUMN([.H20])+63)))" office:value-type="string" office:string-value="A" calcext:value-type="string">
            <text:p>A</text:p>
          </table:table-cell>
          <table:table-cell table:formula="of:=CHAR(IF(ROW([.I20])+COLUMN([.I20])+63&gt;90; ROW([.I20])+COLUMN([.I20])+63-26;(ROW([.I20])+COLUMN([.I20])+63)))" office:value-type="string" office:string-value="B" calcext:value-type="string">
            <text:p>B</text:p>
          </table:table-cell>
          <table:table-cell table:formula="of:=CHAR(IF(ROW([.J20])+COLUMN([.J20])+63&gt;90; ROW([.J20])+COLUMN([.J20])+63-26;(ROW([.J20])+COLUMN([.J20])+63)))" office:value-type="string" office:string-value="C" calcext:value-type="string">
            <text:p>C</text:p>
          </table:table-cell>
          <table:table-cell table:formula="of:=CHAR(IF(ROW([.K20])+COLUMN([.K20])+63&gt;90; ROW([.K20])+COLUMN([.K20])+63-26;(ROW([.K20])+COLUMN([.K20])+63)))" office:value-type="string" office:string-value="D" calcext:value-type="string">
            <text:p>D</text:p>
          </table:table-cell>
          <table:table-cell table:formula="of:=CHAR(IF(ROW([.L20])+COLUMN([.L20])+63&gt;90; ROW([.L20])+COLUMN([.L20])+63-26;(ROW([.L20])+COLUMN([.L20])+63)))" office:value-type="string" office:string-value="E" calcext:value-type="string">
            <text:p>E</text:p>
          </table:table-cell>
          <table:table-cell table:formula="of:=CHAR(IF(ROW([.M20])+COLUMN([.M20])+63&gt;90; ROW([.M20])+COLUMN([.M20])+63-26;(ROW([.M20])+COLUMN([.M20])+63)))" office:value-type="string" office:string-value="F" calcext:value-type="string">
            <text:p>F</text:p>
          </table:table-cell>
          <table:table-cell table:formula="of:=CHAR(IF(ROW([.N20])+COLUMN([.N20])+63&gt;90; ROW([.N20])+COLUMN([.N20])+63-26;(ROW([.N20])+COLUMN([.N20])+63)))" office:value-type="string" office:string-value="G" calcext:value-type="string">
            <text:p>G</text:p>
          </table:table-cell>
          <table:table-cell table:formula="of:=CHAR(IF(ROW([.O20])+COLUMN([.O20])+63&gt;90; ROW([.O20])+COLUMN([.O20])+63-26;(ROW([.O20])+COLUMN([.O20])+63)))" office:value-type="string" office:string-value="H" calcext:value-type="string">
            <text:p>H</text:p>
          </table:table-cell>
          <table:table-cell table:formula="of:=CHAR(IF(ROW([.P20])+COLUMN([.P20])+63&gt;90; ROW([.P20])+COLUMN([.P20])+63-26;(ROW([.P20])+COLUMN([.P20])+63)))" office:value-type="string" office:string-value="I" calcext:value-type="string">
            <text:p>I</text:p>
          </table:table-cell>
          <table:table-cell table:formula="of:=CHAR(IF(ROW([.Q20])+COLUMN([.Q20])+63&gt;90; ROW([.Q20])+COLUMN([.Q20])+63-26;(ROW([.Q20])+COLUMN([.Q20])+63)))" office:value-type="string" office:string-value="J" calcext:value-type="string">
            <text:p>J</text:p>
          </table:table-cell>
          <table:table-cell table:formula="of:=CHAR(IF(ROW([.R20])+COLUMN([.R20])+63&gt;90; ROW([.R20])+COLUMN([.R20])+63-26;(ROW([.R20])+COLUMN([.R20])+63)))" office:value-type="string" office:string-value="K" calcext:value-type="string">
            <text:p>K</text:p>
          </table:table-cell>
          <table:table-cell table:formula="of:=CHAR(IF(ROW([.S20])+COLUMN([.S20])+63&gt;90; ROW([.S20])+COLUMN([.S20])+63-26;(ROW([.S20])+COLUMN([.S20])+63)))" office:value-type="string" office:string-value="L" calcext:value-type="string">
            <text:p>L</text:p>
          </table:table-cell>
          <table:table-cell table:formula="of:=CHAR(IF(ROW([.T20])+COLUMN([.T20])+63&gt;90; ROW([.T20])+COLUMN([.T20])+63-26;(ROW([.T20])+COLUMN([.T20])+63)))" office:value-type="string" office:string-value="M" calcext:value-type="string">
            <text:p>M</text:p>
          </table:table-cell>
          <table:table-cell table:formula="of:=CHAR(IF(ROW([.U20])+COLUMN([.U20])+63&gt;90; ROW([.U20])+COLUMN([.U20])+63-26;(ROW([.U20])+COLUMN([.U20])+63)))" office:value-type="string" office:string-value="N" calcext:value-type="string">
            <text:p>N</text:p>
          </table:table-cell>
          <table:table-cell table:formula="of:=CHAR(IF(ROW([.V20])+COLUMN([.V20])+63&gt;90; ROW([.V20])+COLUMN([.V20])+63-26;(ROW([.V20])+COLUMN([.V20])+63)))" office:value-type="string" office:string-value="O" calcext:value-type="string">
            <text:p>O</text:p>
          </table:table-cell>
          <table:table-cell table:formula="of:=CHAR(IF(ROW([.W20])+COLUMN([.W20])+63&gt;90; ROW([.W20])+COLUMN([.W20])+63-26;(ROW([.W20])+COLUMN([.W20])+63)))" office:value-type="string" office:string-value="P" calcext:value-type="string">
            <text:p>P</text:p>
          </table:table-cell>
          <table:table-cell table:formula="of:=CHAR(IF(ROW([.X20])+COLUMN([.X20])+63&gt;90; ROW([.X20])+COLUMN([.X20])+63-26;(ROW([.X20])+COLUMN([.X20])+63)))" office:value-type="string" office:string-value="Q" calcext:value-type="string">
            <text:p>Q</text:p>
          </table:table-cell>
          <table:table-cell table:formula="of:=CHAR(IF(ROW([.Y20])+COLUMN([.Y20])+63&gt;90; ROW([.Y20])+COLUMN([.Y20])+63-26;(ROW([.Y20])+COLUMN([.Y20])+63)))" office:value-type="string" office:string-value="R" calcext:value-type="string">
            <text:p>R</text:p>
          </table:table-cell>
          <table:table-cell table:formula="of:=CHAR(IF(ROW([.Z20])+COLUMN([.Z20])+63&gt;90; ROW([.Z20])+COLUMN([.Z20])+63-26;(ROW([.Z20])+COLUMN([.Z20])+63)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 ROW([.A21])+COLUMN([.A21])+63-26;(ROW([.A21])+COLUMN([.A21])+63)))" office:value-type="string" office:string-value="U" calcext:value-type="string">
            <text:p>U</text:p>
          </table:table-cell>
          <table:table-cell table:formula="of:=CHAR(IF(ROW([.B21])+COLUMN([.B21])+63&gt;90; ROW([.B21])+COLUMN([.B21])+63-26;(ROW([.B21])+COLUMN([.B21])+63)))" office:value-type="string" office:string-value="V" calcext:value-type="string">
            <text:p>V</text:p>
          </table:table-cell>
          <table:table-cell table:formula="of:=CHAR(IF(ROW([.C21])+COLUMN([.C21])+63&gt;90; ROW([.C21])+COLUMN([.C21])+63-26;(ROW([.C21])+COLUMN([.C21])+63)))" office:value-type="string" office:string-value="W" calcext:value-type="string">
            <text:p>W</text:p>
          </table:table-cell>
          <table:table-cell table:formula="of:=CHAR(IF(ROW([.D21])+COLUMN([.D21])+63&gt;90; ROW([.D21])+COLUMN([.D21])+63-26;(ROW([.D21])+COLUMN([.D21])+63)))" office:value-type="string" office:string-value="X" calcext:value-type="string">
            <text:p>X</text:p>
          </table:table-cell>
          <table:table-cell table:formula="of:=CHAR(IF(ROW([.E21])+COLUMN([.E21])+63&gt;90; ROW([.E21])+COLUMN([.E21])+63-26;(ROW([.E21])+COLUMN([.E21])+63)))" office:value-type="string" office:string-value="Y" calcext:value-type="string">
            <text:p>Y</text:p>
          </table:table-cell>
          <table:table-cell table:formula="of:=CHAR(IF(ROW([.F21])+COLUMN([.F21])+63&gt;90; ROW([.F21])+COLUMN([.F21])+63-26;(ROW([.F21])+COLUMN([.F21])+63)))" office:value-type="string" office:string-value="Z" calcext:value-type="string">
            <text:p>Z</text:p>
          </table:table-cell>
          <table:table-cell table:formula="of:=CHAR(IF(ROW([.G21])+COLUMN([.G21])+63&gt;90; ROW([.G21])+COLUMN([.G21])+63-26;(ROW([.G21])+COLUMN([.G21])+63)))" office:value-type="string" office:string-value="A" calcext:value-type="string">
            <text:p>A</text:p>
          </table:table-cell>
          <table:table-cell table:formula="of:=CHAR(IF(ROW([.H21])+COLUMN([.H21])+63&gt;90; ROW([.H21])+COLUMN([.H21])+63-26;(ROW([.H21])+COLUMN([.H21])+63)))" office:value-type="string" office:string-value="B" calcext:value-type="string">
            <text:p>B</text:p>
          </table:table-cell>
          <table:table-cell table:formula="of:=CHAR(IF(ROW([.I21])+COLUMN([.I21])+63&gt;90; ROW([.I21])+COLUMN([.I21])+63-26;(ROW([.I21])+COLUMN([.I21])+63)))" office:value-type="string" office:string-value="C" calcext:value-type="string">
            <text:p>C</text:p>
          </table:table-cell>
          <table:table-cell table:formula="of:=CHAR(IF(ROW([.J21])+COLUMN([.J21])+63&gt;90; ROW([.J21])+COLUMN([.J21])+63-26;(ROW([.J21])+COLUMN([.J21])+63)))" office:value-type="string" office:string-value="D" calcext:value-type="string">
            <text:p>D</text:p>
          </table:table-cell>
          <table:table-cell table:formula="of:=CHAR(IF(ROW([.K21])+COLUMN([.K21])+63&gt;90; ROW([.K21])+COLUMN([.K21])+63-26;(ROW([.K21])+COLUMN([.K21])+63)))" office:value-type="string" office:string-value="E" calcext:value-type="string">
            <text:p>E</text:p>
          </table:table-cell>
          <table:table-cell table:formula="of:=CHAR(IF(ROW([.L21])+COLUMN([.L21])+63&gt;90; ROW([.L21])+COLUMN([.L21])+63-26;(ROW([.L21])+COLUMN([.L21])+63)))" office:value-type="string" office:string-value="F" calcext:value-type="string">
            <text:p>F</text:p>
          </table:table-cell>
          <table:table-cell table:formula="of:=CHAR(IF(ROW([.M21])+COLUMN([.M21])+63&gt;90; ROW([.M21])+COLUMN([.M21])+63-26;(ROW([.M21])+COLUMN([.M21])+63)))" office:value-type="string" office:string-value="G" calcext:value-type="string">
            <text:p>G</text:p>
          </table:table-cell>
          <table:table-cell table:formula="of:=CHAR(IF(ROW([.N21])+COLUMN([.N21])+63&gt;90; ROW([.N21])+COLUMN([.N21])+63-26;(ROW([.N21])+COLUMN([.N21])+63)))" office:value-type="string" office:string-value="H" calcext:value-type="string">
            <text:p>H</text:p>
          </table:table-cell>
          <table:table-cell table:formula="of:=CHAR(IF(ROW([.O21])+COLUMN([.O21])+63&gt;90; ROW([.O21])+COLUMN([.O21])+63-26;(ROW([.O21])+COLUMN([.O21])+63)))" office:value-type="string" office:string-value="I" calcext:value-type="string">
            <text:p>I</text:p>
          </table:table-cell>
          <table:table-cell table:formula="of:=CHAR(IF(ROW([.P21])+COLUMN([.P21])+63&gt;90; ROW([.P21])+COLUMN([.P21])+63-26;(ROW([.P21])+COLUMN([.P21])+63)))" office:value-type="string" office:string-value="J" calcext:value-type="string">
            <text:p>J</text:p>
          </table:table-cell>
          <table:table-cell table:formula="of:=CHAR(IF(ROW([.Q21])+COLUMN([.Q21])+63&gt;90; ROW([.Q21])+COLUMN([.Q21])+63-26;(ROW([.Q21])+COLUMN([.Q21])+63)))" office:value-type="string" office:string-value="K" calcext:value-type="string">
            <text:p>K</text:p>
          </table:table-cell>
          <table:table-cell table:formula="of:=CHAR(IF(ROW([.R21])+COLUMN([.R21])+63&gt;90; ROW([.R21])+COLUMN([.R21])+63-26;(ROW([.R21])+COLUMN([.R21])+63)))" office:value-type="string" office:string-value="L" calcext:value-type="string">
            <text:p>L</text:p>
          </table:table-cell>
          <table:table-cell table:formula="of:=CHAR(IF(ROW([.S21])+COLUMN([.S21])+63&gt;90; ROW([.S21])+COLUMN([.S21])+63-26;(ROW([.S21])+COLUMN([.S21])+63)))" office:value-type="string" office:string-value="M" calcext:value-type="string">
            <text:p>M</text:p>
          </table:table-cell>
          <table:table-cell table:formula="of:=CHAR(IF(ROW([.T21])+COLUMN([.T21])+63&gt;90; ROW([.T21])+COLUMN([.T21])+63-26;(ROW([.T21])+COLUMN([.T21])+63)))" office:value-type="string" office:string-value="N" calcext:value-type="string">
            <text:p>N</text:p>
          </table:table-cell>
          <table:table-cell table:formula="of:=CHAR(IF(ROW([.U21])+COLUMN([.U21])+63&gt;90; ROW([.U21])+COLUMN([.U21])+63-26;(ROW([.U21])+COLUMN([.U21])+63)))" office:value-type="string" office:string-value="O" calcext:value-type="string">
            <text:p>O</text:p>
          </table:table-cell>
          <table:table-cell table:formula="of:=CHAR(IF(ROW([.V21])+COLUMN([.V21])+63&gt;90; ROW([.V21])+COLUMN([.V21])+63-26;(ROW([.V21])+COLUMN([.V21])+63)))" office:value-type="string" office:string-value="P" calcext:value-type="string">
            <text:p>P</text:p>
          </table:table-cell>
          <table:table-cell table:formula="of:=CHAR(IF(ROW([.W21])+COLUMN([.W21])+63&gt;90; ROW([.W21])+COLUMN([.W21])+63-26;(ROW([.W21])+COLUMN([.W21])+63)))" office:value-type="string" office:string-value="Q" calcext:value-type="string">
            <text:p>Q</text:p>
          </table:table-cell>
          <table:table-cell table:formula="of:=CHAR(IF(ROW([.X21])+COLUMN([.X21])+63&gt;90; ROW([.X21])+COLUMN([.X21])+63-26;(ROW([.X21])+COLUMN([.X21])+63)))" office:value-type="string" office:string-value="R" calcext:value-type="string">
            <text:p>R</text:p>
          </table:table-cell>
          <table:table-cell table:formula="of:=CHAR(IF(ROW([.Y21])+COLUMN([.Y21])+63&gt;90; ROW([.Y21])+COLUMN([.Y21])+63-26;(ROW([.Y21])+COLUMN([.Y21])+63)))" office:value-type="string" office:string-value="S" calcext:value-type="string">
            <text:p>S</text:p>
          </table:table-cell>
          <table:table-cell table:formula="of:=CHAR(IF(ROW([.Z21])+COLUMN([.Z21])+63&gt;90; ROW([.Z21])+COLUMN([.Z21])+63-26;(ROW([.Z21])+COLUMN([.Z21])+63)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 ROW([.A22])+COLUMN([.A22])+63-26;(ROW([.A22])+COLUMN([.A22])+63)))" office:value-type="string" office:string-value="V" calcext:value-type="string">
            <text:p>V</text:p>
          </table:table-cell>
          <table:table-cell table:formula="of:=CHAR(IF(ROW([.B22])+COLUMN([.B22])+63&gt;90; ROW([.B22])+COLUMN([.B22])+63-26;(ROW([.B22])+COLUMN([.B22])+63)))" office:value-type="string" office:string-value="W" calcext:value-type="string">
            <text:p>W</text:p>
          </table:table-cell>
          <table:table-cell table:formula="of:=CHAR(IF(ROW([.C22])+COLUMN([.C22])+63&gt;90; ROW([.C22])+COLUMN([.C22])+63-26;(ROW([.C22])+COLUMN([.C22])+63)))" office:value-type="string" office:string-value="X" calcext:value-type="string">
            <text:p>X</text:p>
          </table:table-cell>
          <table:table-cell table:formula="of:=CHAR(IF(ROW([.D22])+COLUMN([.D22])+63&gt;90; ROW([.D22])+COLUMN([.D22])+63-26;(ROW([.D22])+COLUMN([.D22])+63)))" office:value-type="string" office:string-value="Y" calcext:value-type="string">
            <text:p>Y</text:p>
          </table:table-cell>
          <table:table-cell table:formula="of:=CHAR(IF(ROW([.E22])+COLUMN([.E22])+63&gt;90; ROW([.E22])+COLUMN([.E22])+63-26;(ROW([.E22])+COLUMN([.E22])+63)))" office:value-type="string" office:string-value="Z" calcext:value-type="string">
            <text:p>Z</text:p>
          </table:table-cell>
          <table:table-cell table:formula="of:=CHAR(IF(ROW([.F22])+COLUMN([.F22])+63&gt;90; ROW([.F22])+COLUMN([.F22])+63-26;(ROW([.F22])+COLUMN([.F22])+63)))" office:value-type="string" office:string-value="A" calcext:value-type="string">
            <text:p>A</text:p>
          </table:table-cell>
          <table:table-cell table:formula="of:=CHAR(IF(ROW([.G22])+COLUMN([.G22])+63&gt;90; ROW([.G22])+COLUMN([.G22])+63-26;(ROW([.G22])+COLUMN([.G22])+63)))" office:value-type="string" office:string-value="B" calcext:value-type="string">
            <text:p>B</text:p>
          </table:table-cell>
          <table:table-cell table:formula="of:=CHAR(IF(ROW([.H22])+COLUMN([.H22])+63&gt;90; ROW([.H22])+COLUMN([.H22])+63-26;(ROW([.H22])+COLUMN([.H22])+63)))" office:value-type="string" office:string-value="C" calcext:value-type="string">
            <text:p>C</text:p>
          </table:table-cell>
          <table:table-cell table:formula="of:=CHAR(IF(ROW([.I22])+COLUMN([.I22])+63&gt;90; ROW([.I22])+COLUMN([.I22])+63-26;(ROW([.I22])+COLUMN([.I22])+63)))" office:value-type="string" office:string-value="D" calcext:value-type="string">
            <text:p>D</text:p>
          </table:table-cell>
          <table:table-cell table:formula="of:=CHAR(IF(ROW([.J22])+COLUMN([.J22])+63&gt;90; ROW([.J22])+COLUMN([.J22])+63-26;(ROW([.J22])+COLUMN([.J22])+63)))" office:value-type="string" office:string-value="E" calcext:value-type="string">
            <text:p>E</text:p>
          </table:table-cell>
          <table:table-cell table:formula="of:=CHAR(IF(ROW([.K22])+COLUMN([.K22])+63&gt;90; ROW([.K22])+COLUMN([.K22])+63-26;(ROW([.K22])+COLUMN([.K22])+63)))" office:value-type="string" office:string-value="F" calcext:value-type="string">
            <text:p>F</text:p>
          </table:table-cell>
          <table:table-cell table:formula="of:=CHAR(IF(ROW([.L22])+COLUMN([.L22])+63&gt;90; ROW([.L22])+COLUMN([.L22])+63-26;(ROW([.L22])+COLUMN([.L22])+63)))" office:value-type="string" office:string-value="G" calcext:value-type="string">
            <text:p>G</text:p>
          </table:table-cell>
          <table:table-cell table:formula="of:=CHAR(IF(ROW([.M22])+COLUMN([.M22])+63&gt;90; ROW([.M22])+COLUMN([.M22])+63-26;(ROW([.M22])+COLUMN([.M22])+63)))" office:value-type="string" office:string-value="H" calcext:value-type="string">
            <text:p>H</text:p>
          </table:table-cell>
          <table:table-cell table:formula="of:=CHAR(IF(ROW([.N22])+COLUMN([.N22])+63&gt;90; ROW([.N22])+COLUMN([.N22])+63-26;(ROW([.N22])+COLUMN([.N22])+63)))" office:value-type="string" office:string-value="I" calcext:value-type="string">
            <text:p>I</text:p>
          </table:table-cell>
          <table:table-cell table:formula="of:=CHAR(IF(ROW([.O22])+COLUMN([.O22])+63&gt;90; ROW([.O22])+COLUMN([.O22])+63-26;(ROW([.O22])+COLUMN([.O22])+63)))" office:value-type="string" office:string-value="J" calcext:value-type="string">
            <text:p>J</text:p>
          </table:table-cell>
          <table:table-cell table:formula="of:=CHAR(IF(ROW([.P22])+COLUMN([.P22])+63&gt;90; ROW([.P22])+COLUMN([.P22])+63-26;(ROW([.P22])+COLUMN([.P22])+63)))" office:value-type="string" office:string-value="K" calcext:value-type="string">
            <text:p>K</text:p>
          </table:table-cell>
          <table:table-cell table:formula="of:=CHAR(IF(ROW([.Q22])+COLUMN([.Q22])+63&gt;90; ROW([.Q22])+COLUMN([.Q22])+63-26;(ROW([.Q22])+COLUMN([.Q22])+63)))" office:value-type="string" office:string-value="L" calcext:value-type="string">
            <text:p>L</text:p>
          </table:table-cell>
          <table:table-cell table:formula="of:=CHAR(IF(ROW([.R22])+COLUMN([.R22])+63&gt;90; ROW([.R22])+COLUMN([.R22])+63-26;(ROW([.R22])+COLUMN([.R22])+63)))" office:value-type="string" office:string-value="M" calcext:value-type="string">
            <text:p>M</text:p>
          </table:table-cell>
          <table:table-cell table:formula="of:=CHAR(IF(ROW([.S22])+COLUMN([.S22])+63&gt;90; ROW([.S22])+COLUMN([.S22])+63-26;(ROW([.S22])+COLUMN([.S22])+63)))" office:value-type="string" office:string-value="N" calcext:value-type="string">
            <text:p>N</text:p>
          </table:table-cell>
          <table:table-cell table:formula="of:=CHAR(IF(ROW([.T22])+COLUMN([.T22])+63&gt;90; ROW([.T22])+COLUMN([.T22])+63-26;(ROW([.T22])+COLUMN([.T22])+63)))" office:value-type="string" office:string-value="O" calcext:value-type="string">
            <text:p>O</text:p>
          </table:table-cell>
          <table:table-cell table:formula="of:=CHAR(IF(ROW([.U22])+COLUMN([.U22])+63&gt;90; ROW([.U22])+COLUMN([.U22])+63-26;(ROW([.U22])+COLUMN([.U22])+63)))" office:value-type="string" office:string-value="P" calcext:value-type="string">
            <text:p>P</text:p>
          </table:table-cell>
          <table:table-cell table:formula="of:=CHAR(IF(ROW([.V22])+COLUMN([.V22])+63&gt;90; ROW([.V22])+COLUMN([.V22])+63-26;(ROW([.V22])+COLUMN([.V22])+63)))" office:value-type="string" office:string-value="Q" calcext:value-type="string">
            <text:p>Q</text:p>
          </table:table-cell>
          <table:table-cell table:formula="of:=CHAR(IF(ROW([.W22])+COLUMN([.W22])+63&gt;90; ROW([.W22])+COLUMN([.W22])+63-26;(ROW([.W22])+COLUMN([.W22])+63)))" office:value-type="string" office:string-value="R" calcext:value-type="string">
            <text:p>R</text:p>
          </table:table-cell>
          <table:table-cell table:formula="of:=CHAR(IF(ROW([.X22])+COLUMN([.X22])+63&gt;90; ROW([.X22])+COLUMN([.X22])+63-26;(ROW([.X22])+COLUMN([.X22])+63)))" office:value-type="string" office:string-value="S" calcext:value-type="string">
            <text:p>S</text:p>
          </table:table-cell>
          <table:table-cell table:formula="of:=CHAR(IF(ROW([.Y22])+COLUMN([.Y22])+63&gt;90; ROW([.Y22])+COLUMN([.Y22])+63-26;(ROW([.Y22])+COLUMN([.Y22])+63)))" office:value-type="string" office:string-value="T" calcext:value-type="string">
            <text:p>T</text:p>
          </table:table-cell>
          <table:table-cell table:formula="of:=CHAR(IF(ROW([.Z22])+COLUMN([.Z22])+63&gt;90; ROW([.Z22])+COLUMN([.Z22])+63-26;(ROW([.Z22])+COLUMN([.Z22])+63)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 ROW([.A23])+COLUMN([.A23])+63-26;(ROW([.A23])+COLUMN([.A23])+63)))" office:value-type="string" office:string-value="W" calcext:value-type="string">
            <text:p>W</text:p>
          </table:table-cell>
          <table:table-cell table:formula="of:=CHAR(IF(ROW([.B23])+COLUMN([.B23])+63&gt;90; ROW([.B23])+COLUMN([.B23])+63-26;(ROW([.B23])+COLUMN([.B23])+63)))" office:value-type="string" office:string-value="X" calcext:value-type="string">
            <text:p>X</text:p>
          </table:table-cell>
          <table:table-cell table:formula="of:=CHAR(IF(ROW([.C23])+COLUMN([.C23])+63&gt;90; ROW([.C23])+COLUMN([.C23])+63-26;(ROW([.C23])+COLUMN([.C23])+63)))" office:value-type="string" office:string-value="Y" calcext:value-type="string">
            <text:p>Y</text:p>
          </table:table-cell>
          <table:table-cell table:formula="of:=CHAR(IF(ROW([.D23])+COLUMN([.D23])+63&gt;90; ROW([.D23])+COLUMN([.D23])+63-26;(ROW([.D23])+COLUMN([.D23])+63)))" office:value-type="string" office:string-value="Z" calcext:value-type="string">
            <text:p>Z</text:p>
          </table:table-cell>
          <table:table-cell table:formula="of:=CHAR(IF(ROW([.E23])+COLUMN([.E23])+63&gt;90; ROW([.E23])+COLUMN([.E23])+63-26;(ROW([.E23])+COLUMN([.E23])+63)))" office:value-type="string" office:string-value="A" calcext:value-type="string">
            <text:p>A</text:p>
          </table:table-cell>
          <table:table-cell table:formula="of:=CHAR(IF(ROW([.F23])+COLUMN([.F23])+63&gt;90; ROW([.F23])+COLUMN([.F23])+63-26;(ROW([.F23])+COLUMN([.F23])+63)))" office:value-type="string" office:string-value="B" calcext:value-type="string">
            <text:p>B</text:p>
          </table:table-cell>
          <table:table-cell table:formula="of:=CHAR(IF(ROW([.G23])+COLUMN([.G23])+63&gt;90; ROW([.G23])+COLUMN([.G23])+63-26;(ROW([.G23])+COLUMN([.G23])+63)))" office:value-type="string" office:string-value="C" calcext:value-type="string">
            <text:p>C</text:p>
          </table:table-cell>
          <table:table-cell table:formula="of:=CHAR(IF(ROW([.H23])+COLUMN([.H23])+63&gt;90; ROW([.H23])+COLUMN([.H23])+63-26;(ROW([.H23])+COLUMN([.H23])+63)))" office:value-type="string" office:string-value="D" calcext:value-type="string">
            <text:p>D</text:p>
          </table:table-cell>
          <table:table-cell table:formula="of:=CHAR(IF(ROW([.I23])+COLUMN([.I23])+63&gt;90; ROW([.I23])+COLUMN([.I23])+63-26;(ROW([.I23])+COLUMN([.I23])+63)))" office:value-type="string" office:string-value="E" calcext:value-type="string">
            <text:p>E</text:p>
          </table:table-cell>
          <table:table-cell table:formula="of:=CHAR(IF(ROW([.J23])+COLUMN([.J23])+63&gt;90; ROW([.J23])+COLUMN([.J23])+63-26;(ROW([.J23])+COLUMN([.J23])+63)))" office:value-type="string" office:string-value="F" calcext:value-type="string">
            <text:p>F</text:p>
          </table:table-cell>
          <table:table-cell table:formula="of:=CHAR(IF(ROW([.K23])+COLUMN([.K23])+63&gt;90; ROW([.K23])+COLUMN([.K23])+63-26;(ROW([.K23])+COLUMN([.K23])+63)))" office:value-type="string" office:string-value="G" calcext:value-type="string">
            <text:p>G</text:p>
          </table:table-cell>
          <table:table-cell table:formula="of:=CHAR(IF(ROW([.L23])+COLUMN([.L23])+63&gt;90; ROW([.L23])+COLUMN([.L23])+63-26;(ROW([.L23])+COLUMN([.L23])+63)))" office:value-type="string" office:string-value="H" calcext:value-type="string">
            <text:p>H</text:p>
          </table:table-cell>
          <table:table-cell table:formula="of:=CHAR(IF(ROW([.M23])+COLUMN([.M23])+63&gt;90; ROW([.M23])+COLUMN([.M23])+63-26;(ROW([.M23])+COLUMN([.M23])+63)))" office:value-type="string" office:string-value="I" calcext:value-type="string">
            <text:p>I</text:p>
          </table:table-cell>
          <table:table-cell table:formula="of:=CHAR(IF(ROW([.N23])+COLUMN([.N23])+63&gt;90; ROW([.N23])+COLUMN([.N23])+63-26;(ROW([.N23])+COLUMN([.N23])+63)))" office:value-type="string" office:string-value="J" calcext:value-type="string">
            <text:p>J</text:p>
          </table:table-cell>
          <table:table-cell table:formula="of:=CHAR(IF(ROW([.O23])+COLUMN([.O23])+63&gt;90; ROW([.O23])+COLUMN([.O23])+63-26;(ROW([.O23])+COLUMN([.O23])+63)))" office:value-type="string" office:string-value="K" calcext:value-type="string">
            <text:p>K</text:p>
          </table:table-cell>
          <table:table-cell table:formula="of:=CHAR(IF(ROW([.P23])+COLUMN([.P23])+63&gt;90; ROW([.P23])+COLUMN([.P23])+63-26;(ROW([.P23])+COLUMN([.P23])+63)))" office:value-type="string" office:string-value="L" calcext:value-type="string">
            <text:p>L</text:p>
          </table:table-cell>
          <table:table-cell table:formula="of:=CHAR(IF(ROW([.Q23])+COLUMN([.Q23])+63&gt;90; ROW([.Q23])+COLUMN([.Q23])+63-26;(ROW([.Q23])+COLUMN([.Q23])+63)))" office:value-type="string" office:string-value="M" calcext:value-type="string">
            <text:p>M</text:p>
          </table:table-cell>
          <table:table-cell table:formula="of:=CHAR(IF(ROW([.R23])+COLUMN([.R23])+63&gt;90; ROW([.R23])+COLUMN([.R23])+63-26;(ROW([.R23])+COLUMN([.R23])+63)))" office:value-type="string" office:string-value="N" calcext:value-type="string">
            <text:p>N</text:p>
          </table:table-cell>
          <table:table-cell table:formula="of:=CHAR(IF(ROW([.S23])+COLUMN([.S23])+63&gt;90; ROW([.S23])+COLUMN([.S23])+63-26;(ROW([.S23])+COLUMN([.S23])+63)))" office:value-type="string" office:string-value="O" calcext:value-type="string">
            <text:p>O</text:p>
          </table:table-cell>
          <table:table-cell table:formula="of:=CHAR(IF(ROW([.T23])+COLUMN([.T23])+63&gt;90; ROW([.T23])+COLUMN([.T23])+63-26;(ROW([.T23])+COLUMN([.T23])+63)))" office:value-type="string" office:string-value="P" calcext:value-type="string">
            <text:p>P</text:p>
          </table:table-cell>
          <table:table-cell table:formula="of:=CHAR(IF(ROW([.U23])+COLUMN([.U23])+63&gt;90; ROW([.U23])+COLUMN([.U23])+63-26;(ROW([.U23])+COLUMN([.U23])+63)))" office:value-type="string" office:string-value="Q" calcext:value-type="string">
            <text:p>Q</text:p>
          </table:table-cell>
          <table:table-cell table:formula="of:=CHAR(IF(ROW([.V23])+COLUMN([.V23])+63&gt;90; ROW([.V23])+COLUMN([.V23])+63-26;(ROW([.V23])+COLUMN([.V23])+63)))" office:value-type="string" office:string-value="R" calcext:value-type="string">
            <text:p>R</text:p>
          </table:table-cell>
          <table:table-cell table:formula="of:=CHAR(IF(ROW([.W23])+COLUMN([.W23])+63&gt;90; ROW([.W23])+COLUMN([.W23])+63-26;(ROW([.W23])+COLUMN([.W23])+63)))" office:value-type="string" office:string-value="S" calcext:value-type="string">
            <text:p>S</text:p>
          </table:table-cell>
          <table:table-cell table:formula="of:=CHAR(IF(ROW([.X23])+COLUMN([.X23])+63&gt;90; ROW([.X23])+COLUMN([.X23])+63-26;(ROW([.X23])+COLUMN([.X23])+63)))" office:value-type="string" office:string-value="T" calcext:value-type="string">
            <text:p>T</text:p>
          </table:table-cell>
          <table:table-cell table:formula="of:=CHAR(IF(ROW([.Y23])+COLUMN([.Y23])+63&gt;90; ROW([.Y23])+COLUMN([.Y23])+63-26;(ROW([.Y23])+COLUMN([.Y23])+63)))" office:value-type="string" office:string-value="U" calcext:value-type="string">
            <text:p>U</text:p>
          </table:table-cell>
          <table:table-cell table:formula="of:=CHAR(IF(ROW([.Z23])+COLUMN([.Z23])+63&gt;90; ROW([.Z23])+COLUMN([.Z23])+63-26;(ROW([.Z23])+COLUMN([.Z23])+63)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 ROW([.A24])+COLUMN([.A24])+63-26;(ROW([.A24])+COLUMN([.A24])+63)))" office:value-type="string" office:string-value="X" calcext:value-type="string">
            <text:p>X</text:p>
          </table:table-cell>
          <table:table-cell table:formula="of:=CHAR(IF(ROW([.B24])+COLUMN([.B24])+63&gt;90; ROW([.B24])+COLUMN([.B24])+63-26;(ROW([.B24])+COLUMN([.B24])+63)))" office:value-type="string" office:string-value="Y" calcext:value-type="string">
            <text:p>Y</text:p>
          </table:table-cell>
          <table:table-cell table:formula="of:=CHAR(IF(ROW([.C24])+COLUMN([.C24])+63&gt;90; ROW([.C24])+COLUMN([.C24])+63-26;(ROW([.C24])+COLUMN([.C24])+63)))" office:value-type="string" office:string-value="Z" calcext:value-type="string">
            <text:p>Z</text:p>
          </table:table-cell>
          <table:table-cell table:formula="of:=CHAR(IF(ROW([.D24])+COLUMN([.D24])+63&gt;90; ROW([.D24])+COLUMN([.D24])+63-26;(ROW([.D24])+COLUMN([.D24])+63)))" office:value-type="string" office:string-value="A" calcext:value-type="string">
            <text:p>A</text:p>
          </table:table-cell>
          <table:table-cell table:formula="of:=CHAR(IF(ROW([.E24])+COLUMN([.E24])+63&gt;90; ROW([.E24])+COLUMN([.E24])+63-26;(ROW([.E24])+COLUMN([.E24])+63)))" office:value-type="string" office:string-value="B" calcext:value-type="string">
            <text:p>B</text:p>
          </table:table-cell>
          <table:table-cell table:formula="of:=CHAR(IF(ROW([.F24])+COLUMN([.F24])+63&gt;90; ROW([.F24])+COLUMN([.F24])+63-26;(ROW([.F24])+COLUMN([.F24])+63)))" office:value-type="string" office:string-value="C" calcext:value-type="string">
            <text:p>C</text:p>
          </table:table-cell>
          <table:table-cell table:formula="of:=CHAR(IF(ROW([.G24])+COLUMN([.G24])+63&gt;90; ROW([.G24])+COLUMN([.G24])+63-26;(ROW([.G24])+COLUMN([.G24])+63)))" office:value-type="string" office:string-value="D" calcext:value-type="string">
            <text:p>D</text:p>
          </table:table-cell>
          <table:table-cell table:formula="of:=CHAR(IF(ROW([.H24])+COLUMN([.H24])+63&gt;90; ROW([.H24])+COLUMN([.H24])+63-26;(ROW([.H24])+COLUMN([.H24])+63)))" office:value-type="string" office:string-value="E" calcext:value-type="string">
            <text:p>E</text:p>
          </table:table-cell>
          <table:table-cell table:formula="of:=CHAR(IF(ROW([.I24])+COLUMN([.I24])+63&gt;90; ROW([.I24])+COLUMN([.I24])+63-26;(ROW([.I24])+COLUMN([.I24])+63)))" office:value-type="string" office:string-value="F" calcext:value-type="string">
            <text:p>F</text:p>
          </table:table-cell>
          <table:table-cell table:formula="of:=CHAR(IF(ROW([.J24])+COLUMN([.J24])+63&gt;90; ROW([.J24])+COLUMN([.J24])+63-26;(ROW([.J24])+COLUMN([.J24])+63)))" office:value-type="string" office:string-value="G" calcext:value-type="string">
            <text:p>G</text:p>
          </table:table-cell>
          <table:table-cell table:formula="of:=CHAR(IF(ROW([.K24])+COLUMN([.K24])+63&gt;90; ROW([.K24])+COLUMN([.K24])+63-26;(ROW([.K24])+COLUMN([.K24])+63)))" office:value-type="string" office:string-value="H" calcext:value-type="string">
            <text:p>H</text:p>
          </table:table-cell>
          <table:table-cell table:formula="of:=CHAR(IF(ROW([.L24])+COLUMN([.L24])+63&gt;90; ROW([.L24])+COLUMN([.L24])+63-26;(ROW([.L24])+COLUMN([.L24])+63)))" office:value-type="string" office:string-value="I" calcext:value-type="string">
            <text:p>I</text:p>
          </table:table-cell>
          <table:table-cell table:formula="of:=CHAR(IF(ROW([.M24])+COLUMN([.M24])+63&gt;90; ROW([.M24])+COLUMN([.M24])+63-26;(ROW([.M24])+COLUMN([.M24])+63)))" office:value-type="string" office:string-value="J" calcext:value-type="string">
            <text:p>J</text:p>
          </table:table-cell>
          <table:table-cell table:formula="of:=CHAR(IF(ROW([.N24])+COLUMN([.N24])+63&gt;90; ROW([.N24])+COLUMN([.N24])+63-26;(ROW([.N24])+COLUMN([.N24])+63)))" office:value-type="string" office:string-value="K" calcext:value-type="string">
            <text:p>K</text:p>
          </table:table-cell>
          <table:table-cell table:formula="of:=CHAR(IF(ROW([.O24])+COLUMN([.O24])+63&gt;90; ROW([.O24])+COLUMN([.O24])+63-26;(ROW([.O24])+COLUMN([.O24])+63)))" office:value-type="string" office:string-value="L" calcext:value-type="string">
            <text:p>L</text:p>
          </table:table-cell>
          <table:table-cell table:formula="of:=CHAR(IF(ROW([.P24])+COLUMN([.P24])+63&gt;90; ROW([.P24])+COLUMN([.P24])+63-26;(ROW([.P24])+COLUMN([.P24])+63)))" office:value-type="string" office:string-value="M" calcext:value-type="string">
            <text:p>M</text:p>
          </table:table-cell>
          <table:table-cell table:formula="of:=CHAR(IF(ROW([.Q24])+COLUMN([.Q24])+63&gt;90; ROW([.Q24])+COLUMN([.Q24])+63-26;(ROW([.Q24])+COLUMN([.Q24])+63)))" office:value-type="string" office:string-value="N" calcext:value-type="string">
            <text:p>N</text:p>
          </table:table-cell>
          <table:table-cell table:formula="of:=CHAR(IF(ROW([.R24])+COLUMN([.R24])+63&gt;90; ROW([.R24])+COLUMN([.R24])+63-26;(ROW([.R24])+COLUMN([.R24])+63)))" office:value-type="string" office:string-value="O" calcext:value-type="string">
            <text:p>O</text:p>
          </table:table-cell>
          <table:table-cell table:formula="of:=CHAR(IF(ROW([.S24])+COLUMN([.S24])+63&gt;90; ROW([.S24])+COLUMN([.S24])+63-26;(ROW([.S24])+COLUMN([.S24])+63)))" office:value-type="string" office:string-value="P" calcext:value-type="string">
            <text:p>P</text:p>
          </table:table-cell>
          <table:table-cell table:formula="of:=CHAR(IF(ROW([.T24])+COLUMN([.T24])+63&gt;90; ROW([.T24])+COLUMN([.T24])+63-26;(ROW([.T24])+COLUMN([.T24])+63)))" office:value-type="string" office:string-value="Q" calcext:value-type="string">
            <text:p>Q</text:p>
          </table:table-cell>
          <table:table-cell table:formula="of:=CHAR(IF(ROW([.U24])+COLUMN([.U24])+63&gt;90; ROW([.U24])+COLUMN([.U24])+63-26;(ROW([.U24])+COLUMN([.U24])+63)))" office:value-type="string" office:string-value="R" calcext:value-type="string">
            <text:p>R</text:p>
          </table:table-cell>
          <table:table-cell table:formula="of:=CHAR(IF(ROW([.V24])+COLUMN([.V24])+63&gt;90; ROW([.V24])+COLUMN([.V24])+63-26;(ROW([.V24])+COLUMN([.V24])+63)))" office:value-type="string" office:string-value="S" calcext:value-type="string">
            <text:p>S</text:p>
          </table:table-cell>
          <table:table-cell table:formula="of:=CHAR(IF(ROW([.W24])+COLUMN([.W24])+63&gt;90; ROW([.W24])+COLUMN([.W24])+63-26;(ROW([.W24])+COLUMN([.W24])+63)))" office:value-type="string" office:string-value="T" calcext:value-type="string">
            <text:p>T</text:p>
          </table:table-cell>
          <table:table-cell table:formula="of:=CHAR(IF(ROW([.X24])+COLUMN([.X24])+63&gt;90; ROW([.X24])+COLUMN([.X24])+63-26;(ROW([.X24])+COLUMN([.X24])+63)))" office:value-type="string" office:string-value="U" calcext:value-type="string">
            <text:p>U</text:p>
          </table:table-cell>
          <table:table-cell table:formula="of:=CHAR(IF(ROW([.Y24])+COLUMN([.Y24])+63&gt;90; ROW([.Y24])+COLUMN([.Y24])+63-26;(ROW([.Y24])+COLUMN([.Y24])+63)))" office:value-type="string" office:string-value="V" calcext:value-type="string">
            <text:p>V</text:p>
          </table:table-cell>
          <table:table-cell table:formula="of:=CHAR(IF(ROW([.Z24])+COLUMN([.Z24])+63&gt;90; ROW([.Z24])+COLUMN([.Z24])+63-26;(ROW([.Z24])+COLUMN([.Z24])+63)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 ROW([.A25])+COLUMN([.A25])+63-26;(ROW([.A25])+COLUMN([.A25])+63)))" office:value-type="string" office:string-value="Y" calcext:value-type="string">
            <text:p>Y</text:p>
          </table:table-cell>
          <table:table-cell table:formula="of:=CHAR(IF(ROW([.B25])+COLUMN([.B25])+63&gt;90; ROW([.B25])+COLUMN([.B25])+63-26;(ROW([.B25])+COLUMN([.B25])+63)))" office:value-type="string" office:string-value="Z" calcext:value-type="string">
            <text:p>Z</text:p>
          </table:table-cell>
          <table:table-cell table:formula="of:=CHAR(IF(ROW([.C25])+COLUMN([.C25])+63&gt;90; ROW([.C25])+COLUMN([.C25])+63-26;(ROW([.C25])+COLUMN([.C25])+63)))" office:value-type="string" office:string-value="A" calcext:value-type="string">
            <text:p>A</text:p>
          </table:table-cell>
          <table:table-cell table:formula="of:=CHAR(IF(ROW([.D25])+COLUMN([.D25])+63&gt;90; ROW([.D25])+COLUMN([.D25])+63-26;(ROW([.D25])+COLUMN([.D25])+63)))" office:value-type="string" office:string-value="B" calcext:value-type="string">
            <text:p>B</text:p>
          </table:table-cell>
          <table:table-cell table:formula="of:=CHAR(IF(ROW([.E25])+COLUMN([.E25])+63&gt;90; ROW([.E25])+COLUMN([.E25])+63-26;(ROW([.E25])+COLUMN([.E25])+63)))" office:value-type="string" office:string-value="C" calcext:value-type="string">
            <text:p>C</text:p>
          </table:table-cell>
          <table:table-cell table:formula="of:=CHAR(IF(ROW([.F25])+COLUMN([.F25])+63&gt;90; ROW([.F25])+COLUMN([.F25])+63-26;(ROW([.F25])+COLUMN([.F25])+63)))" office:value-type="string" office:string-value="D" calcext:value-type="string">
            <text:p>D</text:p>
          </table:table-cell>
          <table:table-cell table:formula="of:=CHAR(IF(ROW([.G25])+COLUMN([.G25])+63&gt;90; ROW([.G25])+COLUMN([.G25])+63-26;(ROW([.G25])+COLUMN([.G25])+63)))" office:value-type="string" office:string-value="E" calcext:value-type="string">
            <text:p>E</text:p>
          </table:table-cell>
          <table:table-cell table:formula="of:=CHAR(IF(ROW([.H25])+COLUMN([.H25])+63&gt;90; ROW([.H25])+COLUMN([.H25])+63-26;(ROW([.H25])+COLUMN([.H25])+63)))" office:value-type="string" office:string-value="F" calcext:value-type="string">
            <text:p>F</text:p>
          </table:table-cell>
          <table:table-cell table:formula="of:=CHAR(IF(ROW([.I25])+COLUMN([.I25])+63&gt;90; ROW([.I25])+COLUMN([.I25])+63-26;(ROW([.I25])+COLUMN([.I25])+63)))" office:value-type="string" office:string-value="G" calcext:value-type="string">
            <text:p>G</text:p>
          </table:table-cell>
          <table:table-cell table:formula="of:=CHAR(IF(ROW([.J25])+COLUMN([.J25])+63&gt;90; ROW([.J25])+COLUMN([.J25])+63-26;(ROW([.J25])+COLUMN([.J25])+63)))" office:value-type="string" office:string-value="H" calcext:value-type="string">
            <text:p>H</text:p>
          </table:table-cell>
          <table:table-cell table:formula="of:=CHAR(IF(ROW([.K25])+COLUMN([.K25])+63&gt;90; ROW([.K25])+COLUMN([.K25])+63-26;(ROW([.K25])+COLUMN([.K25])+63)))" office:value-type="string" office:string-value="I" calcext:value-type="string">
            <text:p>I</text:p>
          </table:table-cell>
          <table:table-cell table:formula="of:=CHAR(IF(ROW([.L25])+COLUMN([.L25])+63&gt;90; ROW([.L25])+COLUMN([.L25])+63-26;(ROW([.L25])+COLUMN([.L25])+63)))" office:value-type="string" office:string-value="J" calcext:value-type="string">
            <text:p>J</text:p>
          </table:table-cell>
          <table:table-cell table:formula="of:=CHAR(IF(ROW([.M25])+COLUMN([.M25])+63&gt;90; ROW([.M25])+COLUMN([.M25])+63-26;(ROW([.M25])+COLUMN([.M25])+63)))" office:value-type="string" office:string-value="K" calcext:value-type="string">
            <text:p>K</text:p>
          </table:table-cell>
          <table:table-cell table:formula="of:=CHAR(IF(ROW([.N25])+COLUMN([.N25])+63&gt;90; ROW([.N25])+COLUMN([.N25])+63-26;(ROW([.N25])+COLUMN([.N25])+63)))" office:value-type="string" office:string-value="L" calcext:value-type="string">
            <text:p>L</text:p>
          </table:table-cell>
          <table:table-cell table:formula="of:=CHAR(IF(ROW([.O25])+COLUMN([.O25])+63&gt;90; ROW([.O25])+COLUMN([.O25])+63-26;(ROW([.O25])+COLUMN([.O25])+63)))" office:value-type="string" office:string-value="M" calcext:value-type="string">
            <text:p>M</text:p>
          </table:table-cell>
          <table:table-cell table:formula="of:=CHAR(IF(ROW([.P25])+COLUMN([.P25])+63&gt;90; ROW([.P25])+COLUMN([.P25])+63-26;(ROW([.P25])+COLUMN([.P25])+63)))" office:value-type="string" office:string-value="N" calcext:value-type="string">
            <text:p>N</text:p>
          </table:table-cell>
          <table:table-cell table:formula="of:=CHAR(IF(ROW([.Q25])+COLUMN([.Q25])+63&gt;90; ROW([.Q25])+COLUMN([.Q25])+63-26;(ROW([.Q25])+COLUMN([.Q25])+63)))" office:value-type="string" office:string-value="O" calcext:value-type="string">
            <text:p>O</text:p>
          </table:table-cell>
          <table:table-cell table:formula="of:=CHAR(IF(ROW([.R25])+COLUMN([.R25])+63&gt;90; ROW([.R25])+COLUMN([.R25])+63-26;(ROW([.R25])+COLUMN([.R25])+63)))" office:value-type="string" office:string-value="P" calcext:value-type="string">
            <text:p>P</text:p>
          </table:table-cell>
          <table:table-cell table:formula="of:=CHAR(IF(ROW([.S25])+COLUMN([.S25])+63&gt;90; ROW([.S25])+COLUMN([.S25])+63-26;(ROW([.S25])+COLUMN([.S25])+63)))" office:value-type="string" office:string-value="Q" calcext:value-type="string">
            <text:p>Q</text:p>
          </table:table-cell>
          <table:table-cell table:formula="of:=CHAR(IF(ROW([.T25])+COLUMN([.T25])+63&gt;90; ROW([.T25])+COLUMN([.T25])+63-26;(ROW([.T25])+COLUMN([.T25])+63)))" office:value-type="string" office:string-value="R" calcext:value-type="string">
            <text:p>R</text:p>
          </table:table-cell>
          <table:table-cell table:formula="of:=CHAR(IF(ROW([.U25])+COLUMN([.U25])+63&gt;90; ROW([.U25])+COLUMN([.U25])+63-26;(ROW([.U25])+COLUMN([.U25])+63)))" office:value-type="string" office:string-value="S" calcext:value-type="string">
            <text:p>S</text:p>
          </table:table-cell>
          <table:table-cell table:formula="of:=CHAR(IF(ROW([.V25])+COLUMN([.V25])+63&gt;90; ROW([.V25])+COLUMN([.V25])+63-26;(ROW([.V25])+COLUMN([.V25])+63)))" office:value-type="string" office:string-value="T" calcext:value-type="string">
            <text:p>T</text:p>
          </table:table-cell>
          <table:table-cell table:formula="of:=CHAR(IF(ROW([.W25])+COLUMN([.W25])+63&gt;90; ROW([.W25])+COLUMN([.W25])+63-26;(ROW([.W25])+COLUMN([.W25])+63)))" office:value-type="string" office:string-value="U" calcext:value-type="string">
            <text:p>U</text:p>
          </table:table-cell>
          <table:table-cell table:formula="of:=CHAR(IF(ROW([.X25])+COLUMN([.X25])+63&gt;90; ROW([.X25])+COLUMN([.X25])+63-26;(ROW([.X25])+COLUMN([.X25])+63)))" office:value-type="string" office:string-value="V" calcext:value-type="string">
            <text:p>V</text:p>
          </table:table-cell>
          <table:table-cell table:formula="of:=CHAR(IF(ROW([.Y25])+COLUMN([.Y25])+63&gt;90; ROW([.Y25])+COLUMN([.Y25])+63-26;(ROW([.Y25])+COLUMN([.Y25])+63)))" office:value-type="string" office:string-value="W" calcext:value-type="string">
            <text:p>W</text:p>
          </table:table-cell>
          <table:table-cell table:formula="of:=CHAR(IF(ROW([.Z25])+COLUMN([.Z25])+63&gt;90; ROW([.Z25])+COLUMN([.Z25])+63-26;(ROW([.Z25])+COLUMN([.Z25])+63)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 ROW([.A26])+COLUMN([.A26])+63-26;(ROW([.A26])+COLUMN([.A26])+63)))" office:value-type="string" office:string-value="Z" calcext:value-type="string">
            <text:p>Z</text:p>
          </table:table-cell>
          <table:table-cell table:formula="of:=CHAR(IF(ROW([.B26])+COLUMN([.B26])+63&gt;90; ROW([.B26])+COLUMN([.B26])+63-26;(ROW([.B26])+COLUMN([.B26])+63)))" office:value-type="string" office:string-value="A" calcext:value-type="string">
            <text:p>A</text:p>
          </table:table-cell>
          <table:table-cell table:formula="of:=CHAR(IF(ROW([.C26])+COLUMN([.C26])+63&gt;90; ROW([.C26])+COLUMN([.C26])+63-26;(ROW([.C26])+COLUMN([.C26])+63)))" office:value-type="string" office:string-value="B" calcext:value-type="string">
            <text:p>B</text:p>
          </table:table-cell>
          <table:table-cell table:formula="of:=CHAR(IF(ROW([.D26])+COLUMN([.D26])+63&gt;90; ROW([.D26])+COLUMN([.D26])+63-26;(ROW([.D26])+COLUMN([.D26])+63)))" office:value-type="string" office:string-value="C" calcext:value-type="string">
            <text:p>C</text:p>
          </table:table-cell>
          <table:table-cell table:formula="of:=CHAR(IF(ROW([.E26])+COLUMN([.E26])+63&gt;90; ROW([.E26])+COLUMN([.E26])+63-26;(ROW([.E26])+COLUMN([.E26])+63)))" office:value-type="string" office:string-value="D" calcext:value-type="string">
            <text:p>D</text:p>
          </table:table-cell>
          <table:table-cell table:formula="of:=CHAR(IF(ROW([.F26])+COLUMN([.F26])+63&gt;90; ROW([.F26])+COLUMN([.F26])+63-26;(ROW([.F26])+COLUMN([.F26])+63)))" office:value-type="string" office:string-value="E" calcext:value-type="string">
            <text:p>E</text:p>
          </table:table-cell>
          <table:table-cell table:formula="of:=CHAR(IF(ROW([.G26])+COLUMN([.G26])+63&gt;90; ROW([.G26])+COLUMN([.G26])+63-26;(ROW([.G26])+COLUMN([.G26])+63)))" office:value-type="string" office:string-value="F" calcext:value-type="string">
            <text:p>F</text:p>
          </table:table-cell>
          <table:table-cell table:formula="of:=CHAR(IF(ROW([.H26])+COLUMN([.H26])+63&gt;90; ROW([.H26])+COLUMN([.H26])+63-26;(ROW([.H26])+COLUMN([.H26])+63)))" office:value-type="string" office:string-value="G" calcext:value-type="string">
            <text:p>G</text:p>
          </table:table-cell>
          <table:table-cell table:formula="of:=CHAR(IF(ROW([.I26])+COLUMN([.I26])+63&gt;90; ROW([.I26])+COLUMN([.I26])+63-26;(ROW([.I26])+COLUMN([.I26])+63)))" office:value-type="string" office:string-value="H" calcext:value-type="string">
            <text:p>H</text:p>
          </table:table-cell>
          <table:table-cell table:formula="of:=CHAR(IF(ROW([.J26])+COLUMN([.J26])+63&gt;90; ROW([.J26])+COLUMN([.J26])+63-26;(ROW([.J26])+COLUMN([.J26])+63)))" office:value-type="string" office:string-value="I" calcext:value-type="string">
            <text:p>I</text:p>
          </table:table-cell>
          <table:table-cell table:formula="of:=CHAR(IF(ROW([.K26])+COLUMN([.K26])+63&gt;90; ROW([.K26])+COLUMN([.K26])+63-26;(ROW([.K26])+COLUMN([.K26])+63)))" office:value-type="string" office:string-value="J" calcext:value-type="string">
            <text:p>J</text:p>
          </table:table-cell>
          <table:table-cell table:formula="of:=CHAR(IF(ROW([.L26])+COLUMN([.L26])+63&gt;90; ROW([.L26])+COLUMN([.L26])+63-26;(ROW([.L26])+COLUMN([.L26])+63)))" office:value-type="string" office:string-value="K" calcext:value-type="string">
            <text:p>K</text:p>
          </table:table-cell>
          <table:table-cell table:formula="of:=CHAR(IF(ROW([.M26])+COLUMN([.M26])+63&gt;90; ROW([.M26])+COLUMN([.M26])+63-26;(ROW([.M26])+COLUMN([.M26])+63)))" office:value-type="string" office:string-value="L" calcext:value-type="string">
            <text:p>L</text:p>
          </table:table-cell>
          <table:table-cell table:formula="of:=CHAR(IF(ROW([.N26])+COLUMN([.N26])+63&gt;90; ROW([.N26])+COLUMN([.N26])+63-26;(ROW([.N26])+COLUMN([.N26])+63)))" office:value-type="string" office:string-value="M" calcext:value-type="string">
            <text:p>M</text:p>
          </table:table-cell>
          <table:table-cell table:formula="of:=CHAR(IF(ROW([.O26])+COLUMN([.O26])+63&gt;90; ROW([.O26])+COLUMN([.O26])+63-26;(ROW([.O26])+COLUMN([.O26])+63)))" office:value-type="string" office:string-value="N" calcext:value-type="string">
            <text:p>N</text:p>
          </table:table-cell>
          <table:table-cell table:formula="of:=CHAR(IF(ROW([.P26])+COLUMN([.P26])+63&gt;90; ROW([.P26])+COLUMN([.P26])+63-26;(ROW([.P26])+COLUMN([.P26])+63)))" office:value-type="string" office:string-value="O" calcext:value-type="string">
            <text:p>O</text:p>
          </table:table-cell>
          <table:table-cell table:formula="of:=CHAR(IF(ROW([.Q26])+COLUMN([.Q26])+63&gt;90; ROW([.Q26])+COLUMN([.Q26])+63-26;(ROW([.Q26])+COLUMN([.Q26])+63)))" office:value-type="string" office:string-value="P" calcext:value-type="string">
            <text:p>P</text:p>
          </table:table-cell>
          <table:table-cell table:formula="of:=CHAR(IF(ROW([.R26])+COLUMN([.R26])+63&gt;90; ROW([.R26])+COLUMN([.R26])+63-26;(ROW([.R26])+COLUMN([.R26])+63)))" office:value-type="string" office:string-value="Q" calcext:value-type="string">
            <text:p>Q</text:p>
          </table:table-cell>
          <table:table-cell table:formula="of:=CHAR(IF(ROW([.S26])+COLUMN([.S26])+63&gt;90; ROW([.S26])+COLUMN([.S26])+63-26;(ROW([.S26])+COLUMN([.S26])+63)))" office:value-type="string" office:string-value="R" calcext:value-type="string">
            <text:p>R</text:p>
          </table:table-cell>
          <table:table-cell table:formula="of:=CHAR(IF(ROW([.T26])+COLUMN([.T26])+63&gt;90; ROW([.T26])+COLUMN([.T26])+63-26;(ROW([.T26])+COLUMN([.T26])+63)))" office:value-type="string" office:string-value="S" calcext:value-type="string">
            <text:p>S</text:p>
          </table:table-cell>
          <table:table-cell table:formula="of:=CHAR(IF(ROW([.U26])+COLUMN([.U26])+63&gt;90; ROW([.U26])+COLUMN([.U26])+63-26;(ROW([.U26])+COLUMN([.U26])+63)))" office:value-type="string" office:string-value="T" calcext:value-type="string">
            <text:p>T</text:p>
          </table:table-cell>
          <table:table-cell table:formula="of:=CHAR(IF(ROW([.V26])+COLUMN([.V26])+63&gt;90; ROW([.V26])+COLUMN([.V26])+63-26;(ROW([.V26])+COLUMN([.V26])+63)))" office:value-type="string" office:string-value="U" calcext:value-type="string">
            <text:p>U</text:p>
          </table:table-cell>
          <table:table-cell table:formula="of:=CHAR(IF(ROW([.W26])+COLUMN([.W26])+63&gt;90; ROW([.W26])+COLUMN([.W26])+63-26;(ROW([.W26])+COLUMN([.W26])+63)))" office:value-type="string" office:string-value="V" calcext:value-type="string">
            <text:p>V</text:p>
          </table:table-cell>
          <table:table-cell table:formula="of:=CHAR(IF(ROW([.X26])+COLUMN([.X26])+63&gt;90; ROW([.X26])+COLUMN([.X26])+63-26;(ROW([.X26])+COLUMN([.X26])+63)))" office:value-type="string" office:string-value="W" calcext:value-type="string">
            <text:p>W</text:p>
          </table:table-cell>
          <table:table-cell table:formula="of:=CHAR(IF(ROW([.Y26])+COLUMN([.Y26])+63&gt;90; ROW([.Y26])+COLUMN([.Y26])+63-26;(ROW([.Y26])+COLUMN([.Y26])+63)))" office:value-type="string" office:string-value="X" calcext:value-type="string">
            <text:p>X</text:p>
          </table:table-cell>
          <table:table-cell table:formula="of:=CHAR(IF(ROW([.Z26])+COLUMN([.Z26])+63&gt;90; ROW([.Z26])+COLUMN([.Z26])+63-26;(ROW([.Z26])+COLUMN([.Z26])+63)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.00.0000</text:date>, <text:time style:data-style-name="N2" text:time-value="07:14:54.39200358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1:41.962335459</meta:creation-date>
    <dc:date>2017-03-10T07:35:15.000527435</dc:date>
    <meta:editing-duration>PT17M37S</meta:editing-duration>
    <meta:editing-cycles>2</meta:editing-cycles>
    <meta:generator>LibreOffice/5.2.3.3$Linux_X86_64 LibreOffice_project/20m0$Build-3</meta:generator>
    <meta:document-statistic meta:table-count="1" meta:cell-count="746" meta:object-count="0"/>
  </office:meta>
</office:document-meta>
</file>